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36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94cm" style:rel-column-width="34181*"/>
    </style:style>
    <style:style style:name="Table34.B" style:family="table-column">
      <style:table-column-properties style:column-width="9.442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9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7cm" style:rel-column-width="6453*"/>
    </style:style>
    <style:style style:name="Table8.B" style:family="table-column">
      <style:table-column-properties style:column-width="2.125cm" style:rel-column-width="8326*"/>
    </style:style>
    <style:style style:name="Table8.C" style:family="table-column">
      <style:table-column-properties style:column-width="12.956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96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3cm" style:rel-column-width="12824*"/>
    </style:style>
    <style:style style:name="Table6.B" style:family="table-column">
      <style:table-column-properties style:column-width="1.72cm" style:rel-column-width="7368*"/>
    </style:style>
    <style:style style:name="Table6.C" style:family="table-column">
      <style:table-column-properties style:column-width="10.583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36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31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605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5cm" style:rel-column-width="18017*"/>
    </style:style>
    <style:style style:name="Table70.B" style:family="table-column">
      <style:table-column-properties style:column-width="1.6cm" style:rel-column-width="6405*"/>
    </style:style>
    <style:style style:name="Table70.C" style:family="table-column">
      <style:table-column-properties style:column-width="10.268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5cm" style:rel-column-width="18017*"/>
    </style:style>
    <style:style style:name="Table23.B" style:family="table-column">
      <style:table-column-properties style:column-width="1.6cm" style:rel-column-width="6405*"/>
    </style:style>
    <style:style style:name="Table23.C" style:family="table-column">
      <style:table-column-properties style:column-width="10.268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5cm" style:rel-column-width="18017*"/>
    </style:style>
    <style:style style:name="Table22.B" style:family="table-column">
      <style:table-column-properties style:column-width="1.6cm" style:rel-column-width="6405*"/>
    </style:style>
    <style:style style:name="Table22.C" style:family="table-column">
      <style:table-column-properties style:column-width="10.268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5cm" style:rel-column-width="18017*"/>
    </style:style>
    <style:style style:name="Table24.B" style:family="table-column">
      <style:table-column-properties style:column-width="1.6cm" style:rel-column-width="6405*"/>
    </style:style>
    <style:style style:name="Table24.C" style:family="table-column">
      <style:table-column-properties style:column-width="10.268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5cm" style:rel-column-width="18017*"/>
    </style:style>
    <style:style style:name="Table19.B" style:family="table-column">
      <style:table-column-properties style:column-width="1.6cm" style:rel-column-width="6405*"/>
    </style:style>
    <style:style style:name="Table19.C" style:family="table-column">
      <style:table-column-properties style:column-width="10.268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5cm" style:rel-column-width="18017*"/>
    </style:style>
    <style:style style:name="Table69.B" style:family="table-column">
      <style:table-column-properties style:column-width="1.6cm" style:rel-column-width="6405*"/>
    </style:style>
    <style:style style:name="Table69.C" style:family="table-column">
      <style:table-column-properties style:column-width="10.268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67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5cm" style:rel-column-width="18017*"/>
    </style:style>
    <style:style style:name="Table33.B" style:family="table-column">
      <style:table-column-properties style:column-width="1.6cm" style:rel-column-width="6405*"/>
    </style:style>
    <style:style style:name="Table33.C" style:family="table-column">
      <style:table-column-properties style:column-width="10.268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41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5cm" style:rel-column-width="15568*"/>
    </style:style>
    <style:style style:name="Table25.B" style:family="table-column">
      <style:table-column-properties style:column-width="1.6cm" style:rel-column-width="5535*"/>
    </style:style>
    <style:style style:name="Table25.C" style:family="table-column">
      <style:table-column-properties style:column-width="1.693cm" style:rel-column-width="5858*"/>
    </style:style>
    <style:style style:name="Table25.D" style:family="table-column">
      <style:table-column-properties style:column-width="11.148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3cm" style:rel-column-width="16573*"/>
    </style:style>
    <style:style style:name="Table1.B" style:family="table-column">
      <style:table-column-properties style:column-width="1.767cm" style:rel-column-width="5877*"/>
    </style:style>
    <style:style style:name="Table1.C" style:family="table-column">
      <style:table-column-properties style:column-width="12.956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3cm" style:rel-column-width="16573*"/>
    </style:style>
    <style:style style:name="Table3.B" style:family="table-column">
      <style:table-column-properties style:column-width="1.767cm" style:rel-column-width="5877*"/>
    </style:style>
    <style:style style:name="Table3.C" style:family="table-column">
      <style:table-column-properties style:column-width="12.956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9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9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9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51cm" fo:margin-left="0.674cm" fo:margin-right="0.443cm" table:align="margins"/>
    </style:style>
    <style:style style:name="Table73.A" style:family="table-column">
      <style:table-column-properties style:column-width="18.651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9cm" style:rel-column-width="37157*"/>
    </style:style>
    <style:style style:name="Table74.B" style:family="table-column">
      <style:table-column-properties style:column-width="8.072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51cm" fo:margin-left="0.674cm" fo:margin-right="0.443cm" table:align="margins"/>
    </style:style>
    <style:style style:name="Table75.A" style:family="table-column">
      <style:table-column-properties style:column-width="18.651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9cm" style:rel-column-width="38069*"/>
    </style:style>
    <style:style style:name="Table76.B" style:family="table-column">
      <style:table-column-properties style:column-width="7.812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92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2cm" style:rel-column-width="16550*"/>
    </style:style>
    <style:style style:name="Table10.B" style:family="table-column">
      <style:table-column-properties style:column-width="1.764cm" style:rel-column-width="5869*"/>
    </style:style>
    <style:style style:name="Table10.C" style:family="table-column">
      <style:table-column-properties style:column-width="12.956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3cm" style:rel-column-width="16573*"/>
    </style:style>
    <style:style style:name="Table11.B" style:family="table-column">
      <style:table-column-properties style:column-width="1.767cm" style:rel-column-width="5877*"/>
    </style:style>
    <style:style style:name="Table11.C" style:family="table-column">
      <style:table-column-properties style:column-width="12.956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3cm" style:rel-column-width="16573*"/>
    </style:style>
    <style:style style:name="Table36.B" style:family="table-column">
      <style:table-column-properties style:column-width="1.767cm" style:rel-column-width="5877*"/>
    </style:style>
    <style:style style:name="Table36.C" style:family="table-column">
      <style:table-column-properties style:column-width="12.956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83cm" style:rel-column-width="16573*"/>
    </style:style>
    <style:style style:name="Table37.B" style:family="table-column">
      <style:table-column-properties style:column-width="1.767cm" style:rel-column-width="5877*"/>
    </style:style>
    <style:style style:name="Table37.C" style:family="table-column">
      <style:table-column-properties style:column-width="12.956cm" style:rel-column-width="43085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3cm" style:rel-column-width="16573*"/>
    </style:style>
    <style:style style:name="Table40.B" style:family="table-column">
      <style:table-column-properties style:column-width="1.767cm" style:rel-column-width="5877*"/>
    </style:style>
    <style:style style:name="Table40.C" style:family="table-column">
      <style:table-column-properties style:column-width="12.956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3cm" style:rel-column-width="16573*"/>
    </style:style>
    <style:style style:name="Table39.B" style:family="table-column">
      <style:table-column-properties style:column-width="1.767cm" style:rel-column-width="5877*"/>
    </style:style>
    <style:style style:name="Table39.C" style:family="table-column">
      <style:table-column-properties style:column-width="12.956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3cm" style:rel-column-width="16573*"/>
    </style:style>
    <style:style style:name="Table4.B" style:family="table-column">
      <style:table-column-properties style:column-width="1.767cm" style:rel-column-width="5877*"/>
    </style:style>
    <style:style style:name="Table4.C" style:family="table-column">
      <style:table-column-properties style:column-width="12.956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3cm" style:rel-column-width="16573*"/>
    </style:style>
    <style:style style:name="Table5.B" style:family="table-column">
      <style:table-column-properties style:column-width="1.767cm" style:rel-column-width="5877*"/>
    </style:style>
    <style:style style:name="Table5.C" style:family="table-column">
      <style:table-column-properties style:column-width="12.956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3cm" style:rel-column-width="16573*"/>
    </style:style>
    <style:style style:name="Table71.B" style:family="table-column">
      <style:table-column-properties style:column-width="1.767cm" style:rel-column-width="5877*"/>
    </style:style>
    <style:style style:name="Table71.C" style:family="table-column">
      <style:table-column-properties style:column-width="12.956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3cm" style:rel-column-width="16573*"/>
    </style:style>
    <style:style style:name="Table72.B" style:family="table-column">
      <style:table-column-properties style:column-width="1.767cm" style:rel-column-width="5877*"/>
    </style:style>
    <style:style style:name="Table72.C" style:family="table-column">
      <style:table-column-properties style:column-width="12.956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3cm" style:rel-column-width="16573*"/>
    </style:style>
    <style:style style:name="Table12.B" style:family="table-column">
      <style:table-column-properties style:column-width="1.767cm" style:rel-column-width="5877*"/>
    </style:style>
    <style:style style:name="Table12.C" style:family="table-column">
      <style:table-column-properties style:column-width="12.956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3cm" style:rel-column-width="16573*"/>
    </style:style>
    <style:style style:name="Table13.B" style:family="table-column">
      <style:table-column-properties style:column-width="1.767cm" style:rel-column-width="5877*"/>
    </style:style>
    <style:style style:name="Table13.C" style:family="table-column">
      <style:table-column-properties style:column-width="12.956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31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2cm" style:rel-column-width="16617*"/>
    </style:style>
    <style:style style:name="Table14.B" style:family="table-column">
      <style:table-column-properties style:column-width="1.764cm" style:rel-column-width="5858*"/>
    </style:style>
    <style:style style:name="Table14.C" style:family="table-column">
      <style:table-column-properties style:column-width="12.965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3cm" style:rel-column-width="16573*"/>
    </style:style>
    <style:style style:name="Table15.B" style:family="table-column">
      <style:table-column-properties style:column-width="1.767cm" style:rel-column-width="5877*"/>
    </style:style>
    <style:style style:name="Table15.C" style:family="table-column">
      <style:table-column-properties style:column-width="12.956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3cm" style:rel-column-width="16573*"/>
    </style:style>
    <style:style style:name="Table16.B" style:family="table-column">
      <style:table-column-properties style:column-width="1.767cm" style:rel-column-width="5877*"/>
    </style:style>
    <style:style style:name="Table16.C" style:family="table-column">
      <style:table-column-properties style:column-width="12.956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3cm" style:rel-column-width="16573*"/>
    </style:style>
    <style:style style:name="Table17.B" style:family="table-column">
      <style:table-column-properties style:column-width="1.767cm" style:rel-column-width="5877*"/>
    </style:style>
    <style:style style:name="Table17.C" style:family="table-column">
      <style:table-column-properties style:column-width="12.956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9cm" fo:margin-left="0.631cm" fo:margin-right="0.587cm" table:align="margins" style:may-break-between-rows="false"/>
    </style:style>
    <style:style style:name="Table18.A" style:family="table-column">
      <style:table-column-properties style:column-width="18.549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51cm" fo:margin-left="0.674cm" fo:margin-right="0.443cm" table:align="margins"/>
    </style:style>
    <style:style style:name="Table2.A" style:family="table-column">
      <style:table-column-properties style:column-width="18.651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51cm" fo:margin-left="0.674cm" fo:margin-right="0.443cm" table:align="margins"/>
    </style:style>
    <style:style style:name="Table32.A" style:family="table-column">
      <style:table-column-properties style:column-width="18.651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3cm" style:rel-column-width="16573*"/>
    </style:style>
    <style:style style:name="Table20.B" style:family="table-column">
      <style:table-column-properties style:column-width="1.767cm" style:rel-column-width="5877*"/>
    </style:style>
    <style:style style:name="Table20.C" style:family="table-column">
      <style:table-column-properties style:column-width="12.956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3cm" style:rel-column-width="16573*"/>
    </style:style>
    <style:style style:name="Table21.B" style:family="table-column">
      <style:table-column-properties style:column-width="1.767cm" style:rel-column-width="5877*"/>
    </style:style>
    <style:style style:name="Table21.C" style:family="table-column">
      <style:table-column-properties style:column-width="12.956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51cm" fo:margin-left="0.674cm" fo:margin-right="0.443cm" table:align="margins"/>
    </style:style>
    <style:style style:name="Table28.A" style:family="table-column">
      <style:table-column-properties style:column-width="18.651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41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5cm" style:rel-column-width="36370*"/>
    </style:style>
    <style:style style:name="Table30.B" style:family="table-column">
      <style:table-column-properties style:column-width="8.296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3cm" style:rel-column-width="16573*"/>
    </style:style>
    <style:style style:name="Table26.B" style:family="table-column">
      <style:table-column-properties style:column-width="1.767cm" style:rel-column-width="5877*"/>
    </style:style>
    <style:style style:name="Table26.C" style:family="table-column">
      <style:table-column-properties style:column-width="12.956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3cm" style:rel-column-width="16573*"/>
    </style:style>
    <style:style style:name="Table27.B" style:family="table-column">
      <style:table-column-properties style:column-width="1.767cm" style:rel-column-width="5877*"/>
    </style:style>
    <style:style style:name="Table27.C" style:family="table-column">
      <style:table-column-properties style:column-width="12.956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51cm" fo:margin-left="0.674cm" fo:margin-right="0.443cm" table:align="margins"/>
    </style:style>
    <style:style style:name="Table31.A" style:family="table-column">
      <style:table-column-properties style:column-width="18.651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3cm" style:rel-column-width="16573*"/>
    </style:style>
    <style:style style:name="Table50.B" style:family="table-column">
      <style:table-column-properties style:column-width="1.767cm" style:rel-column-width="5877*"/>
    </style:style>
    <style:style style:name="Table50.C" style:family="table-column">
      <style:table-column-properties style:column-width="12.956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3cm" style:rel-column-width="16573*"/>
    </style:style>
    <style:style style:name="Table51.B" style:family="table-column">
      <style:table-column-properties style:column-width="1.767cm" style:rel-column-width="5877*"/>
    </style:style>
    <style:style style:name="Table51.C" style:family="table-column">
      <style:table-column-properties style:column-width="12.956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13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2cm" style:rel-column-width="15102*"/>
    </style:style>
    <style:style style:name="Table53.B" style:family="table-column">
      <style:table-column-properties style:column-width="2.168cm" style:rel-column-width="7472*"/>
    </style:style>
    <style:style style:name="Table53.C" style:family="table-column">
      <style:table-column-properties style:column-width="2.314cm" style:rel-column-width="7976*"/>
    </style:style>
    <style:style style:name="Table53.D" style:family="table-column">
      <style:table-column-properties style:column-width="10.149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51cm" fo:margin-left="0.674cm" fo:margin-right="0.443cm" table:align="margins"/>
    </style:style>
    <style:style style:name="Table52.A" style:family="table-column">
      <style:table-column-properties style:column-width="18.651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51cm" fo:margin-left="0.674cm" fo:margin-right="0.443cm" table:align="margins"/>
    </style:style>
    <style:style style:name="Table54.A" style:family="table-column">
      <style:table-column-properties style:column-width="18.651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3cm" style:rel-column-width="16573*"/>
    </style:style>
    <style:style style:name="Table64.B" style:family="table-column">
      <style:table-column-properties style:column-width="1.767cm" style:rel-column-width="5877*"/>
    </style:style>
    <style:style style:name="Table64.C" style:family="table-column">
      <style:table-column-properties style:column-width="12.956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3cm" style:rel-column-width="16573*"/>
    </style:style>
    <style:style style:name="Table65.B" style:family="table-column">
      <style:table-column-properties style:column-width="1.767cm" style:rel-column-width="5877*"/>
    </style:style>
    <style:style style:name="Table65.C" style:family="table-column">
      <style:table-column-properties style:column-width="12.956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51cm" fo:margin-left="0.674cm" fo:margin-right="0.443cm" table:align="margins"/>
    </style:style>
    <style:style style:name="Table66.A" style:family="table-column">
      <style:table-column-properties style:column-width="18.651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3cm" style:rel-column-width="16573*"/>
    </style:style>
    <style:style style:name="Table48.B" style:family="table-column">
      <style:table-column-properties style:column-width="1.767cm" style:rel-column-width="5877*"/>
    </style:style>
    <style:style style:name="Table48.C" style:family="table-column">
      <style:table-column-properties style:column-width="12.956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7cm" style:rel-column-width="16585*"/>
    </style:style>
    <style:style style:name="Table49.B" style:family="table-column">
      <style:table-column-properties style:column-width="1.764cm" style:rel-column-width="5865*"/>
    </style:style>
    <style:style style:name="Table49.C" style:family="table-column">
      <style:table-column-properties style:column-width="12.956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3cm" style:rel-column-width="16573*"/>
    </style:style>
    <style:style style:name="Table44.B" style:family="table-column">
      <style:table-column-properties style:column-width="1.767cm" style:rel-column-width="5877*"/>
    </style:style>
    <style:style style:name="Table44.C" style:family="table-column">
      <style:table-column-properties style:column-width="12.956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83cm" style:rel-column-width="16573*"/>
    </style:style>
    <style:style style:name="Table46.B" style:family="table-column">
      <style:table-column-properties style:column-width="1.767cm" style:rel-column-width="5877*"/>
    </style:style>
    <style:style style:name="Table46.C" style:family="table-column">
      <style:table-column-properties style:column-width="12.956cm" style:rel-column-width="43085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3cm" style:rel-column-width="16573*"/>
    </style:style>
    <style:style style:name="Table38.B" style:family="table-column">
      <style:table-column-properties style:column-width="1.767cm" style:rel-column-width="5877*"/>
    </style:style>
    <style:style style:name="Table38.C" style:family="table-column">
      <style:table-column-properties style:column-width="12.956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3cm" style:rel-column-width="16573*"/>
    </style:style>
    <style:style style:name="Table41.B" style:family="table-column">
      <style:table-column-properties style:column-width="1.767cm" style:rel-column-width="5877*"/>
    </style:style>
    <style:style style:name="Table41.C" style:family="table-column">
      <style:table-column-properties style:column-width="12.956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3cm" style:rel-column-width="16573*"/>
    </style:style>
    <style:style style:name="Table42.B" style:family="table-column">
      <style:table-column-properties style:column-width="1.767cm" style:rel-column-width="5877*"/>
    </style:style>
    <style:style style:name="Table42.C" style:family="table-column">
      <style:table-column-properties style:column-width="12.956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3cm" style:rel-column-width="16573*"/>
    </style:style>
    <style:style style:name="Table43.B" style:family="table-column">
      <style:table-column-properties style:column-width="1.767cm" style:rel-column-width="5877*"/>
    </style:style>
    <style:style style:name="Table43.C" style:family="table-column">
      <style:table-column-properties style:column-width="12.956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3cm" style:rel-column-width="16573*"/>
    </style:style>
    <style:style style:name="Table29.B" style:family="table-column">
      <style:table-column-properties style:column-width="1.767cm" style:rel-column-width="5877*"/>
    </style:style>
    <style:style style:name="Table29.C" style:family="table-column">
      <style:table-column-properties style:column-width="12.956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3cm" style:rel-column-width="16573*"/>
    </style:style>
    <style:style style:name="Table35.B" style:family="table-column">
      <style:table-column-properties style:column-width="1.767cm" style:rel-column-width="5877*"/>
    </style:style>
    <style:style style:name="Table35.C" style:family="table-column">
      <style:table-column-properties style:column-width="12.956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3cm" style:rel-column-width="16573*"/>
    </style:style>
    <style:style style:name="Table55.B" style:family="table-column">
      <style:table-column-properties style:column-width="1.767cm" style:rel-column-width="5877*"/>
    </style:style>
    <style:style style:name="Table55.C" style:family="table-column">
      <style:table-column-properties style:column-width="12.956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3cm" style:rel-column-width="16573*"/>
    </style:style>
    <style:style style:name="Table56.B" style:family="table-column">
      <style:table-column-properties style:column-width="1.767cm" style:rel-column-width="5877*"/>
    </style:style>
    <style:style style:name="Table56.C" style:family="table-column">
      <style:table-column-properties style:column-width="12.956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62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4cm" style:rel-column-width="5520*"/>
    </style:style>
    <style:style style:name="Table57.B" style:family="table-column">
      <style:table-column-properties style:column-width="13.518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3cm" style:rel-column-width="16573*"/>
    </style:style>
    <style:style style:name="Table58.B" style:family="table-column">
      <style:table-column-properties style:column-width="1.767cm" style:rel-column-width="5877*"/>
    </style:style>
    <style:style style:name="Table58.C" style:family="table-column">
      <style:table-column-properties style:column-width="12.956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3cm" style:rel-column-width="16573*"/>
    </style:style>
    <style:style style:name="Table59.B" style:family="table-column">
      <style:table-column-properties style:column-width="1.767cm" style:rel-column-width="5877*"/>
    </style:style>
    <style:style style:name="Table59.C" style:family="table-column">
      <style:table-column-properties style:column-width="12.956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7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3cm" style:rel-column-width="16573*"/>
    </style:style>
    <style:style style:name="Table60.B" style:family="table-column">
      <style:table-column-properties style:column-width="1.767cm" style:rel-column-width="5877*"/>
    </style:style>
    <style:style style:name="Table60.C" style:family="table-column">
      <style:table-column-properties style:column-width="12.956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3cm" style:rel-column-width="16573*"/>
    </style:style>
    <style:style style:name="Table61.B" style:family="table-column">
      <style:table-column-properties style:column-width="1.767cm" style:rel-column-width="5877*"/>
    </style:style>
    <style:style style:name="Table61.C" style:family="table-column">
      <style:table-column-properties style:column-width="12.956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3cm" style:rel-column-width="16573*"/>
    </style:style>
    <style:style style:name="Table62.B" style:family="table-column">
      <style:table-column-properties style:column-width="1.767cm" style:rel-column-width="5877*"/>
    </style:style>
    <style:style style:name="Table62.C" style:family="table-column">
      <style:table-column-properties style:column-width="12.956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3cm" style:rel-column-width="16573*"/>
    </style:style>
    <style:style style:name="Table63.B" style:family="table-column">
      <style:table-column-properties style:column-width="1.767cm" style:rel-column-width="5877*"/>
    </style:style>
    <style:style style:name="Table63.C" style:family="table-column">
      <style:table-column-properties style:column-width="12.956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3cm" style:rel-column-width="16573*"/>
    </style:style>
    <style:style style:name="Table67.B" style:family="table-column">
      <style:table-column-properties style:column-width="1.767cm" style:rel-column-width="5877*"/>
    </style:style>
    <style:style style:name="Table67.C" style:family="table-column">
      <style:table-column-properties style:column-width="12.956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706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3cm" style:rel-column-width="16573*"/>
    </style:style>
    <style:style style:name="Table68.B" style:family="table-column">
      <style:table-column-properties style:column-width="1.767cm" style:rel-column-width="5877*"/>
    </style:style>
    <style:style style:name="Table68.C" style:family="table-column">
      <style:table-column-properties style:column-width="12.956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14cm" fo:margin-left="0.328cm" fo:margin-right="0.226cm" table:align="margins"/>
    </style:style>
    <style:style style:name="Table45.A" style:family="table-column">
      <style:table-column-properties style:column-width="19.214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6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8cm" style:rel-column-width="12987*"/>
    </style:style>
    <style:style style:name="Table9.B" style:family="table-column">
      <style:table-column-properties style:column-width="15.85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text-properties fo:font-style="normal" style:font-style-asian="normal" style:font-style-complex="normal"/>
    </style:style>
    <style:style style:name="P33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style:font-weight-asian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6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2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2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3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8" style:family="paragraph" style:parent-style-name="Text_20_body">
      <style:paragraph-properties fo:margin-left="1.127cm" fo:margin-right="0cm" fo:text-indent="0cm" style:auto-text-indent="false"/>
    </style:style>
    <style:style style:name="P89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0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9.768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9.269cm" style:type="right" style:leader-style="dotted" style:leader-text="."/>
        </style:tab-stops>
      </style:paragraph-properties>
    </style:style>
    <style:style style:name="P93" style:family="paragraph" style:parent-style-name="Text_20_body" style:list-style-name="L1"/>
    <style:style style:name="P94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95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96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97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98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99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00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01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02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03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04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05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06" style:family="paragraph" style:parent-style-name="Text_20_body" style:list-style-name="L1">
      <style:paragraph-properties fo:margin-top="0.4cm" fo:margin-bottom="0.199cm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9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10" style:family="paragraph" style:parent-style-name="Heading_20_2">
      <style:text-properties style:font-name="Arial2" fo:font-size="10pt" style:font-size-asian="10pt" style:font-size-complex="10pt"/>
    </style:style>
    <style:style style:name="P111" style:family="paragraph" style:parent-style-name="Heading_20_2">
      <style:paragraph-properties fo:break-before="page"/>
    </style:style>
    <style:style style:name="P112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13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14" style:family="paragraph" style:parent-style-name="Standard" style:list-style-name="L1"/>
    <style:style style:name="P115" style:family="paragraph" style:parent-style-name="Standard" style:list-style-name="L2">
      <style:paragraph-properties fo:margin-top="0cm" fo:margin-bottom="0.199cm"/>
    </style:style>
    <style:style style:name="P116" style:family="paragraph">
      <style:paragraph-properties fo:text-align="center"/>
    </style:style>
    <style:style style:name="P117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18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fo:color="#c00000"/>
    </style:style>
    <style:style style:name="T27" style:family="text">
      <style:text-properties fo:color="#c00000" style:font-name="Arial2" style:font-size-asian="10pt" style:font-name-complex="Arial2" style:font-size-complex="10pt"/>
    </style:style>
    <style:style style:name="T28" style:family="text">
      <style:text-properties fo:color="#c00000" style:font-name="Arial2" fo:font-size="10pt" style:font-size-asian="10pt" style:font-name-complex="Arial2" style:font-size-complex="10pt"/>
    </style:style>
    <style:style style:name="T29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0" style:family="text">
      <style:text-properties fo:color="#c00000" style:font-name-complex="Arial2"/>
    </style:style>
    <style:style style:name="T31" style:family="text">
      <style:text-properties fo:color="#0000c0"/>
    </style:style>
    <style:style style:name="T32" style:family="text">
      <style:text-properties fo:color="#0000c0" style:font-name="Arial2" style:font-size-asian="10pt" style:font-name-complex="Arial2" style:font-size-complex="10pt"/>
    </style:style>
    <style:style style:name="T33" style:family="text">
      <style:text-properties fo:color="#0000c0" style:font-name="Arial2" fo:font-size="10pt" style:font-size-asian="10pt" style:font-name-complex="Arial2" style:font-size-complex="10pt"/>
    </style:style>
    <style:style style:name="T34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5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36" style:family="text">
      <style:text-properties fo:color="#0000c0" style:font-name-complex="Arial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name-asian="Arial2" style:font-weight-asian="bold" style:font-name-complex="Arial2" style:font-weight-complex="bold"/>
    </style:style>
    <style:style style:name="T39" style:family="text">
      <style:text-properties style:font-name="Arial2"/>
    </style:style>
    <style:style style:name="T40" style:family="text">
      <style:text-properties style:font-name="Arial2" fo:font-size="10pt" style:font-size-asian="10pt" style:font-size-complex="10pt"/>
    </style:style>
    <style:style style:name="T41" style:family="text">
      <style:text-properties style:font-name="Arial2" fo:font-size="10pt" style:font-size-asian="10pt" style:font-name-complex="Arial2" style:font-size-complex="10pt"/>
    </style:style>
    <style:style style:name="T42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3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6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9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0" style:family="text">
      <style:text-properties style:font-name="Arial2" fo:font-style="normal" style:font-style-asian="normal" style:font-style-complex="normal"/>
    </style:style>
    <style:style style:name="T51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style:font-name="Arial2" fo:font-style="italic" style:font-style-asian="italic" style:font-style-complex="italic"/>
    </style:style>
    <style:style style:name="T53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Arial2" fo:font-weight="normal" style:font-weight-asian="normal" style:font-weight-complex="normal"/>
    </style:style>
    <style:style style:name="T55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56" style:family="text">
      <style:text-properties style:font-name-asian="Arial2" style:font-name-complex="Arial2"/>
    </style:style>
    <style:style style:name="T57" style:family="text">
      <style:text-properties fo:font-size="4pt" style:font-size-asian="4pt" style:font-size-complex="4pt"/>
    </style:style>
    <style:style style:name="T58" style:family="text">
      <style:text-properties fo:font-size="4pt" style:font-name-asian="Arial2" style:font-size-asian="4pt" style:font-name-complex="Arial2" style:font-size-complex="4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style:font-weight-asian="bold" style:font-weight-complex="bold"/>
    </style:style>
    <style:style style:name="T64" style:family="text">
      <style:text-properties style:font-name="Courier New"/>
    </style:style>
    <style:style style:name="T65" style:family="text">
      <style:text-properties style:font-name="Courier New" fo:font-weight="bold" style:font-weight-asian="bold" style:font-weight-complex="bold"/>
    </style:style>
    <style:style style:name="T66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7" style:family="text">
      <style:text-properties style:font-name="Courier New" fo:font-weight="bold" style:font-size-asian="10pt" style:font-weight-asian="bold" style:font-size-complex="10pt" style:font-weight-complex="bold"/>
    </style:style>
    <style:style style:name="T68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0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Courier New" fo:font-style="normal" style:font-style-asian="normal" style:font-style-complex="normal"/>
    </style:style>
    <style:style style:name="T73" style:family="text">
      <style:text-properties style:font-name="Courier New" fo:font-weight="normal" style:font-weight-asian="normal" style:font-weight-complex="normal"/>
    </style:style>
    <style:style style:name="T74" style:family="text">
      <style:text-properties fo:color="#2323dc"/>
    </style:style>
    <style:style style:name="T75" style:family="text">
      <style:text-properties fo:color="#5c8526"/>
    </style:style>
    <style:style style:name="T76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77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8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79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0" style:family="text">
      <style:text-properties fo:font-variant="normal" fo:text-transform="none"/>
    </style:style>
    <style:style style:name="T81" style:family="text">
      <style:text-properties fo:font-variant="normal" fo:text-transform="none" fo:font-weight="normal" style:font-weight-asian="normal" style:font-weight-complex="normal"/>
    </style:style>
    <style:style style:name="T82" style:family="text">
      <style:text-properties fo:font-variant="normal" fo:text-transform="none" fo:font-style="normal" style:font-style-asian="normal" style:font-style-complex="normal"/>
    </style:style>
    <style:style style:name="T83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/>
    </style:style>
    <style:style style:name="T85" style:family="text">
      <style:text-properties fo:color="#000000" style:font-name-complex="Arial2"/>
    </style:style>
    <style:style style:name="T86" style:family="text">
      <style:text-properties fo:color="#000000" style:font-name="Arial2" fo:font-size="10pt" style:font-size-asian="10pt" style:font-name-complex="Arial2" style:font-size-complex="10pt"/>
    </style:style>
    <style:style style:name="T87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88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9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0" style:family="text">
      <style:text-properties fo:color="#000000" style:font-name="Arial2" style:font-size-asian="10pt" style:font-name-complex="Arial2" style:font-size-complex="10pt"/>
    </style:style>
    <style:style style:name="T91" style:family="text">
      <style:text-properties fo:color="#008000"/>
    </style:style>
    <style:style style:name="T92" style:family="text">
      <style:text-properties fo:color="#008000" style:font-name-complex="Arial2"/>
    </style:style>
    <style:style style:name="T93" style:family="text">
      <style:text-properties fo:color="#008000" style:font-name="Arial2" fo:font-size="10pt" style:font-size-asian="10pt" style:font-name-complex="Arial2" style:font-size-complex="10pt"/>
    </style:style>
    <style:style style:name="T94" style:family="text">
      <style:text-properties fo:color="#008000" style:font-name="Arial2" style:font-size-asian="10pt" style:font-name-complex="Arial2" style:font-size-complex="10pt"/>
    </style:style>
    <style:style style:name="T95" style:family="text">
      <style:text-properties style:font-name-complex="Arial2"/>
    </style:style>
    <style:style style:name="T96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97" style:family="text">
      <style:text-properties style:font-name="Verdana" fo:font-size="10pt" style:font-size-asian="12.0500001907349pt" style:font-size-complex="13.8000001907349pt"/>
    </style:style>
    <style:style style:name="T98" style:family="text">
      <style:text-properties style:font-name="Arial" style:font-name-asian="Arial" style:font-name-complex="Arial"/>
    </style:style>
    <style:style style:name="T99" style:family="text">
      <style:text-properties style:font-name="Arial" style:font-name-asian="DejaVu Sans" style:font-name-complex="DejaVu Sans"/>
    </style:style>
    <style:style style:name="T100" style:family="text">
      <style:text-properties style:font-name="Arial" fo:font-weight="bold" style:font-weight-asian="bold" style:font-weight-complex="bold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fo:color="#808080" style:font-name="Arial2" fo:font-size="10pt" style:font-size-asian="10pt" style:font-name-complex="Arial2" style:font-size-complex="10pt"/>
    </style:style>
    <style:style style:name="T103" style:family="text"/>
    <style:style style:name="T104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05" style:family="text">
      <style:text-properties style:font-name="Arial2" fo:font-size="10pt" fo:font-style="italic" style:font-name-complex="Arial2" style:font-size-complex="10pt" style:font-style-complex="italic"/>
    </style:style>
    <style:style style:name="T106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17" svg:width="3.864cm" svg:height="1.103cm" draw:transform="rotate (-0.523598775599386) translate (16.4270972222222cm -0.259291666666667cm)" draw:corner-radius="0.199cm">
     <text:p text:style-name="P116"><text:span text:style-name="T104">DRAFT</text:span></text:p>
    </draw:rect><draw:rect text:anchor-type="paragraph" draw:z-index="6" draw:style-name="gr3" draw:text-style-name="P116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5">SKS (Secure Key Store)</text:p>
      <text:p text:style-name="P25">API and Architectur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1"/>
      <text:p text:style-name="P71"/>
      <text:p text:style-name="P71"><draw:frame text:anchor-type="paragraph" draw:z-index="5" draw:style-name="gr2" draw:text-style-name="P118" svg:width="16.613cm" svg:height="1.195cm" svg:x="1.565cm" svg:y="0.374cm">
     <draw:text-box>
      <text:p><text:span text:style-name="T105">Disclaimer</text:span><text:span text:style-name="T106">: This is a system in development. <text:s/>That is, the specification may change without notice.</text:span></text:p>
      <text:p><text:span text:style-name="T106">However, it should still give you a good insight in the “Cloud” Token concept. <text:s/></text:span><text:span text:style-name="T105">Feedback is encouraged!</text:span></text:p>
     </draw:text-box>
    </draw:frame></text:p>
      <text:p text:style-name="P71"/>
      <text:p text:style-name="P71"/>
      <text:p text:style-name="P26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5">Table of Contents</text:p>
          </text:index-title>
          <text:p text:style-name="P91"><text:a xlink:type="simple" xlink:href="#2.Introduction|outline" text:style-name="Internet_20_link" text:visited-style-name="Internet_20_link">Introduction<text:tab/>4</text:a></text:p>
          <text:p text:style-name="P91"><text:a xlink:type="simple" xlink:href="#3.Architecture|outline" text:style-name="Internet_20_link" text:visited-style-name="Internet_20_link">Architecture<text:tab/>4</text:a></text:p>
          <text:p text:style-name="P91"><text:a xlink:type="simple" xlink:href="#4.Provisioning API|outline" text:style-name="Internet_20_link" text:visited-style-name="Internet_20_link">Provisioning API<text:tab/>4</text:a></text:p>
          <text:p text:style-name="P92"><text:a xlink:type="simple" xlink:href="#4.1.Backward Compatibility|outline" text:style-name="Internet_20_link" text:visited-style-name="Internet_20_link">Backward Compatibility<text:tab/>5</text:a></text:p>
          <text:p text:style-name="P91"><text:a xlink:type="simple" xlink:href="#5.User API|outline" text:style-name="Internet_20_link" text:visited-style-name="Internet_20_link">User API<text:tab/>5</text:a></text:p>
          <text:p text:style-name="P91"><text:a xlink:type="simple" xlink:href="#6.Security Model|outline" text:style-name="Internet_20_link" text:visited-style-name="Internet_20_link">Security Model<text:tab/>5</text:a></text:p>
          <text:p text:style-name="P91"><text:a xlink:type="simple" xlink:href="#7.Objects|outline" text:style-name="Internet_20_link" text:visited-style-name="Internet_20_link">Objects<text:tab/>6</text:a></text:p>
          <text:p text:style-name="P92"><text:a xlink:type="simple" xlink:href="#7.1.Key Protection Objects|outline" text:style-name="Internet_20_link" text:visited-style-name="Internet_20_link">Key Protection Objects<text:tab/>6</text:a></text:p>
          <text:p text:style-name="P92"><text:a xlink:type="simple" xlink:href="#7.3.Key Entries|outline" text:style-name="Internet_20_link" text:visited-style-name="Internet_20_link">Key Entries<text:tab/>7</text:a></text:p>
          <text:p text:style-name="P92"><text:a xlink:type="simple" xlink:href="#7.4.Provisioning Objects|outline" text:style-name="Internet_20_link" text:visited-style-name="Internet_20_link">Provisioning Objects<text:tab/>7</text:a></text:p>
          <text:p text:style-name="P91"><text:a xlink:type="simple" xlink:href="#8.Algorithm Support|outline" text:style-name="Internet_20_link" text:visited-style-name="Internet_20_link">Algorithm Support<text:tab/>8</text:a></text:p>
          <text:p text:style-name="P91"><text:a xlink:type="simple" xlink:href="#9.Data Types|outline" text:style-name="Internet_20_link" text:visited-style-name="Internet_20_link">Data Types<text:tab/>9</text:a></text:p>
          <text:p text:style-name="P91"><text:a xlink:type="simple" xlink:href="#10.Return Values|outline" text:style-name="Internet_20_link" text:visited-style-name="Internet_20_link">Return Values<text:tab/>9</text:a></text:p>
          <text:p text:style-name="P91"><text:a xlink:type="simple" xlink:href="#11.Error Codes|outline" text:style-name="Internet_20_link" text:visited-style-name="Internet_20_link">Error Codes<text:tab/>9</text:a></text:p>
          <text:p text:style-name="P91"><text:a xlink:type="simple" xlink:href="#12.Key Policy Attributes|outline" text:style-name="Internet_20_link" text:visited-style-name="Internet_20_link">Key Policy Attributes<text:tab/>10</text:a></text:p>
          <text:p text:style-name="P92"><text:a xlink:type="simple" xlink:href="#12.1.Export Control|outline" text:style-name="Internet_20_link" text:visited-style-name="Internet_20_link">Export Control<text:tab/>10</text:a></text:p>
          <text:p text:style-name="P92"><text:a xlink:type="simple" xlink:href="#12.2.PIN Input Control|outline" text:style-name="Internet_20_link" text:visited-style-name="Internet_20_link">PIN Input Control<text:tab/>10</text:a></text:p>
          <text:p text:style-name="P92"><text:a xlink:type="simple" xlink:href="#12.3.PIN Grouping Control|outline" text:style-name="Internet_20_link" text:visited-style-name="Internet_20_link">PIN Grouping Control<text:tab/>10</text:a></text:p>
          <text:p text:style-name="P92"><text:a xlink:type="simple" xlink:href="#12.4.PIN Pattern Control|outline" text:style-name="Internet_20_link" text:visited-style-name="Internet_20_link">PIN Pattern Control<text:tab/>11</text:a></text:p>
          <text:p text:style-name="P92"><text:a xlink:type="simple" xlink:href="#12.5.PIN and PUK Formats|outline" text:style-name="Internet_20_link" text:visited-style-name="Internet_20_link">PIN and PUK Formats<text:tab/>11</text:a></text:p>
          <text:p text:style-name="P92"><text:a xlink:type="simple" xlink:href="#12.6.Delete Control|outline" text:style-name="Internet_20_link" text:visited-style-name="Internet_20_link">Delete Control<text:tab/>11</text:a></text:p>
          <text:p text:style-name="P92"><text:a xlink:type="simple" xlink:href="#12.7.Biometric Protection|outline" text:style-name="Internet_20_link" text:visited-style-name="Internet_20_link">Biometric Protection<text:tab/>12</text:a></text:p>
          <text:p text:style-name="P92"><text:a xlink:type="simple" xlink:href="#12.9.Key Usage|outline" text:style-name="Internet_20_link" text:visited-style-name="Internet_20_link">Key Usage<text:tab/>12</text:a></text:p>
          <text:p text:style-name="P91"><text:a xlink:type="simple" xlink:href="#13.Methods|outline" text:style-name="Internet_20_link" text:visited-style-name="Internet_20_link">Methods<text:tab/>12</text:a></text:p>
          <text:p text:style-name="P92"><text:a xlink:type="simple" xlink:href="#13.1.createProvisioningSession (1)|outline" text:style-name="Internet_20_link" text:visited-style-name="Internet_20_link">createProvisioningSession (1)<text:tab/>13</text:a></text:p>
          <text:p text:style-name="P92"><text:a xlink:type="simple" xlink:href="#13.2.closeProvisioningSession (2)|outline" text:style-name="Internet_20_link" text:visited-style-name="Internet_20_link">closeProvisioningSession (2)<text:tab/>18</text:a></text:p>
          <text:p text:style-name="P92"><text:a xlink:type="simple" xlink:href="#13.3.getProvisioningSession (3)|outline" text:style-name="Internet_20_link" text:visited-style-name="Internet_20_link">getProvisioningSession (3)<text:tab/>19</text:a></text:p>
          <text:p text:style-name="P92"><text:a xlink:type="simple" xlink:href="#13.4.enumerateProvisioningSessions (4)|outline" text:style-name="Internet_20_link" text:visited-style-name="Internet_20_link">enumerateProvisioningSessions (4)<text:tab/>20</text:a></text:p>
          <text:p text:style-name="P92"><text:a xlink:type="simple" xlink:href="#13.5.abortProvisioningSession (5)|outline" text:style-name="Internet_20_link" text:visited-style-name="Internet_20_link">abortProvisioningSession (5)<text:tab/>21</text:a></text:p>
          <text:p text:style-name="P92"><text:a xlink:type="simple" xlink:href="#13.6.signProvisioningSessionData (6)|outline" text:style-name="Internet_20_link" text:visited-style-name="Internet_20_link">signProvisioningSessionData (6)<text:tab/>22</text:a></text:p>
          <text:p text:style-name="P92"><text:a xlink:type="simple" xlink:href="#13.7.createPUKPolicy (7)|outline" text:style-name="Internet_20_link" text:visited-style-name="Internet_20_link">createPUKPolicy (7)<text:tab/>23</text:a></text:p>
          <text:p text:style-name="P92"><text:a xlink:type="simple" xlink:href="#13.8.createPINPolicy (8)|outline" text:style-name="Internet_20_link" text:visited-style-name="Internet_20_link">createPINPolicy (8)<text:tab/>24</text:a></text:p>
          <text:p text:style-name="P92"><text:a xlink:type="simple" xlink:href="#13.9.createKeyPair (9)|outline" text:style-name="Internet_20_link" text:visited-style-name="Internet_20_link">createKeyPair (9)<text:tab/>25</text:a></text:p>
          <text:p text:style-name="P92"><text:a xlink:type="simple" xlink:href="#13.10.setCertificatePath (10)|outline" text:style-name="Internet_20_link" text:visited-style-name="Internet_20_link">setCertificatePath (10)<text:tab/>29</text:a></text:p>
          <text:p text:style-name="P92"><text:a xlink:type="simple" xlink:href="#13.11.setSymmetricKey (11)|outline" text:style-name="Internet_20_link" text:visited-style-name="Internet_20_link">setSymmetricKey (11)<text:tab/>31</text:a></text:p>
          <text:p text:style-name="P92"><text:a xlink:type="simple" xlink:href="#13.12.addExtensionData (12)|outline" text:style-name="Internet_20_link" text:visited-style-name="Internet_20_link">addExtensionData (12)<text:tab/>32</text:a></text:p>
          <text:p text:style-name="P92"><text:a xlink:type="simple" xlink:href="#13.13.restorePrivateKey (20)|outline" text:style-name="Internet_20_link" text:visited-style-name="Internet_20_link">restorePrivateKey (20)<text:tab/>34</text:a></text:p>
          <text:p text:style-name="P92"><text:a xlink:type="simple" xlink:href="#13.14.getDeviceInfo (31)|outline" text:style-name="Internet_20_link" text:visited-style-name="Internet_20_link">getDeviceInfo (31)<text:tab/>35</text:a></text:p>
          <text:p text:style-name="P92"><text:a xlink:type="simple" xlink:href="#13.15.enumerateKeys (32)|outline" text:style-name="Internet_20_link" text:visited-style-name="Internet_20_link">enumerateKeys (32)<text:tab/>36</text:a></text:p>
          <text:p text:style-name="P92"><text:a xlink:type="simple" xlink:href="#13.17.postProvisioningDeleteKey (50)|outline" text:style-name="Internet_20_link" text:visited-style-name="Internet_20_link">postProvisioningDeleteKey (50)<text:tab/>37</text:a></text:p>
          <text:p text:style-name="P92"><text:a xlink:type="simple" xlink:href="#13.18.postProvisioningUpdateKey (51)|outline" text:style-name="Internet_20_link" text:visited-style-name="Internet_20_link">postProvisioningUpdateKey (51)<text:tab/>38</text:a></text:p>
          <text:p text:style-name="P92"><text:a xlink:type="simple" xlink:href="#13.19.signHashedData (100)|outline" text:style-name="Internet_20_link" text:visited-style-name="Internet_20_link">signHashedData (100)<text:tab/>39</text:a></text:p>
          <text:p text:style-name="P92"><text:a xlink:type="simple" xlink:href="#13.20.getKeyProtectionInfo (101)|outline" text:style-name="Internet_20_link" text:visited-style-name="Internet_20_link">getKeyProtectionInfo (101)<text:tab/>40</text:a></text:p>
          <text:p text:style-name="P92"><text:a xlink:type="simple" xlink:href="#13.21.getExtensionObject (102)|outline" text:style-name="Internet_20_link" text:visited-style-name="Internet_20_link">getExtensionObject (102)<text:tab/>41</text:a></text:p>
          <text:p text:style-name="P92"><text:a xlink:type="simple" xlink:href="#13.22.deleteKey (103)|outline" text:style-name="Internet_20_link" text:visited-style-name="Internet_20_link">deleteKey (103)<text:tab/>42</text:a></text:p>
          <text:p text:style-name="P92"><text:a xlink:type="simple" xlink:href="#13.23.unlockKey (104)|outline" text:style-name="Internet_20_link" text:visited-style-name="Internet_20_link">unlockKey (104)<text:tab/>43</text:a></text:p>
          <text:p text:style-name="P92"><text:soft-page-break/><text:a xlink:type="simple" xlink:href="#13.24.exportKey (105)|outline" text:style-name="Internet_20_link" text:visited-style-name="Internet_20_link">exportKey (105)<text:tab/>44</text:a></text:p>
          <text:p text:style-name="P91"><text:a xlink:type="simple" xlink:href="#14.Session Security Mechanisms|outline" text:style-name="Internet_20_link" text:visited-style-name="Internet_20_link">Session Security Mechanisms<text:tab/>45</text:a></text:p>
          <text:p text:style-name="P92"><text:a xlink:type="simple" xlink:href="#14.1.Encrypted Data|outline" text:style-name="Internet_20_link" text:visited-style-name="Internet_20_link">Encrypted Data<text:tab/>45</text:a></text:p>
          <text:p text:style-name="P92"><text:a xlink:type="simple" xlink:href="#14.2.MAC Operations|outline" text:style-name="Internet_20_link" text:visited-style-name="Internet_20_link">MAC Operations<text:tab/>45</text:a></text:p>
          <text:p text:style-name="P92"><text:a xlink:type="simple" xlink:href="#14.3.Attestations|outline" text:style-name="Internet_20_link" text:visited-style-name="Internet_20_link">Attestations<text:tab/>45</text:a></text:p>
          <text:p text:style-name="P92"><text:a xlink:type="simple" xlink:href="#14.4.Post Provisioning MAC Operations|outline" text:style-name="Internet_20_link" text:visited-style-name="Internet_20_link">Post Provisioning MAC Operations<text:tab/>45</text:a></text:p>
          <text:p text:style-name="P91"><text:a xlink:type="simple" xlink:href="#15.Missing Methods|outline" text:style-name="Internet_20_link" text:visited-style-name="Internet_20_link">Missing Methods<text:tab/>46</text:a></text:p>
          <text:p text:style-name="P91"><text:a xlink:type="simple" xlink:href="#16.Sample Session|outline" text:style-name="Internet_20_link" text:visited-style-name="Internet_20_link">Sample Session<text:tab/>47</text:a></text:p>
          <text:p text:style-name="P91"><text:a xlink:type="simple" xlink:href="#17.Remote Key Lookup|outline" text:style-name="Internet_20_link" text:visited-style-name="Internet_20_link">Remote Key Lookup<text:tab/>48</text:a></text:p>
          <text:p text:style-name="P91"><text:a xlink:type="simple" xlink:href="#18.Security Considerations|outline" text:style-name="Internet_20_link" text:visited-style-name="Internet_20_link">Security Considerations<text:tab/>49</text:a></text:p>
          <text:p text:style-name="P91"><text:a xlink:type="simple" xlink:href="#19.Intellectual Property Rights|outline" text:style-name="Internet_20_link" text:visited-style-name="Internet_20_link">Intellectual Property Rights<text:tab/>49</text:a></text:p>
          <text:p text:style-name="P91"><text:a xlink:type="simple" xlink:href="#20.References|outline" text:style-name="Internet_20_link" text:visited-style-name="Internet_20_link">References<text:tab/>50</text:a></text:p>
          <text:p text:style-name="P91"><text:a xlink:type="simple" xlink:href="#21.Acknowledgments|outline" text:style-name="Internet_20_link" text:visited-style-name="Internet_20_link">Acknowledgments<text:tab/>51</text:a></text:p>
          <text:p text:style-name="P91"><text:a xlink:type="simple" xlink:href="#22.Author|outline" text:style-name="Internet_20_link" text:visited-style-name="Internet_20_link">Author<text:tab/>51</text:a></text:p>
        </text:index-body>
      </text:table-of-content>
      <text:h text:style-name="Heading_20_1" text:outline-level="1"/>
      <text:h text:style-name="P107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59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11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59">Many card schemes also depend on roles like SO (Security Officer) which squarely matches scenarios with users associated with a multitude of </text:span><text:span text:style-name="T1">independent</text:span><text:span text:style-name="T59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59">. <text:s/>Using SKS, the </text:span><text:span text:style-name="T1">technical</text:span><text:span text:style-name="T59"> part of the SO role, exclusively becomes an affair between the card and the issuers, </text:span><text:span text:style-name="T1">where each issuer is confined to their own virtual card and SO policy</text:span><text:span text:style-name="T59">.</text:span></text:p>
      <text:p text:style-name="P53"><text:span text:style-name="T59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59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7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7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7">If another User API is used the only requirement is that the key objects created by the provisioning API, are compatible with the former.</text:p>
      <text:p text:style-name="P27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7" text:outline-level="1">Objects</text:h>
      <text:p text:style-name="P27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7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7">Note: unlike 7816-compatible smart cards, an SKS exposes no visible file system, only objects.</text:p>
      <text:p text:style-name="P27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0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11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59"> denotes an </text:span><text:span text:style-name="T1">optional</text:span><text:span text:style-name="T59"> secret key defined by calling </text:span>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1"> denote </text:span><text:span text:style-name="T2">optional</text:span><text:span text:style-name="T61"> extension objects defined by calling </text:span><text:span text:style-name="CrossRef"><text:span text:style-name="T59"><text:reference-ref text:reference-format="text" text:ref-name="addextensiondata">addExtensionData</text:reference-ref></text:span></text:span><text:span text:style-name="T61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59"><text:reference-ref text:reference-format="text" text:ref-name="setpiggybacked">setSymmetricKey</text:reference-ref></text:span></text:span><text:span text:style-name="T59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7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1">URI</text:p>
          </table:table-cell>
          <table:table-cell table:style-name="Table34.B1" office:value-type="string">
            <text:p text:style-name="P11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128-cbc</text:p>
          </table:table-cell>
          <table:table-cell table:style-name="Table34.B4" table:number-rows-spanned="3" office:value-type="string">
            <text:p text:style-name="P2"><text:span text:style-name="T62">See </text:span><text:span text:style-name="CrossRef"><text:span text:style-name="T63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0">See </text:span><text:span text:style-name="CrossRef"><text:span text:style-name="T40"><text:reference-ref text:reference-format="text" text:ref-name="fips.197">FIPS 197</text:reference-ref></text:span></text:span>. <text:s text:c="2"/><text:span text:style-name="T40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2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7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7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3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1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1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2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0"/>
      <text:p text:style-name="Standard"/>
      <text:h text:style-name="P107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Type</text:p>
          </table:table-cell>
          <table:table-cell table:style-name="Table8.A1" office:value-type="string">
            <text:p text:style-name="P11">Length</text:p>
          </table:table-cell>
          <table:table-cell table:style-name="Table8.C1" office:value-type="string">
            <text:p text:style-name="P11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57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57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Type</text:p>
          </table:table-cell>
          <table:table-cell table:style-name="Table6.C1" office:value-type="string">
            <text:p text:style-name="P11">Comment</text:p>
          </table:table-cell>
        </table:table-row>
        <table:table-row table:style-name="Table6.2">
          <table:table-cell table:style-name="Table6.A2" office:value-type="string">
            <text:p text:style-name="P14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4">ErrorString</text:p>
          </table:table-cell>
          <table:table-cell table:style-name="Table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Nam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Comment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4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6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6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6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6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6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6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6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6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6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08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59"><text:reference-ref text:reference-format="text" text:ref-name="privatekeybackup">PrivateKeyBackup</text:reference-ref></text:span></text:span>, <text:span text:style-name="CrossRef"><text:span text:style-name="T59"><text:reference-ref text:reference-format="text" text:ref-name="updatable.key">Updatable</text:reference-ref></text:span></text:span>, and <text:span text:style-name="CrossRef"><text:span text:style-name="T59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62">The following table illustrates the use of the </text:span><text:span text:style-name="CrossRef"><text:reference-ref text:reference-format="text" text:ref-name="exportpolicy">ExportPolicy</text:reference-ref></text:span><text:span text:style-name="T62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1">KeyGen2 Name</text:p>
          </table:table-cell>
          <table:table-cell table:style-name="Table70.A1" office:value-type="string">
            <text:p text:style-name="P11">Value</text:p>
          </table:table-cell>
          <table:table-cell table:style-name="Table70.C1" office:value-type="string">
            <text:p text:style-name="P11">Comment</text:p>
          </table:table-cell>
        </table:table-row>
        <table:table-row table:style-name="Table70.2">
          <table:table-cell table:style-name="Table70.A2" office:value-type="string">
            <text:p text:style-name="P20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0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0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0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0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">KeyGen2 Name</text:p>
          </table:table-cell>
          <table:table-cell table:style-name="Table23.A1" office:value-type="string">
            <text:p text:style-name="P11">Value</text:p>
          </table:table-cell>
          <table:table-cell table:style-name="Table23.C1" office:value-type="string">
            <text:p text:style-name="P11">Comment</text:p>
          </table:table-cell>
        </table:table-row>
        <table:table-row table:style-name="Table23.2">
          <table:table-cell table:style-name="Table23.A2" office:value-type="string">
            <text:p text:style-name="P20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0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0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0"/>
      <text:p text:style-name="P31">Note that this policy attribute requires that the middleware is “cooperative” to be enforced.</text:p>
      <text:p text:style-name="P31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1">KeyGen2 Name</text:p>
          </table:table-cell>
          <table:table-cell table:style-name="Table22.A1" office:value-type="string">
            <text:p text:style-name="P11">Value</text:p>
          </table:table-cell>
          <table:table-cell table:style-name="Table22.C1" office:value-type="string">
            <text:p text:style-name="P11">Comment</text:p>
          </table:table-cell>
        </table:table-row>
        <table:table-row table:style-name="Table22.2">
          <table:table-cell table:style-name="Table22.A2" office:value-type="string">
            <text:p text:style-name="P20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0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0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0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0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0"/>
      <text:p text:style-name="P76">Continued on the next page...</text:p>
      <text:p text:style-name="P76"/>
      <text:h text:style-name="P111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1">KeyGen2 Name</text:p>
          </table:table-cell>
          <table:table-cell table:style-name="Table24.A1" office:value-type="string">
            <text:p text:style-name="P11">Mask</text:p>
          </table:table-cell>
          <table:table-cell table:style-name="Table24.C1" office:value-type="string">
            <text:p text:style-name="P11">Comment</text:p>
          </table:table-cell>
        </table:table-row>
        <table:table-row table:style-name="Table24.2">
          <table:table-cell table:style-name="Table24.A2" office:value-type="string">
            <text:p text:style-name="P20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0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0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0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0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0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0"> </text:span><text:span text:style-name="CrossRef"><text:reference-ref text:reference-format="text" text:ref-name="pinpukformat">PIN and PUK Formats</text:reference-ref></text:span>).</text:p>
      <text:p text:style-name="P30">For organizations having very strict or unusual requirements on PIN patterns, it is RECOMMENDED letting the user define PINs during enrollment in a web application and then deploy issuer-set PIN codes during provisioning.</text:p>
      <text:p text:style-name="P30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KeyGen2 Name</text:p>
          </table:table-cell>
          <table:table-cell table:style-name="Table19.A1" office:value-type="string">
            <text:p text:style-name="P11">Value</text:p>
          </table:table-cell>
          <table:table-cell table:style-name="Table19.C1" office:value-type="string">
            <text:p text:style-name="P11">Comment</text:p>
          </table:table-cell>
        </table:table-row>
        <table:table-row table:style-name="Table19.2">
          <table:table-cell table:style-name="Table19.A2" office:value-type="string">
            <text:p text:style-name="P20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0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0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0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0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4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4"/>
      <text:p text:style-name="P24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1">KeyGen2 Name</text:p>
          </table:table-cell>
          <table:table-cell table:style-name="Table69.A1" office:value-type="string">
            <text:p text:style-name="P11">Value</text:p>
          </table:table-cell>
          <table:table-cell table:style-name="Table69.C1" office:value-type="string">
            <text:p text:style-name="P11">Comment</text:p>
          </table:table-cell>
        </table:table-row>
        <table:table-row table:style-name="Table69.2">
          <table:table-cell table:style-name="Table69.A2" office:value-type="string">
            <text:p text:style-name="P20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0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0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0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72">Continued on the next page...</text:p>
      <text:h text:style-name="P111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1">KeyGen2 Name</text:p>
          </table:table-cell>
          <table:table-cell table:style-name="Table33.A1" office:value-type="string">
            <text:p text:style-name="P11">Value</text:p>
          </table:table-cell>
          <table:table-cell table:style-name="Table33.C1" office:value-type="string">
            <text:p text:style-name="P11">Comment</text:p>
          </table:table-cell>
        </table:table-row>
        <table:table-row table:style-name="Table33.2">
          <table:table-cell table:style-name="Table33.A2" office:value-type="string">
            <text:p text:style-name="P20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0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0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0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10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0">The biometric protection option is only intended to be applied to </text:span><text:span text:style-name="CrossRef"><text:span text:style-name="T97"><text:reference-ref text:reference-format="text" text:ref-name="user.api">User API</text:reference-ref></text:span></text:span><text:span text:style-name="T40"> methods like </text:span><text:span text:style-name="CrossRef"><text:span text:style-name="T97"><text:reference-ref text:reference-format="text" text:ref-name="signdata">signHashedData</text:reference-ref></text:span></text:span><text:span text:style-name="T40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keys are supposed to be used both during provisioning and during actual usage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1">KeyGen2 Name</text:p>
          </table:table-cell>
          <table:table-cell table:style-name="Table25.A1" office:value-type="string">
            <text:p text:style-name="P11">Value</text:p>
          </table:table-cell>
          <table:table-cell table:style-name="Table25.A1" office:value-type="string">
            <text:p text:style-name="P11">Notes</text:p>
          </table:table-cell>
          <table:table-cell table:style-name="Table25.D1" office:value-type="string">
            <text:p text:style-name="P11">Comment</text:p>
          </table:table-cell>
        </table:table-row>
        <table:table-row table:style-name="Table25.2">
          <table:table-cell table:style-name="Table25.A2" office:value-type="string">
            <text:p text:style-name="P19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19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</text:p>
          </table:table-cell>
        </table:table-row>
        <table:table-row table:style-name="Table25.2">
          <table:table-cell table:style-name="Table25.A2" office:value-type="string">
            <text:p text:style-name="P19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19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59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19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8">3</text:p>
          </table:table-cell>
          <table:table-cell table:style-name="Table25.D2" office:value-type="string">
            <text:p text:style-name="P67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7"><text:span text:style-name="CrossRef"><text:span text:style-name="T13">See </text:span></text:span><text:span text:style-name="CrossRef"><text:span text:style-name="T59"><text:reference-ref text:reference-format="text" text:ref-name="setpiggybacked">setSymmetricKey</text:reference-ref></text:span></text:span></text:p>
          </table:table-cell>
        </table:table-row>
      </table:table>
      <text:p text:style-name="P30"/>
      <text:p text:style-name="P30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65">nonRepudiation</text:span> and <text:span text:style-name="T65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0">1. The key MUST NOT be subject to a <text:span text:style-name="CrossRef"><text:span text:style-name="T59"><text:reference-ref text:reference-format="text" text:ref-name="setpiggybacked">setSymmetricKey</text:reference-ref></text:span></text:span> operation.</text:p>
      <text:p text:style-name="P30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0"/>
      <text:h text:style-name="Heading_20_1" text:outline-level="1">Methods</text:h>
      <text:p text:style-name="P29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98">≥</text:span><text:span text:style-name="T99"> 100.</text:span></text:p>
      <text:h text:style-name="P112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Type</text:p>
          </table:table-cell>
          <table:table-cell table:style-name="Table1.C1" office:value-type="string">
            <text:p text:style-name="P11">Comment</text:p>
          </table:table-cell>
        </table:table-row>
        <table:table-row table:style-name="Table1.2">
          <table:table-cell table:style-name="Table1.A2" office:value-type="string">
            <text:p text:style-name="P14">SessionKeyAlgorithm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4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4">ServerEphemeralKey</text:p>
          </table:table-cell>
          <table:table-cell table:style-name="Table1.A2" office:value-type="string">
            <text:p text:style-name="P3">byte[<text:span text:style-name="T57"> </text:span>]</text:p>
          </table:table-cell>
          <table:table-cell table:style-name="Table1.C2" office:value-type="string">
            <text:p text:style-name="P24"><text:span text:style-name="T40">Server-created ephemeral ECDH key</text:span>. <text:s/>See <text:span text:style-name="CrossRef"><text:span text:style-name="T59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IssuerURI</text:p>
          </table:table-cell>
          <table:table-cell table:style-name="Table1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59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4">Updatable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4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4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8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39"> </text:span><text:span text:style-name="T65">SessionKey</text:span><text:span text:style-name="T39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Type</text:p>
          </table:table-cell>
          <table:table-cell table:style-name="Table3.C1" office:value-type="string">
            <text:p text:style-name="P11">Comment</text:p>
          </table:table-cell>
        </table:table-row>
        <table:table-row table:style-name="Table3.2">
          <table:table-cell table:style-name="Table3.A2" office:value-type="string">
            <text:p text:style-name="P14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4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4">ClientEphemeralKey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8">SKS-created ephemeral ECDH key which <text:span text:style-name="T59">MUST be in </text:span><text:span text:style-name="CrossRef"><text:span text:style-name="T59"><text:reference-ref text:reference-format="text" text:ref-name="X.509">X.509</text:reference-ref></text:span></text:span><text:span text:style-name="T59"> DER format</text:span></text:p>
          </table:table-cell>
        </table:table-row>
        <table:table-row table:style-name="Table3.2">
          <table:table-cell table:style-name="Table3.A2" office:value-type="string">
            <text:p text:style-name="P14">SessionAttestation</text:p>
          </table:table-cell>
          <table:table-cell table:style-name="Table3.A2" office:value-type="string">
            <text:p text:style-name="P3">byte[<text:span text:style-name="T5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4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createProvisioningSession</text:span><text:span text:style-name="T59"> establishes a </text:span><text:span text:style-name="T1">persistent session key</text:span><text:span text:style-name="T59"> that is only known by the issuer and the SKS for usage in subsequent provisioning steps. <text:s/>In addition, the SKS is </text:span><text:span text:style-name="T1">optionally</text:span><text:span text:style-name="T59"> authenticated by the issuer.</text:span></text:p>
      <text:p text:style-name="P30"/>
      <text:p text:style-name="P81"/>
      <text:p text:style-name="P30"/>
      <text:p text:style-name="P30"/>
      <text:p text:style-name="P76">Continued on the next page...</text:p>
      <text:p text:style-name="P76"/>
      <text:p text:style-name="P84">Shown below is the mandatory to support<text:span text:style-name="T88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1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022258464" text:style-name="L1">
              <text:list-item>
                <text:p text:style-name="P98">Generate a for this SKS <text:span text:style-name="T1">unique</text:span> <text:span text:style-name="T65">ClientSessionID</text:span></text:p>
              </text:list-item>
              <text:list-item>
                <text:p text:style-name="P94">Output <text:span text:style-name="T65">ClientSessionID</text:span></text:p>
              </text:list-item>
              <text:list-item>
                <text:p text:style-name="P94">Generate an <text:span text:style-name="T1">ephemeral</text:span> ECDH key-pair <text:span text:style-name="T65">EKP</text:span> using <text:span text:style-name="T1">the same named curve</text:span> as <text:span text:style-name="T65">ServerEphemeralKey</text:span></text:p>
              </text:list-item>
              <text:list-item>
                <text:p text:style-name="P93">Output <text:span text:style-name="T69">ClientEphemeralKey</text:span> = <text:span text:style-name="T71">EKP.PublicKey</text:span></text:p>
              </text:list-item>
              <text:list-item>
                <text:p text:style-name="P94">Apply the <text:span text:style-name="CrossRef"><text:reference-ref text:reference-format="text" text:ref-name="sp800-56a">SP800-56A</text:reference-ref></text:span> C(2, 0, ECC CDH) algorithm on <text:span text:style-name="T65">EKP.PrivateKey</text:span> and <text:span text:style-name="T65">ServerEphemeralKey</text:span> creating a shared secret <text:span text:style-name="T65">Z</text:span></text:p>
              </text:list-item>
              <text:list-item>
                <text:p text:style-name="P95"><text:span text:style-name="T54">Apply the </text:span><text:span text:style-name="CrossRef"><text:reference-ref text:reference-format="text" text:ref-name="sp800-56a">SP800-56A</text:reference-ref></text:span><text:span text:style-name="T54"> Concatenation KDF alternative 1 on </text:span><text:span text:style-name="T65">Z</text:span><text:span text:style-name="T54"> with the following parameters:</text:span></text:p>
                <text:list>
                  <text:list-header>
                    <text:p text:style-name="P93"><text:span text:style-name="T54">Hash function (H): </text:span><text:span text:style-name="CrossRef"><text:reference-ref text:reference-format="text" text:ref-name="SHA256">SHA256</text:reference-ref></text:span></text:p>
                    <text:p text:style-name="P96">keydatalen: 256</text:p>
                  </text:list-header>
                  <text:list-item>
                    <text:p text:style-name="P93"><text:span text:style-name="T54">OtherInfo: BitString (</text:span><text:span text:style-name="T73">"</text:span><text:span text:style-name="T65">0000"</text:span><text:span text:style-name="T54">) ||</text:span><text:span text:style-name="T77"> <text:s/><text:tab/><text:tab/><text:tab/><text:tab/><text:tab/>// </text:span><text:span text:style-name="T78">AlgorithmID </text:span><text:span text:style-name="T54"><text:line-break/> <text:s text:c="16"/>BitString (</text:span><text:span text:style-name="T65">IssuerURI</text:span><text:span text:style-name="T54">) ||<text:tab/><text:tab/><text:tab/><text:tab/><text:tab/></text:span><text:span text:style-name="T79">// </text:span><text:span text:style-name="T78">PartyUInfo</text:span><text:span text:style-name="T54"><text:line-break/> <text:s text:c="16"/>BitString (</text:span><text:span text:style-name="CrossRef"><text:span text:style-name="T59"><text:reference-ref text:reference-format="text" text:ref-name="devcert">Device Certificate</text:reference-ref></text:span></text:span><text:span text:style-name="T54">) ||<text:tab/><text:tab/><text:tab/><text:tab/></text:span><text:span text:style-name="T78">//</text:span><text:span text:style-name="T79"> </text:span><text:span text:style-name="T78">PartyVInfo</text:span><text:span text:style-name="T54"><text:line-break/> <text:s text:c="16"/>BitString (</text:span><text:span text:style-name="T65">ClientSessionID</text:span><text:span text:style-name="T54"> || </text:span><text:span text:style-name="T65">ServerSessionID</text:span><text:span text:style-name="T54">) <text:s text:c="5"/><text:tab/></text:span><text:span text:style-name="T76">// SuppPrivInfo</text:span></text:p>
                  </text:list-item>
                  <text:list-item>
                    <text:p text:style-name="P93"><text:span text:style-name="T53">Note</text:span><text:span text:style-name="T54">: the BitString function prepends a </text:span><text:span text:style-name="T53">two-byte length indicator</text:span><text:span text:style-name="T54"> to the byte array argument</text:span></text:p>
                    <text:p text:style-name="P101"><text:span text:style-name="T54">Collect result in </text:span><text:span text:style-name="T53">DerivedKeyingMaterial </text:span></text:p>
                  </text:list-item>
                </text:list>
              </text:list-item>
              <text:list-item>
                <text:p text:style-name="P97">Define a variable byte[32] <text:reference-mark-start text:name="sess.key"/><text:span text:style-name="T65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02"><text:span text:style-name="T54">Output </text:span><text:span text:style-name="T69">SessionAttestation</text:span> = <text:span text:style-name="CrossRef"><text:span text:style-name="T59"><text:reference-ref text:reference-format="text" text:ref-name="sign">Sign</text:reference-ref></text:span></text:span><text:span text:style-name="T60"> </text:span><text:span text:style-name="T54">(</text:span><text:span text:style-name="T53">Attestation Private Key</text:span><text:span text:style-name="T54">,</text:span> <text:s/><text:span text:style-name="T76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line-break/><text:tab/><text:span text:style-name="T65">ServerSessionID</text:span> ||<text:line-break/> <text:tab/><text:span text:style-name="T65">IssuerURI</text:span> ||<text:line-break/><text:tab/><text:span text:style-name="T65">ServerEphemeralKey</text:span> ||<text:line-break/><text:tab/><text:span text:style-name="T65">EKP.PublicKey</text:span> ||<text:line-break/><text:tab/><text:span text:style-name="T65">Updatable</text:span> ||<text:line-break/><text:tab/><text:span text:style-name="T65">ClientTime</text:span> ||<text:line-break/><text:tab/><text:span text:style-name="T65">SessionLifeTime</text:span> ||<text:line-break/><text:tab/><text:span text:style-name="T65">SessionKeyLimit</text:span>))</text:p>
              </text:list-item>
              <text:list-item>
                <text:p text:style-name="P103">Define a variable short <text:reference-mark-start text:name="mac.seq.cnt"/><text:span text:style-name="T65">MACSequenceCounter</text:span><text:reference-mark-end text:name="mac.seq.cnt"/> and set it to <text:span text:style-name="T1">zero</text:span></text:p>
              </text:list-item>
              <text:list-item>
                <text:p text:style-name="P103"><text:span text:style-name="T39">Store </text:span><text:span text:style-name="T65">SessionKey</text:span><text:span text:style-name="T39">, </text:span><text:span text:style-name="T65">MACSequenceCounter</text:span><text:span text:style-name="T39">, </text:span><text:span text:style-name="T65">ClientSessionID</text:span><text:span text:style-name="T39">, </text:span><text:span text:style-name="T65">ServerSessionID</text:span><text:span text:style-name="T39">, </text:span><text:span text:style-name="T65">IssuerURI</text:span><text:span text:style-name="T39">, </text:span><text:span text:style-name="T65">Updatable</text:span><text:span text:style-name="T39">, </text:span><text:span text:style-name="T69">ClientTime</text:span><text:span text:style-name="T39">, </text:span><text:span text:style-name="T65">SessionLifeTime</text:span><text:span text:style-name="T39"> and </text:span><text:span text:style-name="T65">SessionKeyLimit</text:span><text:span text:style-name="T39"> in the </text:span><text:span text:style-name="CrossRef"><text:reference-ref text:reference-format="text" text:ref-name="cred.db">Credential Database</text:reference-ref></text:span><text:span text:style-name="CrossRef"> </text:span><text:span text:style-name="T39">and return a handle to the database entry in </text:span><text:span text:style-name="T65">ProvisioningHandle</text:span></text:p>
              </text:list-item>
              <text:list-item>
                <text:p text:style-name="P104">Output <text:span text:style-name="T65">ProvisioningHandle</text:span></text:p>
              </text:list-item>
            </text:list>
          </table:table-cell>
        </table:table-row>
      </table:table>
      <text:p text:style-name="P32"/>
      <text:p text:style-name="Text_20_body"><text:span text:style-name="T59">Creation of a session key is an </text:span><text:span text:style-name="T1">atomic</text:span><text:span text:style-name="T59"> operation.</text:span></text:p>
      <text:p text:style-name="P80"/>
      <text:p text:style-name="P30"/>
      <text:p text:style-name="P30"/>
      <text:p text:style-name="P30"/>
      <text:p text:style-name="P36">Continued on the next page...</text:p>
      <text:p text:style-name="P82">Remarks</text:p>
      <text:p text:style-name="P32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2">An SKS SHOULD only constrain the number of simultaneous sessions due to lack of storage.</text:p>
      <text:p text:style-name="P32">A provisioning session SHOULD NOT be terminated due to power down of an SKS.</text:p>
      <text:p text:style-name="Text_20_body"><text:span text:style-name="T45">Using </text:span><text:span text:style-name="CrossRef"><text:span text:style-name="T59"><text:reference-ref text:reference-format="text" text:ref-name="keygen2">KeyGen2</text:reference-ref></text:span></text:span><text:span text:style-name="T45"> </text:span><text:reference-mark-start text:name="issueruri"/><text:span text:style-name="T68">IssuerURI</text:span><text:reference-mark-end text:name="issueruri"/><text:span text:style-name="T45"> is the URL to which the result of this method is POSTed. <text:s/>The string MUST NOT exceed 1024 bytes.</text:span></text:p>
      <text:p text:style-name="Text_20_body"><text:reference-mark-start text:name="iisuer.puk.key"/><text:span text:style-name="T71">ServerEphemeralKey</text:span><text:reference-mark-end text:name="iisuer.puk.key"/><text:span text:style-name="T59"> </text:span><text:span text:style-name="T45">MUST be in </text:span><text:span text:style-name="CrossRef"><text:span text:style-name="T59"><text:reference-ref text:reference-format="text" text:ref-name="X.509">X.509</text:reference-ref></text:span></text:span><text:span text:style-name="T45"> DER format and MUST match the </text:span><text:span text:style-name="CrossRef"><text:span text:style-name="T59"><text:reference-ref text:reference-format="text" text:ref-name="elliptic.curves">Elliptic Curves</text:reference-ref></text:span></text:span><text:span text:style-name="T45"> capabilities given by </text:span><text:span text:style-name="CrossRef"><text:span text:style-name="T59"><text:reference-ref text:reference-format="text" text:ref-name="getDeviceData">getDeviceInfo</text:reference-ref></text:span></text:span>.</text:p>
      <text:p text:style-name="Text_20_body"><text:span text:style-name="T61">The </text:span><text:reference-mark-start text:name="sign"/><text:span text:style-name="T2">Sign</text:span><text:reference-mark-end text:name="sign"/><text:span text:style-name="T59"> function MUST use </text:span><text:span text:style-name="CrossRef"><text:span text:style-name="T59"><text:reference-ref text:reference-format="text" text:ref-name="DIAS">DIAS</text:reference-ref></text:span></text:span><text:span text:style-name="T59"> or </text:span><text:span text:style-name="CrossRef"><text:span text:style-name="T59"><text:reference-ref text:reference-format="text" text:ref-name="pkcs1">PKCS #1</text:reference-ref></text:span></text:span><text:span text:style-name="T59"> RSASSA signatures for RSA keys and </text:span><text:span text:style-name="CrossRef"><text:span text:style-name="T59"><text:reference-ref text:reference-format="text" text:ref-name="ECDSA">ECDSA</text:reference-ref></text:span></text:span><text:span text:style-name="T59"> for EC keys with </text:span><text:span text:style-name="CrossRef"><text:span text:style-name="T59"><text:reference-ref text:reference-format="text" text:ref-name="SHA256">SHA256</text:reference-ref></text:span></text:span><text:span text:style-name="T59"> as the hash function. <text:s/>The distinction between RSA and ECDSA keys is performed through the </text:span><text:span text:style-name="CrossRef"><text:span text:style-name="T59"><text:reference-ref text:reference-format="text" text:ref-name="devcert">Device Certificate</text:reference-ref></text:span></text:span> (see <text:span text:style-name="CrossRef"><text:span text:style-name="T59"><text:reference-ref text:reference-format="text" text:ref-name="getDeviceData">getDeviceInfo</text:reference-ref></text:span></text:span>)<text:span text:style-name="CrossRef"><text:span text:style-name="T59"> </text:span></text:span><text:span text:style-name="T59">which in </text:span><text:span text:style-name="CrossRef"><text:span text:style-name="T59"><text:reference-ref text:reference-format="text" text:ref-name="keygen2">KeyGen2</text:reference-ref></text:span></text:span><text:span text:style-name="T59"> is supplied as well as a part of the response to the issuer, while a </text:span><text:span text:style-name="CrossRef"><text:span text:style-name="T59"><text:reference-ref text:reference-format="text" text:ref-name="DIAS">DIAS</text:reference-ref></text:span></text:span><text:span text:style-name="T59"> signature also requires the DIAS policy OID to be present in the </text:span><text:span text:style-name="CrossRef"><text:span text:style-name="T59"><text:reference-ref text:reference-format="text" text:ref-name="devcert">Device Certificate</text:reference-ref></text:span></text:span><text:span text:style-name="T59">.</text:span></text:p>
      <text:p text:style-name="Text_20_body"><text:span text:style-name="T70">ProvisioningHandle</text:span><text:span text:style-name="T59"> MUST be </text:span><text:span text:style-name="T1">static</text:span><text:span text:style-name="T59">, </text:span><text:span text:style-name="T1">unique</text:span><text:span text:style-name="T59"> and never be reused.</text:span></text:p>
      <text:p text:style-name="Text_20_body"><text:span text:style-name="T59">The </text:span><text:span text:style-name="T68">SessionKeyAlgorithm</text:span><text:span text:style-name="T59"> does not only define the creation of </text:span><text:span text:style-name="T71">SessionKey</text:span><text:span text:style-name="T59">, but also the integrity, confidentiality, and attestation mechanisms used during the provisioning session. <text:s/>See </text:span><text:span text:style-name="CrossRef"><text:span text:style-name="T59"><text:reference-ref text:reference-format="text" text:ref-name="MACOperations">MAC Operations</text:reference-ref></text:span></text:span><text:span text:style-name="T59">, </text:span><text:span text:style-name="CrossRef"><text:span text:style-name="T59"><text:reference-ref text:reference-format="text" text:ref-name="EncryptedData">Encrypted Data</text:reference-ref></text:span></text:span><text:span text:style-name="T59">, and </text:span><text:span text:style-name="CrossRef"><text:span text:style-name="T59"><text:reference-ref text:reference-format="text" text:ref-name="SKSAttestations">Attestations</text:reference-ref></text:span></text:span><text:span text:style-name="T59">.</text:span></text:p>
      <text:p text:style-name="Standard"><text:span text:style-name="T59">The </text:span><text:reference-mark-start text:name="sess.key.op"/><text:span text:style-name="T68">SessionKeyLimit</text:span><text:reference-mark-end text:name="sess.key.op"/><text:span text:style-name="T59"> attribute MUST be large enough to handle all </text:span><text:span text:style-name="T71">SessionKey</text:span><text:span text:style-name="T59"> related operations required during a provisioning session, otherwise the session MUST be terminated. <text:s/></text:span><text:span text:style-name="T45"><text:s/>See </text:span><text:span text:style-name="CrossRef"><text:span text:style-name="T59"><text:reference-ref text:reference-format="text" text:ref-name="sec.cons">Security Considerations</text:reference-ref></text:span></text:span><text:span text:style-name="T59">. <text:s/>Note that </text:span><text:span text:style-name="CrossRef"><text:span text:style-name="T59"><text:reference-ref text:reference-format="text" text:ref-name="setpiggybacked">setSymmetricKey</text:reference-ref></text:span></text:span><text:span text:style-name="T59"> actually uses </text:span><text:span text:style-name="T1">two</text:span><text:span text:style-name="T59"> </text:span><text:span text:style-name="T71">SessionKey</text:span><text:span text:style-name="T59"> operations, while </text:span><text:span text:style-name="CrossRef"><text:span text:style-name="T59"><text:reference-ref text:reference-format="text" text:ref-name="pp.delkey">postProvisioningDeleteKey</text:reference-ref></text:span></text:span> also depends on the <text:span text:style-name="T68">SessionKeyLimit</text:span> of a <text:span text:style-name="T1">previous</text:span> session.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1">Server Response Validation</text:p>
          </table:table-cell>
        </table:table-row>
        <table:table-row table:style-name="Table77.2">
          <table:table-cell table:style-name="Table77.A2" office:value-type="string">
            <text:list xml:id="list1496797392" text:continue-numbering="true" text:style-name="L1">
              <text:list-item>
                <text:p text:style-name="P106">Decide if <text:span text:style-name="T70">DeviceCertificate</text:span> is to be accepted/trusted. <text:s/>See <text:span text:style-name="CrossRef"><text:span text:style-name="T59"><text:reference-ref text:reference-format="text" text:ref-name="prov.sess.resp">ProvisioningSessionResponse</text:reference-ref></text:span></text:span></text:p>
              </text:list-item>
              <text:list-item>
                <text:p text:style-name="P103">Run the the same <text:span text:style-name="CrossRef"><text:reference-ref text:reference-format="text" text:ref-name="sp800-56a">SP800-56A</text:reference-ref></text:span> procedures as for the SKS but now using <text:span text:style-name="T65">ClientEphemeralKey</text:span> and the saved private key of <text:span text:style-name="T65">ServerEphemeralKey</text:span> to obtain <text:span text:style-name="T65">SessionKey</text:span></text:p>
              </text:list-item>
              <text:list-item>
                <text:p text:style-name="P105">VerifySignature<text:span text:style-name="T60"> </text:span><text:span text:style-name="T54">(</text:span><text:span text:style-name="T70">DeviceCertificate.PublicKey</text:span><text:span text:style-name="T54">,<text:tab/></text:span><text:span text:style-name="T78">// Received</text:span><text:span text:style-name="T54"><text:line-break/> <text:s text:c="5"/></text:span><text:span text:style-name="T55"><text:s/></text:span><text:span text:style-name="T54"><text:s text:c="20"/></text:span><text:span text:style-name="T69">SessionAttestation</text:span><text:span text:style-name="T46">,<text:tab/><text:tab/></text:span><text:span text:style-name="T78">// Received</text:span><text:line-break/> <text:s text:c="11"/><text:span text:style-name="T57"><text:s/></text:span><text:s text:c="14"/><text:span text:style-name="CrossRef"><text:span text:style-name="T59"><text:reference-ref text:reference-format="text" text:ref-name="HMAC_SHA256">HMAC-SHA256</text:reference-ref></text:span></text:span> (<text:span text:style-name="T65">SessionKey</text:span>,<text:tab/><text:span text:style-name="T65">ClientSessionID</text:span> ||<text:tab/><text:span text:style-name="T77">// Received</text:span><text:line-break/><text:tab/><text:span text:style-name="T65">ServerSessionID</text:span> ||<text:tab/><text:span text:style-name="T77">// Saved</text:span><text:line-break/> <text:tab/><text:span text:style-name="T65">IssuerURI</text:span> ||<text:tab/><text:span text:style-name="T77">// Saved</text:span><text:line-break/><text:tab/><text:span text:style-name="T65">ServerEphemeralKey</text:span> ||<text:tab/><text:span text:style-name="T77">// Saved</text:span><text:line-break/><text:tab/><text:span text:style-name="T65">ClientEphemeralKey</text:span> ||<text:tab/><text:span text:style-name="T77">// Received</text:span><text:line-break/><text:tab/><text:span text:style-name="T65">Updatable</text:span> ||<text:tab/><text:span text:style-name="T77">// Saved</text:span><text:line-break/><text:tab/><text:span text:style-name="T65">ClientTime</text:span> ||<text:tab/><text:span text:style-name="T77">// Received</text:span><text:line-break/><text:tab/><text:span text:style-name="T65">SessionLifeTime</text:span> ||<text:tab/><text:span text:style-name="T77">// Saved</text:span><text:line-break/><text:tab/><text:span text:style-name="T65">SessionKeyLimit</text:span>))<text:tab/><text:span text:style-name="T77">// Saved</text:span></text:p>
              </text:list-item>
            </text:list>
          </table:table-cell>
        </table:table-row>
      </table:table>
      <text:p text:style-name="Text_20_body"/>
      <text:p text:style-name="P30">If all tests above succeed the issuer server MAY continue with the actual provisioning process.</text:p>
      <text:p text:style-name="P30"/>
      <text:p text:style-name="P30"/>
      <text:p text:style-name="P30"/>
      <text:p text:style-name="P30"/>
      <text:p text:style-name="P55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input</text:span><text:span text:style-name="T62"> to </text:span><text:span text:style-name="T70">createProvisioningSession</text:span><text:span text:style-name="T62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86">&lt;</text:span><text:span text:style-name="T28">ProvisioningSessionRequest </text:span><text:span text:style-name="T33">ID</text:span><text:span text:style-name="T14">="_0fa47ab3c00c … a67992b6ac61c"<text:line-break/></text:span><text:span text:style-name="T28"> <text:s text:c="48"/></text:span><text:span text:style-name="T33">SubmitURL</text:span><text:span text:style-name="T10">="https://ca.example.com/enroll"<text:line-break/></text:span><text:span text:style-name="T28"> <text:s text:c="48"/></text:span><text:span text:style-name="T33">Updatable</text:span><text:span text:style-name="T10">="true"<text:line-break/></text:span><text:span text:style-name="T28"> <text:s text:c="48"/></text:span><text:span text:style-name="T33">SessionLifeTime</text:span><text:span text:style-name="T10">="50000"<text:line-break/></text:span><text:span text:style-name="T28"> <text:s text:c="48"/></text:span><text:span text:style-name="T33">SessionKeyLimit</text:span><text:span text:style-name="T10">="25"<text:line-break/> <text:s text:c="48"/></text:span><text:span text:style-name="T33">SessionKeyAlgorithm</text:span><text:span text:style-name="T86">="http://xmlns.webpki.org/keygen2/1.0#algorithm.sk1"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ServerEphemeralKey</text:span><text:span text:style-name="T85">&gt;<text:line-break/> <text:s text:c="7"/>&lt;</text:span><text:span text:style-name="T92">ds</text:span><text:span text:style-name="T85">:</text:span><text:span text:style-name="T27">KeyInfo</text:span><text:span text:style-name="T85">&gt;<text:line-break/> <text:s text:c="11"/>&lt;</text:span><text:span text:style-name="T92">ds</text:span><text:span text:style-name="T85">:</text:span><text:span text:style-name="T27">KeyValue</text:span><text:span text:style-name="T85">&gt;<text:line-break/> <text:s text:c="4"/></text:span><text:span text:style-name="T90"><text:s text:c="11"/>&lt;</text:span><text:span text:style-name="T94">dsig11</text:span><text:span text:style-name="T90">:</text:span><text:span text:style-name="T27">ECKeyValue</text:span><text:span text:style-name="T90">&gt;</text:span></text:p>
            <text:p text:style-name="P58"><text:s text:c="20"/>&lt;<text:span text:style-name="T91">dsig11</text:span><text:span text:style-name="T84">:</text:span><text:span text:style-name="T27">NamedCurve</text:span> <text:span text:style-name="T32">URI</text:span>="urn:oid:1.2.840.10045.3.1.7"/&gt;</text:p>
            <text:p text:style-name="P58"><text:s text:c="20"/>&lt;<text:span text:style-name="T91">dsig11</text:span><text:span text:style-name="T84">:</text:span><text:span text:style-name="T27">PublicKey</text:span>&gt;<text:span text:style-name="T84">JK/mSALhBpUjjPAe/ … fXG8z17eZV3mVDZTBM</text:span>&lt;/<text:span text:style-name="T91">dsig11</text:span><text:span text:style-name="T84">:</text:span><text:span text:style-name="T27">PublicKey</text:span>&gt;</text:p>
            <text:p text:style-name="P58"><text:s text:c="16"/>&lt;/<text:span text:style-name="T91">dsig11</text:span><text:span text:style-name="T84">:</text:span><text:span text:style-name="T27">ECKeyValue</text:span>&gt;</text:p>
            <text:p text:style-name="P58"><text:span text:style-name="T85"><text:s text:c="12"/>&lt;/</text:span><text:span text:style-name="T92">ds</text:span><text:span text:style-name="T85">:</text:span><text:span text:style-name="T27">KeyValue</text:span><text:span text:style-name="T85">&gt;<text:line-break/> <text:s text:c="7"/>&lt;/</text:span><text:span text:style-name="T92">ds</text:span><text:span text:style-name="T85">:</text:span><text:span text:style-name="T27">KeyInfo</text:span><text:span text:style-name="T85">&gt;<text:line-break/> <text:s text:c="3"/>&lt;/</text:span><text:span text:style-name="T27">ServerEphemeralKey</text:span><text:span text:style-name="T85">&gt;<text:line-break/></text:span></text:p>
            <text:p text:style-name="P69"><text:span text:style-name="T85">&lt;/</text:span><text:span text:style-name="T30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1">KeyGen2 Element</text:p>
          </table:table-cell>
          <table:table-cell table:style-name="Table74.B1" office:value-type="string">
            <text:p text:style-name="P11">SKS Counterpart</text:p>
          </table:table-cell>
        </table:table-row>
        <table:table-row table:style-name="Table74.2">
          <table:table-cell table:style-name="Table74.A2" office:value-type="string">
            <text:p text:style-name="P18">ProvisioningSessionRequest@ID</text:p>
          </table:table-cell>
          <table:table-cell table:style-name="Table74.B2" office:value-type="string">
            <text:p text:style-name="P13">ServerSessionID</text:p>
          </table:table-cell>
        </table:table-row>
        <table:table-row table:style-name="Table74.2">
          <table:table-cell table:style-name="Table74.A2" office:value-type="string">
            <text:p text:style-name="P18">ProvisioningSessionRequest@SubmitURL</text:p>
          </table:table-cell>
          <table:table-cell table:style-name="Table74.B2" office:value-type="string">
            <text:p text:style-name="P13">IssuerURI</text:p>
          </table:table-cell>
        </table:table-row>
        <table:table-row table:style-name="Table74.2">
          <table:table-cell table:style-name="Table74.A2" office:value-type="string">
            <text:p text:style-name="P18">ProvisioningSessionRequest@Updatable</text:p>
          </table:table-cell>
          <table:table-cell table:style-name="Table74.B2" office:value-type="string">
            <text:p text:style-name="P13">Updatabl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LifeTime</text:p>
          </table:table-cell>
          <table:table-cell table:style-name="Table74.B2" office:value-type="string">
            <text:p text:style-name="P13">SessionLifeTime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Limit</text:p>
          </table:table-cell>
          <table:table-cell table:style-name="Table74.B2" office:value-type="string">
            <text:p text:style-name="P18">SessionKeyLimit</text:p>
          </table:table-cell>
        </table:table-row>
        <table:table-row table:style-name="Table74.2">
          <table:table-cell table:style-name="Table74.A2" office:value-type="string">
            <text:p text:style-name="P18">ProvisioningSessionRequest@SessionKeyAlgorithm</text:p>
          </table:table-cell>
          <table:table-cell table:style-name="Table74.B2" office:value-type="string">
            <text:p text:style-name="P18">SessionKeyAlgorithm</text:p>
          </table:table-cell>
        </table:table-row>
        <table:table-row table:style-name="Table74.2">
          <table:table-cell table:style-name="Table74.A2" office:value-type="string">
            <text:p text:style-name="P18">ServerEphemeralKey/*/ECKeyValue</text:p>
          </table:table-cell>
          <table:table-cell table:style-name="Table74.B2" office:value-type="string">
            <text:p text:style-name="P13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3">ClientTime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81"/>
      <text:p text:style-name="P30"/>
      <text:p text:style-name="P30"/>
      <text:p text:style-name="P30"/>
      <text:p text:style-name="P51">Continued on the next page...</text:p>
      <text:p text:style-name="P84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70">createProvisioningSession</text:span><text:span text:style-name="T62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86">&lt;</text:span><text:reference-mark-start text:name="prov.sess.resp"/><text:span text:style-name="T28">ProvisioningSessionResponse</text:span><text:reference-mark-end text:name="prov.sess.resp"/><text:span text:style-name="T28"> </text:span><text:span text:style-name="T33">ID</text:span><text:span text:style-name="T14">="_126992b6 … a8a6b484db8f"</text:span></text:p>
            <text:p text:style-name="P58"><text:span text:style-name="T35"><text:s/></text:span><text:span text:style-name="T34"><text:s text:c="51"/>ServerSessionID</text:span><text:span text:style-name="T14">="_0fa47ab3c00c … a67992b6ac61c"<text:line-break/> </text:span><text:span text:style-name="T35"><text:s/></text:span><text:span text:style-name="T34"><text:s/></text:span><text:span text:style-name="T14"><text:s/></text:span><text:span text:style-name="T29"><text:s text:c="48"/></text:span><text:span text:style-name="T34">ClientTime</text:span><text:span text:style-name="T14">="2010-03-18T11:23:29Z"</text:span><text:span text:style-name="T89"><text:line-break/></text:span><text:span text:style-name="T14"> </text:span><text:span text:style-name="T35"><text:s/></text:span><text:span text:style-name="T34"><text:s/></text:span><text:span text:style-name="T14"><text:s/></text:span><text:span text:style-name="T29"><text:s text:c="48"/></text:span><text:span text:style-name="T34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89"><text:line-break/></text:span></text:p>
            <text:p text:style-name="P58"><text:span text:style-name="T85"><text:s text:c="4"/>&lt;</text:span><text:span text:style-name="T27">ClientEphemeralKey</text:span><text:span text:style-name="T85">&gt;<text:line-break/> <text:s text:c="7"/>&lt;</text:span><text:span text:style-name="T92">ds</text:span><text:span text:style-name="T85">:</text:span><text:span text:style-name="T27">KeyInfo</text:span><text:span text:style-name="T85">&gt;<text:line-break/> <text:s text:c="11"/>&lt;</text:span><text:span text:style-name="T92">ds</text:span><text:span text:style-name="T85">:</text:span><text:span text:style-name="T27">KeyValue</text:span><text:span text:style-name="T85">&gt;<text:line-break/> <text:s text:c="4"/></text:span><text:span text:style-name="T90"><text:s text:c="11"/>&lt;</text:span><text:span text:style-name="T94">dsig11</text:span><text:span text:style-name="T90">:</text:span><text:span text:style-name="T27">ECKeyValue</text:span><text:span text:style-name="T90">&gt;</text:span></text:p>
            <text:p text:style-name="P58"><text:s text:c="20"/>&lt;<text:span text:style-name="T91">dsig11</text:span><text:span text:style-name="T84">:</text:span><text:span text:style-name="T27">NamedCurve</text:span> <text:span text:style-name="T32">URI</text:span>="urn:oid:1.2.840.10045.3.1.7"/&gt;</text:p>
            <text:p text:style-name="P58"><text:s text:c="20"/>&lt;<text:span text:style-name="T91">dsig11</text:span><text:span text:style-name="T84">:</text:span><text:span text:style-name="T27">PublicKey</text:span>&gt;<text:span text:style-name="T85">PRZre90SQLp … 16m9FokKxV3F40Y=</text:span>&lt;/<text:span text:style-name="T91">dsig11</text:span><text:span text:style-name="T84">:</text:span><text:span text:style-name="T27">PublicKey</text:span>&gt;</text:p>
            <text:p text:style-name="P58"><text:s text:c="16"/>&lt;/<text:span text:style-name="T91">dsig11</text:span><text:span text:style-name="T84">:</text:span><text:span text:style-name="T27">ECKeyValue</text:span>&gt;</text:p>
            <text:p text:style-name="P58"><text:span text:style-name="T85"><text:s text:c="12"/>&lt;/</text:span><text:span text:style-name="T92">ds</text:span><text:span text:style-name="T85">:</text:span><text:span text:style-name="T27">KeyValue</text:span><text:span text:style-name="T85">&gt;<text:line-break/> <text:s text:c="7"/>&lt;/</text:span><text:span text:style-name="T92">ds</text:span><text:span text:style-name="T85">:</text:span><text:span text:style-name="T27">KeyInfo</text:span><text:span text:style-name="T85">&gt;<text:line-break/> <text:s text:c="3"/>&lt;/</text:span><text:span text:style-name="T27">ClientEphemeralKey</text:span><text:span text:style-name="T85">&gt;<text:line-break/> <text:s text:c="3"/>&lt;</text:span><text:span text:style-name="T27">DeviceCertificate</text:span><text:span text:style-name="T85">&gt; </text:span></text:p>
            <text:p text:style-name="P58"><text:span text:style-name="T85"><text:s text:c="8"/>&lt;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12"/>&lt;</text:span><text:span text:style-name="T92">ds</text:span><text:span text:style-name="T85">:</text:span><text:span text:style-name="T27">X509Certificate</text:span><text:span text:style-name="T85">&gt;MIIC2TCCAcGgAwIBAg ... hugc53W4nNzggt2w==&lt;/</text:span><text:span text:style-name="T92">ds</text:span><text:span text:style-name="T85">:</text:span><text:span text:style-name="T27">X509Certificate</text:span><text:span text:style-name="T85">&gt; </text:span></text:p>
            <text:p text:style-name="P58"><text:span text:style-name="T85"><text:s text:c="8"/>&lt;/</text:span><text:span text:style-name="T92">ds</text:span><text:span text:style-name="T85">:</text:span><text:span text:style-name="T27">X509Data</text:span><text:span text:style-name="T85">&gt; </text:span></text:p>
            <text:p text:style-name="P58"><text:span text:style-name="T85"><text:s text:c="4"/>&lt;/</text:span><text:span text:style-name="T27">DeviceCertificate</text:span><text:span text:style-name="T85">&gt;</text:span></text:p>
            <text:p text:style-name="P63"/>
            <text:p text:style-name="P69"><text:span text:style-name="T85">&lt;/</text:span><text:span text:style-name="T30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1">KeyGen2 Element</text:p>
          </table:table-cell>
          <table:table-cell table:style-name="Table76.B1" office:value-type="string">
            <text:p text:style-name="P11">SKS Counterpart</text:p>
          </table:table-cell>
        </table:table-row>
        <table:table-row table:style-name="Table76.2">
          <table:table-cell table:style-name="Table76.A2" office:value-type="string">
            <text:p text:style-name="P18">ProvisioningSessionResponse@ID</text:p>
          </table:table-cell>
          <table:table-cell table:style-name="Table76.B2" office:value-type="string">
            <text:p text:style-name="P13">Client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rverSessionID</text:p>
          </table:table-cell>
          <table:table-cell table:style-name="Table76.B2" office:value-type="string">
            <text:p text:style-name="P18">Input.ServerSessionID</text:p>
          </table:table-cell>
        </table:table-row>
        <table:table-row table:style-name="Table76.2">
          <table:table-cell table:style-name="Table76.A2" office:value-type="string">
            <text:p text:style-name="P18">ProvisioningSessionResponse@ClientTime</text:p>
          </table:table-cell>
          <table:table-cell table:style-name="Table76.B2" office:value-type="string">
            <text:p text:style-name="P13">Input.ClientTime</text:p>
          </table:table-cell>
        </table:table-row>
        <table:table-row table:style-name="Table76.2">
          <table:table-cell table:style-name="Table76.A2" office:value-type="string">
            <text:p text:style-name="P18">ProvisioningSessionResponse@SessionAttestation</text:p>
          </table:table-cell>
          <table:table-cell table:style-name="Table76.B2" office:value-type="string">
            <text:p text:style-name="P18">SessionAttestation</text:p>
          </table:table-cell>
        </table:table-row>
        <table:table-row table:style-name="Table76.2">
          <table:table-cell table:style-name="Table76.A2" office:value-type="string">
            <text:p text:style-name="P18">ClientEphemeralKey/*/ECKeyValue</text:p>
          </table:table-cell>
          <table:table-cell table:style-name="Table76.B2" office:value-type="string">
            <text:p text:style-name="P14">ClientEphemeralKey</text:p>
          </table:table-cell>
        </table:table-row>
        <table:table-row table:style-name="Table76.2">
          <table:table-cell table:style-name="Table76.A2" office:value-type="string">
            <text:p text:style-name="P18">DeviceCertificate/*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</table:table>
      <text:p text:style-name="Text_20_body"/>
      <text:p text:style-name="P30">Note: A few non-SKS-related <text:span text:style-name="CrossRef"><text:reference-ref text:reference-format="text" text:ref-name="keygen2">KeyGen2</text:reference-ref></text:span> elements were omitted for brevity.</text:p>
      <text:p text:style-name="P30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11" text:outline-level="2"><text:reference-mark-start text:name="closeProvisioningSession"/><text:span text:style-name="T62">closeProvisioningSession</text:span><text:reference-mark-end text:name="closeProvisioningSession"/><text:span text:style-name="T62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Name</text:p>
          </table:table-cell>
          <table:table-cell table:style-name="Table10.A1" office:value-type="string">
            <text:p text:style-name="P11">Type</text:p>
          </table:table-cell>
          <table:table-cell table:style-name="Table10.C1" office:value-type="string">
            <text:p text:style-name="P11">Comment</text:p>
          </table:table-cell>
        </table:table-row>
        <table:table-row table:style-name="Table10.2">
          <table:table-cell table:style-name="Table10.A2" office:value-type="string">
            <text:p text:style-name="P14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4">MAC</text:p>
          </table:table-cell>
          <table:table-cell table:style-name="Table10.A2" office:value-type="string">
            <text:p text:style-name="P3">byte<text:span text:style-name="T5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Name</text:p>
          </table:table-cell>
          <table:table-cell table:style-name="Table11.A1" office:value-type="string">
            <text:p text:style-name="P11">Type</text:p>
          </table:table-cell>
          <table:table-cell table:style-name="Table11.C1" office:value-type="string">
            <text:p text:style-name="P11">Comment</text:p>
          </table:table-cell>
        </table:table-row>
        <table:table-row table:style-name="Table11.2">
          <table:table-cell table:style-name="Table11.A2" office:value-type="string">
            <text:p text:style-name="P14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4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</text:p>
          </table:table-cell>
        </table:table-row>
      </table:table>
      <text:p text:style-name="P38"/>
      <text:p text:style-name="Text_20_body"><text:span text:style-name="T65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029794203" text:continue-numbering="true" text:style-name="L1">
        <text:list-item>
          <text:p text:style-name="P99">There is an open provisioning session associated with <text:span text:style-name="T65">ProvisioningHandle</text:span></text:p>
        </text:list-item>
        <text:list-item>
          <text:p text:style-name="P93">The <text:span text:style-name="T68">MAC</text:span><text:span text:style-name="T44"> computes correctly using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    <text:p text:style-name="P93"><text:span text:style-name="T44"><text:s text:c="8"/></text:span><text:span text:style-name="T43">Data </text:span><text:span text:style-name="T83">=</text:span><text:span text:style-name="T43"> </text:span><text:span text:style-name="T39"><text:s/></text:span><text:span text:style-name="T65">ClientSessionID</text:span><text:span text:style-name="T39"> || </text:span><text:span text:style-name="T65">ServerSessionID</text:span><text:span text:style-name="T39"> || </text:span><text:span text:style-name="T65">IssuerURI</text:span></text:p>
        </text:list-item>
        <text:list-item>
          <text:p text:style-name="P100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4">There are no unreferenced PIN or PUK policy objects. <text:s/><text:span text:style-name="T39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0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T65">Updatable</text:span> <text:span text:style-name="T50">flag is true.</text:span></text:p>
      <text:p text:style-name="Text_20_body"><text:span text:style-name="T50">If the verification is successful, </text:span><text:span text:style-name="T70">closeProvisioningSession</text:span><text:span text:style-name="T50"> MUST also reassign the provisioning session ownership to the current (closing) session for </text:span><text:span text:style-name="T52">all</text:span><text:span text:style-name="T50"> objects belonging to sessions that have been subject to a post provisioning operation. <text:s/>The original session objects MUST subsequently be deleted since they have no mission anymore.</text:span></text:p>
      <text:p text:style-name="P30"><text:span text:style-name="T50">Using </text:span><text:span text:style-name="CrossRef"><text:span text:style-name="T59"><text:reference-ref text:reference-format="text" text:ref-name="keygen2">KeyGen2</text:reference-ref></text:span></text:span><text:span text:style-name="T50"> </text:span><text:span text:style-name="T70">closeProvisioningSession</text:span><text:span text:style-name="T50"> is invoked as the last step of processing </text:span><text:span text:style-name="CrossRef"><text:span text:style-name="T59"><text:reference-ref text:reference-format="text" text:ref-name="cred.depl.req">CredentialDeploymentRequest</text:reference-ref></text:span></text:span><text:span text:style-name="T50">.</text:span></text:p>
      <text:p text:style-name="P38"><text:span text:style-name="T51">The </text:span><text:span text:style-name="T68">AttestedResponse</text:span><text:span text:style-name="T51"> is the result of attesting:</text:span></text:p>
      <text:p text:style-name="P38"><text:span text:style-name="T51"><text:tab/> </text:span><text:span text:style-name="T53">Data</text:span><text:span text:style-name="T51"> = </text:span><text:span text:style-name="T72">"</text:span><text:span text:style-name="T70">Success"</text:span><text:span text:style-name="T50"> || </text:span><text:span text:style-name="CrossRef"><text:span text:style-name="T59"><text:reference-ref text:reference-format="text" text:ref-name="mac.seq.cnt">MACSequenceCounter</text:reference-ref></text:span></text:span>.</text:p>
      <text:p text:style-name="Text_20_body"><text:span text:style-name="T40">See </text:span><text:span text:style-name="CrossRef"><text:reference-ref text:reference-format="text" text:ref-name="SKSAttestations">Attestations</text:reference-ref></text:span>. <text:s/>Note that <text:span text:style-name="CrossRef"><text:span text:style-name="T59"><text:reference-ref text:reference-format="text" text:ref-name="mac.seq.cnt">MACSequenceCounter</text:reference-ref></text:span></text:span> is <text:span text:style-name="T1">incremented</text:span> by the initial MAC operation.</text:p>
      <text:h text:style-name="P113" text:outline-level="2"><text:reference-mark-start text:name="getProvSess"/>getProvisioningSession<text:reference-mark-end text:name="getProvSess"/> (3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1">Name</text:p>
          </table:table-cell>
          <table:table-cell table:style-name="Table36.A1" office:value-type="string">
            <text:p text:style-name="P11">Type</text:p>
          </table:table-cell>
          <table:table-cell table:style-name="Table36.C1" office:value-type="string">
            <text:p text:style-name="P11">Comment</text:p>
          </table:table-cell>
        </table:table-row>
        <table:table-row table:style-name="Table36.2">
          <table:table-cell table:style-name="Table36.A2" office:value-type="string">
            <text:p text:style-name="P14">ServerSessionID</text:p>
          </table:table-cell>
          <table:table-cell table:style-name="Table36.A2" office:value-type="string">
            <text:p text:style-name="P3">id</text:p>
          </table:table-cell>
          <table:table-cell table:style-name="Table36.C2" table:number-rows-spanned="3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6.2">
          <table:table-cell table:style-name="Table36.A2" office:value-type="string">
            <text:p text:style-name="P14">ClientSessionID</text:p>
          </table:table-cell>
          <table:table-cell table:style-name="Table36.A2" office:value-type="string">
            <text:p text:style-name="P3">id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4">IssuerURI</text:p>
          </table:table-cell>
          <table:table-cell table:style-name="Table3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1">Name</text:p>
          </table:table-cell>
          <table:table-cell table:style-name="Table37.A1" office:value-type="string">
            <text:p text:style-name="P11">Type</text:p>
          </table:table-cell>
          <table:table-cell table:style-name="Table37.C1" office:value-type="string">
            <text:p text:style-name="P11">Comment</text:p>
          </table:table-cell>
        </table:table-row>
        <table:table-row table:style-name="Table37.2">
          <table:table-cell table:style-name="Table37.A2" office:value-type="string">
            <text:p text:style-name="P14">Status</text:p>
          </table:table-cell>
          <table:table-cell table:style-name="Table37.A2" office:value-type="string">
            <text:p text:style-name="P3">byte</text:p>
          </table:table-cell>
          <table:table-cell table:style-name="Table3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4">ProvisioningHandle</text:p>
          </table:table-cell>
          <table:table-cell table:style-name="Table37.A2" office:value-type="string">
            <text:p text:style-name="P3">int</text:p>
          </table:table-cell>
          <table:table-cell table:style-name="Table37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70">getProvisioningSession</text:span> is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h text:style-name="P111" text:outline-level="2">enumerateProvisioningSessions (4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1">Name</text:p>
          </table:table-cell>
          <table:table-cell table:style-name="Table40.A1" office:value-type="string">
            <text:p text:style-name="P11">Type</text:p>
          </table:table-cell>
          <table:table-cell table:style-name="Table40.C1" office:value-type="string">
            <text:p text:style-name="P11">Comment</text:p>
          </table:table-cell>
        </table:table-row>
        <table:table-row table:style-name="Table40.2">
          <table:table-cell table:style-name="Table40.A2" office:value-type="string">
            <text:p text:style-name="P14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1">Name</text:p>
          </table:table-cell>
          <table:table-cell table:style-name="Table39.A1" office:value-type="string">
            <text:p text:style-name="P11">Type</text:p>
          </table:table-cell>
          <table:table-cell table:style-name="Table39.C1" office:value-type="string">
            <text:p text:style-name="P11">Comment</text:p>
          </table:table-cell>
        </table:table-row>
        <table:table-row table:style-name="Table39.2">
          <table:table-cell table:style-name="Table39.A2" office:value-type="string">
            <text:p text:style-name="P14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5"><text:span text:style-name="T53">The following elements MUST only be emitted if</text:span><text:span text:style-name="T54"> </text:span>ProvisioningHandle<text:span text:style-name="T51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4">IsOpen</text:p>
          </table:table-cell>
          <table:table-cell table:style-name="Table39.A2" office:value-type="string">
            <text:p text:style-name="P3">bool</text:p>
          </table:table-cell>
          <table:table-cell table:style-name="Table39.C2" office:value-type="string">
            <text:p text:style-name="P2">True if the session is open</text:p>
          </table:table-cell>
        </table:table-row>
        <table:table-row table:style-name="Table39.2">
          <table:table-cell table:style-name="Table39.A2" office:value-type="string">
            <text:p text:style-name="P14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0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4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4">IssuerURI</text:p>
          </table:table-cell>
          <table:table-cell table:style-name="Table3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P38"/>
      <text:p text:style-name="P38"><text:span text:style-name="T70">enumerateProvisioningSessions</text:span> is used for enumerating provisioning session data which is primarily of interest for debugging and “cleaning” purposes.</text:p>
      <text:p text:style-name="P38">The input <text:span text:style-name="T69">Provisioning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ProvisioningHandle</text:span><text:span text:style-name="T46"> as input to the next call.</text:span></text:p>
      <text:p text:style-name="P38"><text:span text:style-name="T46">When </text:span><text:span text:style-name="T68">enumerateProvisioningSessions</text:span><text:span text:style-name="T44"> returns with a </text:span><text:span text:style-name="T68">ProvisioningHandle</text:span><text:span text:style-name="T44"> = 0xFFFFFFFF there are no more provisioning objects to read.</text:span></text:p>
      <text:h text:style-name="P112" text:outline-level="2">abortProvisioningSession (5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Type</text:p>
          </table:table-cell>
          <table:table-cell table:style-name="Table4.C1" office:value-type="string">
            <text:p text:style-name="P11">Comment</text:p>
          </table:table-cell>
        </table:table-row>
        <table:table-row table:style-name="Table4.2">
          <table:table-cell table:style-name="Table4.A2" office:value-type="string">
            <text:p text:style-name="P14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Name</text:p>
          </table:table-cell>
          <table:table-cell table:style-name="Table5.A1" office:value-type="string">
            <text:p text:style-name="P11">Type</text:p>
          </table:table-cell>
          <table:table-cell table:style-name="Table5.C1" office:value-type="string">
            <text:p text:style-name="P11">Comment</text:p>
          </table:table-cell>
        </table:table-row>
        <table:table-row table:style-name="Table5.2">
          <table:table-cell table:style-name="Table5.A2" office:value-type="string">
            <text:p text:style-name="P14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11" text:outline-level="2"><text:reference-mark-start text:name="sign.prov.sess.data"/>signProvisioningSessionData<text:reference-mark-end text:name="sign.prov.sess.data"/> (6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1">Name</text:p>
          </table:table-cell>
          <table:table-cell table:style-name="Table71.A1" office:value-type="string">
            <text:p text:style-name="P11">Type</text:p>
          </table:table-cell>
          <table:table-cell table:style-name="Table71.C1" office:value-type="string">
            <text:p text:style-name="P11">Comment</text:p>
          </table:table-cell>
        </table:table-row>
        <table:table-row table:style-name="Table71.2">
          <table:table-cell table:style-name="Table71.A2" office:value-type="string">
            <text:p text:style-name="P14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4">Data</text:p>
          </table:table-cell>
          <table:table-cell table:style-name="Table71.A2" office:value-type="string">
            <text:p text:style-name="P3">byte[<text:span text:style-name="T5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1">Name</text:p>
          </table:table-cell>
          <table:table-cell table:style-name="Table72.A1" office:value-type="string">
            <text:p text:style-name="P11">Type</text:p>
          </table:table-cell>
          <table:table-cell table:style-name="Table72.C1" office:value-type="string">
            <text:p text:style-name="P11">Comment</text:p>
          </table:table-cell>
        </table:table-row>
        <table:table-row table:style-name="Table72.2">
          <table:table-cell table:style-name="Table72.A2" office:value-type="string">
            <text:p text:style-name="P14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4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0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0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65"><text:tab/>Result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External Signature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68">Data</text:span><text:span text:style-name="T39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12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Name</text:p>
          </table:table-cell>
          <table:table-cell table:style-name="Table12.A1" office:value-type="string">
            <text:p text:style-name="P11">Type</text:p>
          </table:table-cell>
          <table:table-cell table:style-name="Table12.C1" office:value-type="string">
            <text:p text:style-name="P11">Comment</text:p>
          </table:table-cell>
        </table:table-row>
        <table:table-row table:style-name="Table12.2">
          <table:table-cell table:style-name="Table12.A2" office:value-type="string">
            <text:p text:style-name="P14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4">ID</text:p>
          </table:table-cell>
          <table:table-cell table:style-name="Table12.A2" office:value-type="string">
            <text:p text:style-name="P10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4">PUKValue</text:p>
          </table:table-cell>
          <table:table-cell table:style-name="Table12.A2" office:value-type="string">
            <text:p text:style-name="P3">byte[<text:span text:style-name="T5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4">RetryLimi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1">Name</text:p>
          </table:table-cell>
          <table:table-cell table:style-name="Table13.A1" office:value-type="string">
            <text:p text:style-name="P11">Type</text:p>
          </table:table-cell>
          <table:table-cell table:style-name="Table13.C1" office:value-type="string">
            <text:p text:style-name="P11">Comment</text:p>
          </table:table-cell>
        </table:table-row>
        <table:table-row table:style-name="Table13.2">
          <table:table-cell table:style-name="Table13.A2" office:value-type="string">
            <text:p text:style-name="P14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4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65">createPUKPolicy</text:span><text:span text:style-name="T62"> creates a local PUK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PINPolicy">createPINPolicy</text:reference-ref></text:span><text:span text:style-name="T62"> method.</text:span></text:p>
      <text:p text:style-name="P30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h text:style-name="P111" text:outline-level="2"><text:reference-mark-start text:name="createPINPolicy"/><text:span text:style-name="T62">createPINPolicy</text:span><text:reference-mark-end text:name="createPINPolicy"/><text:span text:style-name="T62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Name</text:p>
          </table:table-cell>
          <table:table-cell table:style-name="Table14.A1" office:value-type="string">
            <text:p text:style-name="P11">Type</text:p>
          </table:table-cell>
          <table:table-cell table:style-name="Table14.C1" office:value-type="string">
            <text:p text:style-name="P11">Comment</text:p>
          </table:table-cell>
        </table:table-row>
        <table:table-row table:style-name="Table14.2">
          <table:table-cell table:style-name="Table14.A2" office:value-type="string">
            <text:p text:style-name="P14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4">ID</text:p>
          </table:table-cell>
          <table:table-cell table:style-name="Table14.A2" office:value-type="string">
            <text:p text:style-name="P10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4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4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RetryLimi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4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1">Name</text:p>
          </table:table-cell>
          <table:table-cell table:style-name="Table15.A1" office:value-type="string">
            <text:p text:style-name="P11">Type</text:p>
          </table:table-cell>
          <table:table-cell table:style-name="Table15.C1" office:value-type="string">
            <text:p text:style-name="P11">Comment</text:p>
          </table:table-cell>
        </table:table-row>
        <table:table-row table:style-name="Table15.2">
          <table:table-cell table:style-name="Table15.A2" office:value-type="string">
            <text:p text:style-name="P14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4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65">createPINPolicy</text:span><text:span text:style-name="T62"> creates a local PIN policy object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to be referenced by subsequent calls to the </text:span><text:span text:style-name="CrossRef"><text:reference-ref text:reference-format="text" text:ref-name="createKeyPair">createKeyPair</text:reference-ref></text:span><text:span text:style-name="T62"> method.</text:span></text:p>
      <text:p text:style-name="P38"><text:span text:style-name="T62">If </text:span><text:span text:style-name="T65">PUKPolicyHandle</text:span><text:span text:style-name="T62"> is zero no PUK is associated with the PIN policy object.</text:span></text:p>
      <text:p text:style-name="P28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1"/>
      <text:p text:style-name="P38"/>
      <text:h text:style-name="P111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Name</text:p>
          </table:table-cell>
          <table:table-cell table:style-name="Table16.A1" office:value-type="string">
            <text:p text:style-name="P11">Type</text:p>
          </table:table-cell>
          <table:table-cell table:style-name="Table16.C1" office:value-type="string">
            <text:p text:style-name="P11">Comment</text:p>
          </table:table-cell>
        </table:table-row>
        <table:table-row table:style-name="Table16.2">
          <table:table-cell table:style-name="Table16.A2" office:value-type="string">
            <text:p text:style-name="P14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4">AttestationAlgorithm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ssuerSeed</text:p>
          </table:table-cell>
          <table:table-cell table:style-name="Table16.A2" office:value-type="string">
            <text:p text:style-name="P3">byte<text:span text:style-name="T56">⁮[32]</text:span></text:p>
          </table:table-cell>
          <table:table-cell table:style-name="Table16.C2" office:value-type="string">
            <text:p text:style-name="P2">Issuer input to the random number generation process. <text:s/>See <text:span text:style-name="CrossRef"><text:reference-ref text:reference-format="text" text:ref-name="issuer.seed">Issu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ID</text:p>
          </table:table-cell>
          <table:table-cell table:style-name="Table16.A2" office:value-type="string">
            <text:p text:style-name="P10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4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Object which MUST depending on <text:span text:style-name="T65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65">PrivateKey</text:span><text:span text:style-name="T39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65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4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FriendlyName</text:p>
          </table:table-cell>
          <table:table-cell table:style-name="Table1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4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9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4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9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4">NamedCurve</text:p>
          </table:table-cell>
          <table:table-cell table:style-name="Table16.A2" office:value-type="string">
            <text:p text:style-name="P3"><text:span text:style-name="T56">byte⁮[</text:span><text:span text:style-name="T58"> </text:span><text:span text:style-name="T56">]</text:span></text:p>
          </table:table-cell>
          <table:table-cell table:style-name="Table16.C2" office:value-type="string">
            <text:p text:style-name="Table_20_Contents"><text:span text:style-name="T46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Name</text:p>
          </table:table-cell>
          <table:table-cell table:style-name="Table17.A1" office:value-type="string">
            <text:p text:style-name="P11">Type</text:p>
          </table:table-cell>
          <table:table-cell table:style-name="Table17.C1" office:value-type="string">
            <text:p text:style-name="P11">Comment</text:p>
          </table:table-cell>
        </table:table-row>
        <table:table-row table:style-name="Table17.2">
          <table:table-cell table:style-name="Table17.A2" office:value-type="string">
            <text:p text:style-name="P14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GeneratedPublic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4">KeyAttestation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PrivateKey</text:p>
          </table:table-cell>
          <table:table-cell table:style-name="Table1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65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4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65">createKeyPair</text:span><text:span text:style-name="T62"> generates an asymmetric key-pair </text:span><text:span text:style-name="T54">in the </text:span><text:span text:style-name="CrossRef"><text:reference-ref text:reference-format="text" text:ref-name="cred.db">Credential Database</text:reference-ref></text:span><text:span text:style-name="T54"> </text:span><text:span text:style-name="T62">according to the issuer's specification.</text:span></text:p>
      <text:p text:style-name="P83">Remarks</text:p>
      <text:p text:style-name="P38"><text:span text:style-name="T69">KeyHandle</text:span><text:span text:style-name="T61"> MUST be </text:span><text:span text:style-name="T2">static</text:span><text:span text:style-name="T61">, </text:span><text:span text:style-name="T2">unique</text:span><text:span text:style-name="T61"> and never be reused.</text:span></text:p>
      <text:p text:style-name="P38"><text:span text:style-name="T62">If </text:span><text:span text:style-name="T65">PINPolicyHandle</text:span><text:span text:style-name="T62"> is zero the key is not PIN-protected.</text:span></text:p>
      <text:p text:style-name="P38"><text:span text:style-name="T62">A </text:span><text:span text:style-name="T65">PINPolicyHandle</text:span><text:span text:style-name="T62"> value of 0xFFFFFFFF presumes that the target SKS supports a “device PUK/PIN”, </text:span><text:span text:style-name="T2">otherwise an error is returned</text:span><text:span text:style-name="T62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2">.</text:span></text:p>
      <text:p text:style-name="P30">A compliant SKS SHOULD use 65537 as the default RSA exponent value.</text:p>
      <text:p text:style-name="P38">How <text:reference-mark-start text:name="issuer.seed"/><text:span text:style-name="T67">Issu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62">A non-zero </text:span><text:span text:style-name="T69">BiometricProtection</text:span><text:span text:style-name="T62"> value presumes that the target SKS supports </text:span><text:span text:style-name="CrossRef"><text:reference-ref text:reference-format="text" text:ref-name="biometricoption">Biometric Protection</text:reference-ref></text:span><text:span text:style-name="T62">, </text:span><text:span text:style-name="T2">otherwise an error is returned</text:span><text:span text:style-name="T62">. <text:s/>See </text:span><text:span text:style-name="CrossRef"><text:reference-ref text:reference-format="text" text:ref-name="getDeviceData">getDeviceInfo</text:reference-ref></text:span><text:span text:style-name="T62">.</text:span></text:p>
      <text:p text:style-name="P38"><text:span text:style-name="T62">To assure the issuer that the generated key-pair actually resides in the SKS, the public key, together with attributes and protection objects are attested (s</text:span><text:span text:style-name="T46">ee </text:span><text:span text:style-name="CrossRef"><text:span text:style-name="T63"><text:reference-ref text:reference-format="text" text:ref-name="SKSAttestations">Attestations</text:reference-ref></text:span></text:span><text:span text:style-name="T62">) by the SKS according to the following </text:span><text:span text:style-name="T2">Data</text:span><text:span text:style-name="T62"> scheme:<text:line-break/></text:span></text:p>
      <text:p text:style-name="P30"/>
      <text:p text:style-name="P30"/>
      <text:p text:style-name="P30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Data ("PUK Policy=");</text:p>
            <text:p text:style-name="P59"><text:span text:style-name="T74">if</text:span> (PINPolicyHandle == 0 || PINPolicyHandle.PUKPolicyHandle == 0)</text:p>
            <text:p text:style-name="P59"><text:s text:c="2"/>{</text:p>
            <text:p text:style-name="P60"><text:s text:c="4"/>addData ("N/A");</text:p>
            <text:p text:style-name="P60"><text:s text:c="2"/>}</text:p>
            <text:p text:style-name="P60"><text:span text:style-name="T74">else if</text:span> (PINPolicyHandle == 0xFFFFFFFF) <text:s/><text:span text:style-name="T75">// Device PIN implies device PUK</text:span></text:p>
            <text:p text:style-name="P60"><text:s text:c="2"/>{</text:p>
            <text:p text:style-name="P60"><text:s text:c="4"/>addData ("Device");</text:p>
            <text:p text:style-name="P60"><text:s text:c="2"/>}</text:p>
            <text:p text:style-name="P60"><text:span text:style-name="T74">else</text:span> <text:s/><text:span text:style-name="T75">// Standard PUK</text:span></text:p>
            <text:p text:style-name="P60"><text:s text:c="2"/>{</text:p>
            <text:p text:style-name="P60"><text:s text:c="4"/>addData (PINPolicyHandle.PUKPolicyHandle.ID);</text:p>
            <text:p text:style-name="P60"><text:s text:c="4"/>addData (PINPolicyHandle.PUKPolicyHandle.RetryLimit);</text:p>
            <text:p text:style-name="P60"><text:s text:c="4"/>addData (PINPolicyHandle.PUKPolicyHandle.<text:span text:style-name="T1">clearTextPUKValue</text:span><text:span text:style-name="T59"> ()</text:span>);</text:p>
            <text:p text:style-name="P60"><text:s text:c="4"/>addData (PINPolicyHandle.PUKPolicyHandle.Format);</text:p>
            <text:p text:style-name="P60"><text:s text:c="2"/>}</text:p>
            <text:p text:style-name="P60">addData (<text:span text:style-name="T64">"</text:span>PIN Policy=<text:span text:style-name="T64">"</text:span>);</text:p>
            <text:p text:style-name="P59"><text:span text:style-name="T74">if</text:span> (PINPolicyHandle == 0) <text:s/><text:span text:style-name="T75">// The key is not PIN protected</text:span></text:p>
            <text:p text:style-name="P59"><text:s text:c="2"/>{</text:p>
            <text:p text:style-name="P59"><text:s text:c="4"/>addData ("N/A");</text:p>
            <text:p text:style-name="P59"><text:s text:c="2"/>}</text:p>
            <text:p text:style-name="P59"><text:span text:style-name="T74">else if</text:span> (PINPolicyHandle == 0xFFFFFFFF) <text:s/><text:span text:style-name="T75">// The key is protected by a device PIN</text:span></text:p>
            <text:p text:style-name="P59"><text:s text:c="2"/>{</text:p>
            <text:p text:style-name="P59"><text:s text:c="4"/>addData ("Device");</text:p>
            <text:p text:style-name="P59"><text:s text:c="2"/>}</text:p>
            <text:p text:style-name="P59"><text:span text:style-name="T74">else</text:span> <text:s/><text:span text:style-name="T75">// Standard PIN protection</text:span></text:p>
            <text:p text:style-name="P59"><text:span text:style-name="T75"><text:s text:c="2"/></text:span>{</text:p>
            <text:p text:style-name="P60"><text:s text:c="4"/>addData (PINPolicyHandle.ID);</text:p>
            <text:p text:style-name="P64"><text:s text:c="4"/>addData (PINPolicyHandle.UserDefined);</text:p>
            <text:p text:style-name="P64"><text:s text:c="4"/>addData (PINPolicyHandle.UserDefined ? <text:span text:style-name="T4">"N/A" :</text:span> <text:span text:style-name="T1">clearTextPINValue</text:span><text:span text:style-name="T59"> ()</text:span>);</text:p>
            <text:p text:style-name="P64"><text:s text:c="4"/>addData (PINPolicyHandle.UserModifiable);</text:p>
            <text:p text:style-name="P60"><text:s text:c="4"/>addData (PINPolicyHandle.Format);</text:p>
            <text:p text:style-name="P64"><text:s text:c="4"/>addData (PINPolicyHandle.RetryLimit);</text:p>
            <text:p text:style-name="P64"><text:s text:c="4"/>addData (PINPolicyHandle.Grouping);</text:p>
            <text:p text:style-name="P60"><text:s text:c="4"/>addData (PINPolicyHandle.PatternRestrictions);</text:p>
            <text:p text:style-name="P60"><text:s text:c="4"/>addData (PINPolicyHandle.MinLength);</text:p>
            <text:p text:style-name="P60"><text:s text:c="4"/>addData (PINPolicyHandle.MaxLength);</text:p>
            <text:p text:style-name="P60"><text:s text:c="4"/>addData (PINPolicyHandle.InputMethod);</text:p>
            <text:p text:style-name="P60"><text:s text:c="2"/>}</text:p>
            <text:p text:style-name="P60">addData (<text:span text:style-name="T64">"</text:span>Key=<text:span text:style-name="T64">"</text:span>);</text:p>
            <text:p text:style-name="P60">addData (ID);</text:p>
            <text:p text:style-name="P60">addData (IssuerSeed);</text:p>
            <text:p text:style-name="P60">addData (GeneratedPublicKey);</text:p>
            <text:p text:style-name="P60">addData (<text:span text:style-name="T59">PrivateKeyBackup</text:span>);</text:p>
            <text:p text:style-name="P60">addData (BiometricProtection);</text:p>
            <text:p text:style-name="P60">addData (<text:span text:style-name="T59">ExportPolicy</text:span>);</text:p>
            <text:p text:style-name="P60">addData (<text:span text:style-name="T59">Updatable</text:span>);</text:p>
            <text:p text:style-name="P60">addData (<text:span text:style-name="T59">DeletePolicy</text:span>);</text:p>
            <text:p text:style-name="P60">addData (EnablePINCaching);</text:p>
            <text:p text:style-name="P60">addData (<text:span text:style-name="T59">ImportPrivateKey</text:span>);</text:p>
            <text:p text:style-name="P60">addData (<text:span text:style-name="T59">KeyUsage</text:span>);</text:p>
            <text:p text:style-name="P60">addData (<text:span text:style-name="T59">FriendlyName</text:span>);</text:p>
          </table:table-cell>
        </table:table-row>
      </table:table>
      <text:p text:style-name="P52"/>
      <text:p text:style-name="P52"/>
      <text:p text:style-name="P52">Continued on the next page...</text:p>
      <text:p text:style-name="P84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86">&lt;</text:span><text:reference-mark-start text:name="keyinitreq"/><text:span text:style-name="T28">KeyInitializationRequest</text:span><text:reference-mark-end text:name="keyinitreq"/><text:span text:style-name="T7"> </text:span><text:span text:style-name="T33">KeyAttestationAlgorithm</text:span><text:span text:style-name="T86">="http://xmlns.webpki.org/keygen2/1.0#algorithm.ka1" </text:span><text:span text:style-name="T7"> </text:span><text:span text:style-name="T16">…</text:span><text:span text:style-name="T7"> <text:s/>&gt;<text:line-break/></text:span><text:span text:style-name="T85"><text:line-break/> <text:s text:c="3"/></text:span>&lt;<text:span text:style-name="T27">CreateObject</text:span>&gt;<text:line-break/> <text:s text:c="3"/>    &lt;<text:span text:style-name="T26">PUKPolicy</text:span> <text:span text:style-name="T31">ID</text:span>="PUK.1" <text:span text:style-name="T31">Format</text:span>="numeric" <text:span text:style-name="T31">RetryLimit</text:span>="3" <text:span text:style-name="T31">Value</text:span>="mjRKrcuO <text:span text:style-name="T37">... </text:span>1O/e9mgMf3qw"&gt;<text:line-break/>  <text:s text:c="3"/>       &lt;<text:span text:style-name="T26">PINPolicy</text:span> <text:span text:style-name="T31">ID</text:span>="PIN.1" <text:span text:style-name="T31">Format</text:span>="numeric" <text:span text:style-name="T31">Grouping</text:span>="shared" <text:span text:style-name="T31">MaxLength</text:span>="8" <text:span text:style-name="T31">MinLength</text:span>="4"<text:line-break/> <text:s text:c="30"/><text:span text:style-name="T31">PatternRestrictions</text:span>="three-in-a-row sequence" <text:span text:style-name="T31">RetryLimit</text:span>="3"&gt;<text:line-break/> <text:s text:c="3"/>            &lt;<text:span text:style-name="T26">KeyPair</text:span> <text:span text:style-name="T31">ID</text:span>="Key.1" <text:span text:style-name="T31">KeyUsage</text:span>="encryption" <text:span text:style-name="T31">IssuerSeed</text:span>=”<text:span text:style-name="T86">4cYeJnFRuPgznqE ... H2BEElFWrM42</text:span>”&gt;<text:line-break/> <text:s text:c="3"/>                &lt;<text:span text:style-name="T26">RSA</text:span> <text:span text:style-name="T31">KeySize</text:span>="1024"/&gt;<text:line-break/> <text:s text:c="3"/>            &lt;/<text:span text:style-name="T26">KeyPair</text:span>&gt;<text:line-break/> <text:s text:c="3"/>            &lt;<text:span text:style-name="T26">KeyPair</text:span> <text:span text:style-name="T31">ID</text:span>="Key.2" <text:span text:style-name="T31">KeyUsage</text:span>="authentication" <text:span text:style-name="T31">IssuerSeed</text:span>=”<text:span text:style-name="T86">uP4cRYeJqnFgnE ... Hl2B88ElFWr</text:span>”&gt;<text:line-break/> <text:s text:c="3"/>                &lt;<text:span text:style-name="T26">RSA</text:span> <text:span text:style-name="T31">KeySize</text:span>="2048"/&gt;<text:line-break/> <text:s text:c="3"/>            &lt;/<text:span text:style-name="T26">KeyPair</text:span>&gt;<text:line-break/> <text:s text:c="3"/>        &lt;/<text:span text:style-name="T26">PINPolicy</text:span>&gt;<text:line-break/> <text:s text:c="3"/>    &lt;/<text:span text:style-name="T26">PUKPolicy</text:span>&gt;<text:line-break/> <text:s text:c="3"/>&lt;/<text:span text:style-name="T26">CreateObject</text:span>&gt;</text:p>
            <text:p text:style-name="P58"/>
            <text:p text:style-name="P58"><text:span text:style-name="T86">&lt;/</text:span><text:span text:style-name="T28">KeyInitializationRequest</text:span><text:span text:style-name="T7">&gt;</text:span></text:p>
          </table:table-cell>
        </table:table-row>
      </table:table>
      <text:p text:style-name="Text_20_body"/>
      <text:p text:style-name="P32">This sequence should be interpreted as a request for two RSA keys protected by user-defined (within the specified policy limits) PINs (the same for both keys), where the PINs are governed by an issuer-defined, <text:span text:style-name="T1">protocol wise</text:span> secret PUK.</text:p>
      <text:p text:style-name="P38"><text:span text:style-name="T62">In the sample </text:span><text:span text:style-name="CrossRef"><text:reference-ref text:reference-format="text" text:ref-name="keygen2">KeyGen2</text:reference-ref></text:span><text:span text:style-name="T62"> </text:span><text:span text:style-name="T2">default values</text:span><text:span text:style-name="T62"> have been utilized which is why there are few </text:span><text:span text:style-name="T2">visible</text:span><text:span text:style-name="T62"> key generation attributes.</text:span></text:p>
      <text:p text:style-name="P30"/>
      <text:p text:style-name="Standard"><text:span text:style-name="T62">When using </text:span><text:span text:style-name="CrossRef"><text:reference-ref text:reference-format="text" text:ref-name="keygen2">KeyGen2</text:reference-ref></text:span><text:span text:style-name="T62"> the </text:span><text:span text:style-name="T2">output</text:span><text:span text:style-name="T62"> from </text:span><text:span text:style-name="T65">createKeyPair</text:span><text:span text:style-name="T62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86">&lt;</text:span><text:span text:style-name="T28">KeyInitializationResponse</text:span><text:span text:style-name="T7">  </text:span><text:span text:style-name="T16">…</text:span><text:span text:style-name="T7"> <text:s/>&gt;</text:span><text:span text:style-name="T85"><text:line-break/></text:span></text:p>
            <text:p text:style-name="P58"><text:span text:style-name="T85"><text:s text:c="4"/>&lt;</text:span><text:span text:style-name="T27">GeneratedPublicKey</text:span><text:span text:style-name="T85"> </text:span><text:span text:style-name="T32">ID</text:span><text:span text:style-name="T85">="Key.1" </text:span><text:span text:style-name="T32">KeyAttestation</text:span><text:span text:style-name="T85">="X2oMtrm8rRL … XyTvPuTbergHfnJw=="&gt;<text:line-break/> <text:s text:c="7"/>&lt;</text:span><text:span text:style-name="T92">ds</text:span><text:span text:style-name="T85">:</text:span><text:span text:style-name="T27">KeyInfo</text:span><text:span text:style-name="T85">&gt;<text:line-break/> <text:s text:c="11"/>&lt;</text:span><text:span text:style-name="T92">ds</text:span><text:span text:style-name="T85">:</text:span><text:span text:style-name="T27">KeyValue</text:span><text:span text:style-name="T85">&gt;<text:line-break/> <text:s text:c="15"/>&lt;</text:span><text:span text:style-name="T92">ds</text:span><text:span text:style-name="T85">:</text:span><text:span text:style-name="T27">RSAKeyValue</text:span><text:span text:style-name="T85">&gt;<text:line-break/> <text:s text:c="19"/>&lt;</text:span><text:span text:style-name="T92">ds</text:span><text:span text:style-name="T85">:</text:span><text:span text:style-name="T27">Modulus</text:span><text:span text:style-name="T85">&gt;ALhBpUjJK/mSjPAe/ … fXG8z1V3mVDZTBM7eZ&lt;/</text:span><text:span text:style-name="T92">ds</text:span><text:span text:style-name="T85">:</text:span><text:span text:style-name="T27">Modulus</text:span><text:span text:style-name="T85">&gt;<text:line-break/> <text:s text:c="19"/>&lt;</text:span><text:span text:style-name="T92">ds</text:span><text:span text:style-name="T85">:</text:span><text:span text:style-name="T27">Exponent</text:span><text:span text:style-name="T85">&gt;AQAB&lt;/</text:span><text:span text:style-name="T92">ds</text:span><text:span text:style-name="T85">:</text:span><text:span text:style-name="T27">Exponent</text:span><text:span text:style-name="T85">&gt;<text:line-break/> <text:s text:c="15"/>&lt;/</text:span><text:span text:style-name="T92">ds</text:span><text:span text:style-name="T85">:</text:span><text:span text:style-name="T27">RSAKeyValue</text:span><text:span text:style-name="T85">&gt;<text:line-break/> <text:s text:c="11"/>&lt;/</text:span><text:span text:style-name="T92">ds</text:span><text:span text:style-name="T85">:</text:span><text:span text:style-name="T27">KeyValue</text:span><text:span text:style-name="T85">&gt;<text:line-break/> <text:s text:c="7"/>&lt;/</text:span><text:span text:style-name="T92">ds</text:span><text:span text:style-name="T85">:</text:span><text:span text:style-name="T27">KeyInfo</text:span><text:span text:style-name="T85">&gt;<text:line-break/> <text:s text:c="3"/>&lt;/</text:span><text:span text:style-name="T27">GeneratedPublicKey</text:span><text:span text:style-name="T85">&gt;<text:line-break/> <text:s text:c="3"/>&lt;</text:span><text:span text:style-name="T27">GeneratedPublicKey</text:span><text:span text:style-name="T85"> </text:span><text:span text:style-name="T32">ID</text:span><text:span text:style-name="T85">="Key.2" </text:span><text:span text:style-name="T32">KeyAttestation</text:span><text:span text:style-name="T85">="TbergHftrm8rRL … wyTvPX2XoMunJ=="&gt;<text:line-break/> <text:s text:c="7"/>&lt;</text:span><text:span text:style-name="T92">ds</text:span><text:span text:style-name="T85">:</text:span><text:span text:style-name="T27">KeyInfo</text:span><text:span text:style-name="T85">&gt;<text:line-break/> <text:s text:c="11"/>&lt;</text:span><text:span text:style-name="T92">ds</text:span><text:span text:style-name="T85">:</text:span><text:span text:style-name="T27">KeyValue</text:span><text:span text:style-name="T85">&gt;<text:line-break/> <text:s text:c="15"/>&lt;</text:span><text:span text:style-name="T92">ds</text:span><text:span text:style-name="T85">:</text:span><text:span text:style-name="T27">RSAKeyValue</text:span><text:span text:style-name="T85">&gt;<text:line-break/> <text:s text:c="19"/>&lt;</text:span><text:span text:style-name="T92">ds</text:span><text:span text:style-name="T85">:</text:span><text:span text:style-name="T27">Modulus</text:span><text:span text:style-name="T85">&gt;ADZTBMLhBpUjJKe/ … fXG8z17eZV/mSjPA3mV&lt;/</text:span><text:span text:style-name="T92">ds</text:span><text:span text:style-name="T85">:</text:span><text:span text:style-name="T27">Modulus</text:span><text:span text:style-name="T85">&gt;<text:line-break/> <text:s text:c="19"/>&lt;</text:span><text:span text:style-name="T92">ds</text:span><text:span text:style-name="T85">:</text:span><text:span text:style-name="T27">Exponent</text:span><text:span text:style-name="T85">&gt;AQAB&lt;/</text:span><text:span text:style-name="T92">ds</text:span><text:span text:style-name="T85">:</text:span><text:span text:style-name="T27">Exponent</text:span><text:span text:style-name="T85">&gt;<text:line-break/> <text:s text:c="15"/>&lt;/</text:span><text:span text:style-name="T92">ds</text:span><text:span text:style-name="T85">:</text:span><text:span text:style-name="T27">RSAKeyValue</text:span><text:span text:style-name="T85">&gt;<text:line-break/> <text:s text:c="11"/>&lt;/</text:span><text:span text:style-name="T92">ds</text:span><text:span text:style-name="T85">:</text:span><text:span text:style-name="T27">KeyValue</text:span><text:span text:style-name="T85">&gt;<text:line-break/> <text:s text:c="7"/>&lt;/</text:span><text:span text:style-name="T92">ds</text:span><text:span text:style-name="T85">:</text:span><text:span text:style-name="T27">KeyInfo</text:span><text:span text:style-name="T85">&gt;<text:line-break/> <text:s text:c="3"/>&lt;/</text:span><text:span text:style-name="T27">GeneratedPublicKey</text:span><text:span text:style-name="T85">&gt;<text:line-break/></text:span></text:p>
            <text:p text:style-name="P69"><text:span text:style-name="T85">&lt;/</text:span><text:span text:style-name="T30">KeyInitializationResponse</text:span><text:span text:style-name="T19">&gt;</text:span></text:p>
          </table:table-cell>
        </table:table-row>
      </table:table>
      <text:p text:style-name="P30"/>
      <text:p text:style-name="P35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11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1">Name</text:p>
          </table:table-cell>
          <table:table-cell table:style-name="Table20.A1" office:value-type="string">
            <text:p text:style-name="P11">Type</text:p>
          </table:table-cell>
          <table:table-cell table:style-name="Table20.C1" office:value-type="string">
            <text:p text:style-name="P11">Comment</text:p>
          </table:table-cell>
        </table:table-row>
        <table:table-row table:style-name="Table20.2">
          <table:table-cell table:style-name="Table20.A2" office:value-type="string">
            <text:p text:style-name="P14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4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4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65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4">X509Certificate...</text:p>
          </table:table-cell>
          <table:table-cell table:style-name="Table2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0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 <text:span text:style-name="T65">PathLength</text:span><text:span text:style-name="T38">‪‫‬‭‪‏‪‏</text:span><text:span text:style-name="T66">‎</text:span></text:p>
          </table:table-cell>
        </table:table-row>
        <table:table-row table:style-name="Table20.2">
          <table:table-cell table:style-name="Table20.A2" office:value-type="string">
            <text:p text:style-name="P14">MAC</text:p>
          </table:table-cell>
          <table:table-cell table:style-name="Table20.A2" office:value-type="string">
            <text:p text:style-name="P3">byte<text:span text:style-name="T5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1">Name</text:p>
          </table:table-cell>
          <table:table-cell table:style-name="Table21.A1" office:value-type="string">
            <text:p text:style-name="P11">Type</text:p>
          </table:table-cell>
          <table:table-cell table:style-name="Table21.C1" office:value-type="string">
            <text:p text:style-name="P11">Comment</text:p>
          </table:table-cell>
        </table:table-row>
        <table:table-row table:style-name="Table21.2">
          <table:table-cell table:style-name="Table21.A2" office:value-type="string">
            <text:p text:style-name="P14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CertificatePath</text:span><text:span text:style-name="T62"> attaches an </text:span><text:span text:style-name="CrossRef"><text:reference-ref text:reference-format="text" text:ref-name="X.509">X.509</text:reference-ref></text:span><text:span text:style-name="T62"> certificate path to an already created key-pair. <text:s/>See </text:span><text:span text:style-name="CrossRef"><text:reference-ref text:reference-format="text" text:ref-name="createKeyPair">createKeyPair</text:reference-ref></text:span><text:span text:style-name="T62">.</text:span></text:p>
      <text:p text:style-name="Text_20_body"><text:span text:style-name="T62">The SKS does not verify that the certificate path and the public key match for keys having the </text:span><text:span text:style-name="CrossRef"><text:span text:style-name="T82"><text:reference-ref text:reference-format="text" text:ref-name="importprivatekey">ImportPrivateKey</text:reference-ref></text:span></text:span><text:span text:style-name="T62"> flag set because that would disable the </text:span><text:span text:style-name="CrossRef"><text:span text:style-name="T80"><text:reference-ref text:reference-format="text" text:ref-name="restorePrivateKey">restorePrivateKey</text:reference-ref></text:span></text:span><text:span text:style-name="T62"> method. <text:s/>For other keys, the SKS MAY perform such a test although it is redundant since the </text:span><text:span text:style-name="T65">MAC</text:span><text:span text:style-name="T62"> is assumed to cater for the binding between certificate path and the generated public key. <text:s/>That is, a conforming SKS MAY always treat </text:span><text:span text:style-name="T81">certificate path</text:span><text:span text:style-name="T62"> data as “an array of blobs”.</text:span>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</text:span><text:reference-mark-start text:name="eecert"/><text:span text:style-name="T43">End‑Entity Certificate</text:span><text:reference-mark-end text:name="eecert"/><text:span text:style-name="T46"> holding the public key of the target key‑pair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3"> </text:span><text:span text:style-name="T68">KeyHandle.GeneratedPublicKey</text:span><text:span text:style-name="T44"> || </text:span><text:span text:style-name="T68">KeyHandle.ID</text:span><text:span text:style-name="T44"> || </text:span><text:span text:style-name="T68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4"><text:span text:style-name="T44">The following </text:span><text:span text:style-name="CrossRef"><text:span text:style-name="T59"><text:reference-ref text:reference-format="text" text:ref-name="keygen2">KeyGen2</text:reference-ref></text:span></text:span><text:span text:style-name="T44"> fragment shows its interaction with </text:span><text:span text:style-name="T68">setCertificatePath</text:span><text:span text:style-name="T44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7">CredentialDeploymentRequest</text:span><text:reference-mark-end text:name="cred.depl.req"/><text:span text:style-name="T27">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9"><text:span text:style-name="T85"><text:line-break/>    &lt;</text:span><text:span text:style-name="T30">CertifiedPublicKey</text:span><text:span text:style-name="T85"> </text:span><text:span text:style-name="T36">ID</text:span><text:span text:style-name="T85">="Key.1" </text:span><text:span text:style-name="T36">MAC</text:span><text:span text:style-name="T85">="ngSgm4cYeJnFRuPgznqE ... H2BEElFWrM421w9SYAbY="&gt;<text:line-break/>  <text:s/>   <text:s text:c="2"/>&lt;</text:span><text:span text:style-name="T92">ds</text:span><text:span text:style-name="T85">:</text:span><text:span text:style-name="T30">X509Data</text:span><text:span text:style-name="T85">&gt;<text:line-break/>    <text:s text:c="2"/>    <text:s text:c="2"/>&lt;</text:span><text:span text:style-name="T92">ds</text:span><text:span text:style-name="T85">:</text:span><text:span text:style-name="T30">X509Certificate</text:span><text:span text:style-name="T85">&gt;MIIC2TCCAcGgAwIBAgS … NRT+VokJJsBecyALgeT0Dw==&lt;/</text:span><text:span text:style-name="T92">ds</text:span><text:span text:style-name="T85">:</text:span><text:span text:style-name="T30">X509Certificate</text:span><text:span text:style-name="T85">&gt;<text:line-break/>    <text:s text:c="4"/>&lt;</text:span><text:span text:style-name="T95">/</text:span><text:span text:style-name="T92">ds</text:span><text:span text:style-name="T85">:</text:span><text:span text:style-name="T30">X509Data</text:span><text:span text:style-name="T85">&gt;<text:line-break/> <text:s text:c="2"/> &lt;/</text:span><text:span text:style-name="T30">CertifiedPublicKey</text:span><text:span text:style-name="T85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">KeyGen2 Element</text:p>
          </table:table-cell>
          <table:table-cell table:style-name="Table30.B1" office:value-type="string">
            <text:p text:style-name="P11">SKS Counterpart</text:p>
          </table:table-cell>
        </table:table-row>
        <table:table-row table:style-name="Table30.2">
          <table:table-cell table:style-name="Table30.A2" office:value-type="string">
            <text:p text:style-name="P18">CredentialDeploymentRequest@ClientSessionID</text:p>
          </table:table-cell>
          <table:table-cell table:style-name="Table30.B2" office:value-type="string">
            <text:p text:style-name="P13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D</text:p>
          </table:table-cell>
          <table:table-cell table:style-name="Table30.B2" office:value-type="string">
            <text:p text:style-name="P13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8">CredentialDeploymentRequest@IssuerURI</text:p>
          </table:table-cell>
          <table:table-cell table:style-name="Table30.B2" office:value-type="string">
            <text:p text:style-name="P13">ProvisioningHandle.IssuerURI</text:p>
          </table:table-cell>
        </table:table-row>
        <table:table-row table:style-name="Table30.2">
          <table:table-cell table:style-name="Table30.A2" office:value-type="string">
            <text:p text:style-name="P18">CertifiedPublicKey@ID</text:p>
          </table:table-cell>
          <table:table-cell table:style-name="Table30.B2" office:value-type="string">
            <text:p text:style-name="P13">KeyHandle.ID</text:p>
          </table:table-cell>
        </table:table-row>
        <table:table-row table:style-name="Table30.2">
          <table:table-cell table:style-name="Table30.A2" office:value-type="string">
            <text:p text:style-name="P18">CertifiedPublicKey@MAC</text:p>
          </table:table-cell>
          <table:table-cell table:style-name="Table30.B2" office:value-type="string">
            <text:p text:style-name="P13">MAC</text:p>
          </table:table-cell>
        </table:table-row>
        <table:table-row table:style-name="Table30.2">
          <table:table-cell table:style-name="Table30.A2" office:value-type="string">
            <text:p text:style-name="P14">X509Certificate...</text:p>
          </table:table-cell>
          <table:table-cell table:style-name="Table30.B2" office:value-type="string">
            <text:p text:style-name="P13">X509Certificate...</text:p>
          </table:table-cell>
        </table:table-row>
      </table:table>
      <text:p text:style-name="Text_20_body"/>
      <text:p text:style-name="Text_20_body"><text:span text:style-name="T54">The actual </text:span><text:span text:style-name="T65">ProvisioningHandle</text:span> and <text:span text:style-name="T65">KeyHandle</text:span> can be retrieved by calling <text:span text:style-name="CrossRef"><text:reference-ref text:reference-format="text" text:ref-name="getProvSess">getProvisioningSession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11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1">Name</text:p>
          </table:table-cell>
          <table:table-cell table:style-name="Table26.A1" office:value-type="string">
            <text:p text:style-name="P11">Type</text:p>
          </table:table-cell>
          <table:table-cell table:style-name="Table26.C1" office:value-type="string">
            <text:p text:style-name="P11">Comment</text:p>
          </table:table-cell>
        </table:table-row>
        <table:table-row table:style-name="Table26.2">
          <table:table-cell table:style-name="Table26.A2" office:value-type="string">
            <text:p text:style-name="P14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4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4">SymmetricKey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2">“Piggybacked” symmetric key encrypted as described in<text:span text:style-name="T61"> </text:span><text:span text:style-name="CrossRef"><text:span text:style-name="T59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4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65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4">EndorsedAlgorithm...</text:p>
          </table:table-cell>
          <table:table-cell table:style-name="Table26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6.C2" office:value-type="string">
            <text:p text:style-name="P66"><text:span text:style-name="T62">Endorsed symmetric key algorithm URI </text:span><text:span text:style-name="T2">repeated</text:span><text:span text:style-name="T62"> as defined by </text:span><text:span text:style-name="T65">Algorithms </text:span></text:p>
          </table:table-cell>
        </table:table-row>
        <table:table-row table:style-name="Table26.2">
          <table:table-cell table:style-name="Table26.A2" office:value-type="string">
            <text:p text:style-name="P14">MAC</text:p>
          </table:table-cell>
          <table:table-cell table:style-name="Table26.A2" office:value-type="string">
            <text:p text:style-name="P3">byte<text:span text:style-name="T5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">Name</text:p>
          </table:table-cell>
          <table:table-cell table:style-name="Table27.A1" office:value-type="string">
            <text:p text:style-name="P11">Type</text:p>
          </table:table-cell>
          <table:table-cell table:style-name="Table27.C1" office:value-type="string">
            <text:p text:style-name="P11">Comment</text:p>
          </table:table-cell>
        </table:table-row>
        <table:table-row table:style-name="Table27.2">
          <table:table-cell table:style-name="Table27.A2" office:value-type="string">
            <text:p text:style-name="P14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setSymmetricKey</text:span><text:span text:style-name="T62"> imports and associates a symmetric key with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tedKey</text:span><text:span text:style-name="T44"> ||</text:span><text:span text:style-name="T43"> EndorsedAlgorithms</text:span></text:p>
      <text:p text:style-name="P32"><text:span text:style-name="T43">DecryptedKey</text:span><text:span text:style-name="T46"> holds the decrypted version of </text:span><text:span text:style-name="T69">SymmetricKey</text:span><text:span text:style-name="T46">, while </text:span><text:span text:style-name="T43">EndorsedAlgorithms</text:span><text:span text:style-name="T46"> denotes a string consisting of the <text:s/></text:span><text:span text:style-name="T43">concatenated</text:span><text:span text:style-name="T46"> </text:span><text:span text:style-name="T69">EndorsedAlgorithm</text:span><text:span text:style-name="T46"> URIs.</text:span></text:p>
      <text:p text:style-name="P32"><text:span text:style-name="T69">EndorsedAlgorithm</text:span><text:span text:style-name="T46"> URIs MUST be </text:span><text:span text:style-name="T43">sorted in ascending alphabetical order</text:span><text:span text:style-name="T46"> before calling </text:span><text:span text:style-name="T69">setSymmetricKey</text:span><text:span text:style-name="T46">.</text:span></text:p>
      <text:p text:style-name="P32"><text:span text:style-name="T69">EndorsedAlgorithm</text:span><text:span text:style-name="T46"> URIs MUST be compatible with </text:span><text:span text:style-name="CrossRef"><text:reference-ref text:reference-format="text" text:ref-name="algo.support">Algorithm Support</text:reference-ref></text:span><text:span text:style-name="T46">.</text:span></text:p>
      <text:p text:style-name="P32"><text:span text:style-name="T46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46">.</text:span></text:p>
      <text:p text:style-name="P70"/>
      <text:p text:style-name="Standard"><text:span text:style-name="T46">The following </text:span><text:span text:style-name="CrossRef"><text:reference-ref text:reference-format="text" text:ref-name="keygen2">KeyGen2</text:reference-ref></text:span><text:span text:style-name="T46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</text:span>"http://www.w3.org/2000/09/xmldsig#hmac-sha1"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P32"><text:span text:style-name="T46">For details on how to map keys and sessions, see </text:span><text:span text:style-name="CrossRef"><text:reference-ref text:reference-format="text" text:ref-name="setCertificatePath">setCertificatePath</text:reference-ref></text:span><text:span text:style-name="T46">.</text:span></text:p>
      <text:p text:style-name="Standard"><text:span text:style-name="T44">Note that the </text:span><text:span text:style-name="CrossRef"><text:span text:style-name="T59"><text:reference-ref text:reference-format="text" text:ref-name="X.509">X.509</text:reference-ref></text:span></text:span><text:span text:style-name="T44"> certificate serves as the key ID</text:span>. <text:s/>That is, <text:span text:style-name="T1">SKS treats asymmetric and symmetric keys close to identically</text:span>.</text:p>
      <text:h text:style-name="P111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1">Name</text:p>
          </table:table-cell>
          <table:table-cell table:style-name="Table50.A1" office:value-type="string">
            <text:p text:style-name="P11">Type</text:p>
          </table:table-cell>
          <table:table-cell table:style-name="Table50.C1" office:value-type="string">
            <text:p text:style-name="P11">Comment</text:p>
          </table:table-cell>
        </table:table-row>
        <table:table-row table:style-name="Table50.2">
          <table:table-cell table:style-name="Table50.A2" office:value-type="string">
            <text:p text:style-name="P14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4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4">Basic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Qualifier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4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2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4">ExternalType</text:p>
          </table:table-cell>
          <table:table-cell table:style-name="Table5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50.C2" office:value-type="string">
            <text:p text:style-name="P24"><text:span text:style-name="CrossRef"><text:reference-ref text:reference-format="text" text:ref-name="keygen2">KeyGen2</text:reference-ref></text:span><text:span text:style-name="T62"> </text:span><text:span text:style-name="T69">Type</text:span><text:span text:style-name="T62"> URI</text:span></text:p>
          </table:table-cell>
        </table:table-row>
        <table:table-row table:style-name="Table50.2">
          <table:table-cell table:style-name="Table50.A2" office:value-type="string">
            <text:p text:style-name="P14">MAC</text:p>
          </table:table-cell>
          <table:table-cell table:style-name="Table50.A2" office:value-type="string">
            <text:p text:style-name="P3">byte<text:span text:style-name="T5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1">Name</text:p>
          </table:table-cell>
          <table:table-cell table:style-name="Table51.A1" office:value-type="string">
            <text:p text:style-name="P11">Type</text:p>
          </table:table-cell>
          <table:table-cell table:style-name="Table51.C1" office:value-type="string">
            <text:p text:style-name="P11">Comment</text:p>
          </table:table-cell>
        </table:table-row>
        <table:table-row table:style-name="Table51.2">
          <table:table-cell table:style-name="Table51.A2" office:value-type="string">
            <text:p text:style-name="P14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addExtensionData</text:span><text:span text:style-name="T62"> adds attribute (extension) data to an already created key-pair and certificate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68">BasicType</text:span> || <text:span text:style-name="T69">Qualifier</text:span> || <text:span text:style-name="T69">ExtensionData</text:span> || <text:span text:style-name="T69">ExternalType</text:span></text:p>
      <text:p text:style-name="Text_20_body"><text:span text:style-name="T69"><text:line-break/></text:span>Extension objects are stored in the order they come and MUST be associated with a <text:span text:style-name="T1">key-local</text:span> index starting at <text:span text:style-name="T1">zero</text:span>.</text:p>
      <text:p text:style-name="Standard"/>
      <text:p text:style-name="Standard"><text:span text:style-name="T46">The following table shows </text:span><text:span text:style-name="T69">BasicType</text:span><text:span text:style-name="T46">, </text:span><text:span text:style-name="T69">Qualifier</text:span><text:span text:style-name="T46"> and </text:span><text:span text:style-name="T69">ExtensionData</text:span><text:span text:style-name="T46"> mapping using </text:span><text:span text:style-name="CrossRef"><text:reference-ref text:reference-format="text" text:ref-name="keygen2">KeyGen2</text:reference-ref></text:span><text:span text:style-name="CrossRef"><text:span text:style-name="T46">:</text:span></text:span><text:span text:style-name="T43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1">KeyGen2 Element</text:p>
          </table:table-cell>
          <table:table-cell table:style-name="Table53.A1" office:value-type="string">
            <text:p text:style-name="P12">BasicType</text:p>
          </table:table-cell>
          <table:table-cell table:style-name="Table53.A1" office:value-type="string">
            <text:p text:style-name="P12">Qualifier</text:p>
          </table:table-cell>
          <table:table-cell table:style-name="Table53.D1" office:value-type="string">
            <text:p text:style-name="P11">ExtensionData</text:p>
          </table:table-cell>
        </table:table-row>
        <table:table-row table:style-name="Table53.2">
          <table:table-cell table:style-name="Table53.A2" office:value-type="string">
            <text:p text:style-name="P77">Extension</text:p>
          </table:table-cell>
          <table:table-cell table:style-name="Table53.A2" office:value-type="string">
            <text:p text:style-name="P15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EncryptedExtension</text:p>
          </table:table-cell>
          <table:table-cell table:style-name="Table53.A2" office:value-type="string">
            <text:p text:style-name="P15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PropertyBag</text:p>
          </table:table-cell>
          <table:table-cell table:style-name="Table53.A2" office:value-type="string">
            <text:p text:style-name="P15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Table_20_Contents"><text:span text:style-name="T40">XML data </text:span><text:span text:style-name="T42">canonicalized</text:span><text:span text:style-name="T40"> using the </text:span><text:span text:style-name="CrossRef"><text:span text:style-name="T40"><text:reference-ref text:reference-format="text" text:ref-name="xml.dsg">XML Signature</text:reference-ref></text:span></text:span></text:p>
            <text:p text:style-name="Table_20_Contents">http://www.w3.org/2001/10/xml-exc-c14n# algorithm</text:p>
          </table:table-cell>
        </table:table-row>
        <table:table-row table:style-name="Table53.2">
          <table:table-cell table:style-name="Table53.A2" office:value-type="string">
            <text:p text:style-name="P77">Logotype</text:p>
          </table:table-cell>
          <table:table-cell table:style-name="Table53.A2" office:value-type="string">
            <text:p text:style-name="P15">0x03</text:p>
          </table:table-cell>
          <table:table-cell table:style-name="Table53.A2" office:value-type="string">
            <text:p text:style-name="P77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at the <text:span text:style-name="T67">EncryptedExtension</text:span> is handled slightly different: <text:span text:style-name="T69">ExtensionData</text:span> (which is encrypted as described in <text:span text:style-name="CrossRef"><text:reference-ref text:reference-format="text" text:ref-name="EncryptedData">Encrypted Data</text:reference-ref></text:span>) is first <text:span text:style-name="T1">decrypted</text:span> (inside the SKS) before storing and MACing.</text:p>
      <text:p text:style-name="Text_20_body">All <text:span text:style-name="T69">ExternalType</text:span> attributes associated with a given key MUST be unique.</text:p>
      <text:p text:style-name="Standard"><text:span text:style-name="T62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2"> code. <text:s/>In that case the associated </text:span><text:span text:style-name="T69">External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0"/>
      <text:p text:style-name="P30"/>
      <text:p text:style-name="P45">Continued on the next page...</text:p>
      <text:p text:style-name="P84"><text:span text:style-name="T46">Below is a </text:span><text:span text:style-name="CrossRef"><text:reference-ref text:reference-format="text" text:ref-name="keygen2">KeyGen2</text:reference-ref></text:span><text:span text:style-name="T46"> fragment showing an </text:span><text:span text:style-name="T69">Extension</text:span><text:span text:style-name="T46"> object holding a </text:span><text:span text:style-name="CrossRef"><text:reference-ref text:reference-format="text" text:ref-name="base64">Base64</text:reference-ref></text:span><text:span text:style-name="T46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Extension</text:span><text:span text:style-name="T86"> </text:span><text:span text:style-name="T33">Type</text:span><text:span text:style-name="T86">=</text:span>"http://schemas.xmlsoap.org/ws/2005/05/identity"</text:p>
            <text:p text:style-name="Standard"><text:span text:style-name="T33"><text:s text:c="27"/>MAC</text:span><text:span text:style-name="T86">="UMRlje7KiznTlQXFd … CrcqcGkIvInumZCjxSl1="&gt;PD94bWwgdmVyc2lvbj0iMS4w</text:span></text:p>
            <text:p text:style-name="Standard"><text:span text:style-name="T86"><text:s text:c="120"/>IiBlbmHVyZS ... <text:s/>B4bWxuczpkc <text:s text:c="3"/><text:line-break/> <text:s text:c="119"/>d3dy53My5vc&lt;/</text:span><text:span text:style-name="T28">Extension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p text:style-name="P40"/>
      <text:p text:style-name="Standard">The following is a <text:span text:style-name="CrossRef"><text:span text:style-name="T59"><text:reference-ref text:reference-format="text" text:ref-name="keygen2">KeyGen2</text:reference-ref></text:span></text:span><text:span text:style-name="T44"> sample showing the </text:span><text:span text:style-name="T68">PropertyBag</text:span><text:span text:style-name="T44"> and </text:span><text:span text:style-name="T68">Logotype</text:span><text:span text:style-name="T44"> objects added to a symmetric key for usage by an </text:span><text:span text:style-name="CrossRef"><text:span text:style-name="T59"><text:reference-ref text:reference-format="text" text:ref-name="hotp">HOTP</text:reference-ref></text:span></text:span><text:span text:style-name="T44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Standard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SymmetricKey</text:span><text:span text:style-name="T86"> </text:span><text:span text:style-name="T33">EndorsedAlgorithms</text:span><text:span text:style-name="T86">="http://www.w3.org/2000/09/xmldsig#hmac-sha1"</text:span></text:p>
            <text:p text:style-name="Standard"><text:span text:style-name="T86"><text:s text:c="34"/></text:span><text:span text:style-name="T33">MAC</text:span><text:span text:style-name="T86">="je7KiznTlQXFdUMRl … vInumZCjxSl1CrcqcGkI="&gt;vInt09Esmg94v ...<text:line-break/> <text:s text:c="125"/>YU3tgIdhcNNby&lt;/</text:span><text:span text:style-name="T28">SymmetricKey</text:span><text:span text:style-name="T86">&gt;<text:line-break/> <text:s text:c="7"/>&lt;</text:span><text:span text:style-name="T28">PropertyBag</text:span><text:span text:style-name="T86"> </text:span><text:span text:style-name="T33">Type</text:span><text:span text:style-name="T86">=</text:span>"http://xmlns.webpki.org/keygen2/1.0#provider.ietf-hotp"</text:p>
            <text:p text:style-name="Standard"><text:span text:style-name="T86"><text:s text:c="31"/></text:span><text:span text:style-name="T33">MAC</text:span><text:span text:style-name="T86">="jIOHDgwI4dO7Kzs … uEH8MtykIS46JfiJ3N="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Counter" </text:span><text:span text:style-name="T33">Value</text:span><text:span text:style-name="T86">="0" </text:span><text:span text:style-name="T33">Writable</text:span><text:span text:style-name="T86">="true"/&gt;</text:span></text:p>
            <text:p text:style-name="Standard"><text:span text:style-name="T86"><text:s text:c="12"/>&lt;</text:span><text:span text:style-name="T28">Property</text:span><text:span text:style-name="T86"> </text:span><text:span text:style-name="T33">Name</text:span><text:span text:style-name="T86">="Digits" </text:span><text:span text:style-name="T33">Value</text:span><text:span text:style-name="T86">="8"/&gt;</text:span></text:p>
            <text:p text:style-name="Standard"><text:span text:style-name="T86"><text:s text:c="8"/>&lt;/</text:span><text:span text:style-name="T28">PropertyBag</text:span><text:span text:style-name="T86">&gt;</text:span></text:p>
            <text:p text:style-name="Standard"><text:span text:style-name="T86"><text:s text:c="8"/>&lt;</text:span><text:span text:style-name="T28">Logotype</text:span><text:span text:style-name="T86"> </text:span><text:span text:style-name="T33">MimeType</text:span><text:span text:style-name="T86">="image/png" </text:span></text:p>
            <text:p text:style-name="Standard"><text:span text:style-name="T86"><text:s text:c="26"/></text:span><text:span text:style-name="T33">Type</text:span><text:span text:style-name="T86">=</text:span>"http://xmlns.webpki.org/keygen2/1.0#logotype.application"</text:p>
            <text:p text:style-name="Standard"><text:span text:style-name="T86"><text:s text:c="26"/></text:span><text:span text:style-name="T33">MAC</text:span><text:span text:style-name="T86">="+crSq5fv+7z+fx+f … ZmRnhxljO0bh0d="&gt;iVBORw0KGgoAAAANSUhEUgAAALo</text:span></text:p>
            <text:p text:style-name="P73"><text:s text:c="104"/>AAABKCAIAAACD … /tm/AAALjUlEQVR42u</text:p>
            <text:p text:style-name="Standard"><text:span text:style-name="T86"><text:s text:c="104"/>2d6W8UyRXA+=&lt;/</text:span><text:span text:style-name="T28">Logotype</text:span><text:span text:style-name="T86">&gt;<text:line-break/> <text:s text:c="2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Standard"/>
      <text:p text:style-name="Standard"/>
      <text:h text:style-name="P111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1">Name</text:p>
          </table:table-cell>
          <table:table-cell table:style-name="Table64.A1" office:value-type="string">
            <text:p text:style-name="P11">Type</text:p>
          </table:table-cell>
          <table:table-cell table:style-name="Table64.C1" office:value-type="string">
            <text:p text:style-name="P11">Comment</text:p>
          </table:table-cell>
        </table:table-row>
        <table:table-row table:style-name="Table64.2">
          <table:table-cell table:style-name="Table64.A2" office:value-type="string">
            <text:p text:style-name="P14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4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4">PrivateKey</text:p>
          </table:table-cell>
          <table:table-cell table:style-name="Table64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4">MAC</text:p>
          </table:table-cell>
          <table:table-cell table:style-name="Table64.A2" office:value-type="string">
            <text:p text:style-name="P3">byte<text:span text:style-name="T5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1">Name</text:p>
          </table:table-cell>
          <table:table-cell table:style-name="Table65.A1" office:value-type="string">
            <text:p text:style-name="P11">Type</text:p>
          </table:table-cell>
          <table:table-cell table:style-name="Table65.C1" office:value-type="string">
            <text:p text:style-name="P11">Comment</text:p>
          </table:table-cell>
        </table:table-row>
        <table:table-row table:style-name="Table65.2">
          <table:table-cell table:style-name="Table65.A2" office:value-type="string">
            <text:p text:style-name="P14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restorePrivateKey</text:span><text:span text:style-name="T62"> replaces a generated private key with a key supplied by the issuer.</text:span></text:p>
      <text:p text:style-name="Text_20_body"><text:span text:style-name="T83">The </text:span><text:span text:style-name="T68">MAC</text:span><text:span text:style-name="T44"> uses the method described in </text:span><text:span text:style-name="CrossRef"><text:span text:style-name="T59"><text:reference-ref text:reference-format="text" text:ref-name="MACOperations">MAC Operations</text:reference-ref></text:span></text:span><text:span text:style-name="T44"> where </text:span><text:span text:style-name="T43">Data</text:span><text:span text:style-name="T44"> is arranged as follows:</text:span></text:p>
      <text:p text:style-name="Text_20_body"><text:span text:style-name="T43"><text:tab/>Data </text:span><text:span text:style-name="T83">=</text:span><text:span text:style-name="T44"> </text:span><text:span text:style-name="CrossRef"><text:span text:style-name="T59"><text:reference-ref text:reference-format="text" text:ref-name="eecert">End-Entity Certificate</text:reference-ref></text:span></text:span><text:span text:style-name="T44"> || </text:span><text:span text:style-name="T43">DecrypedKey</text:span></text:p>
      <text:p text:style-name="P33"><text:span text:style-name="T43">DecryptedKey</text:span><text:span text:style-name="T46"> holds the decrypted version of </text:span><text:span text:style-name="T69">PrivateKey</text:span><text:span text:style-name="T46">.</text:span></text:p>
      <text:p text:style-name="P33"><text:span text:style-name="T46">The purpose of </text:span><text:span text:style-name="T69">restorePrivateKey</text:span><text:span text:style-name="T46"> (preceded by </text:span><text:span text:style-name="CrossRef"><text:reference-ref text:reference-format="text" text:ref-name="setCertificatePath">setCertificatePath</text:reference-ref></text:span><text:span text:style-name="T46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3"><text:span text:style-name="T46">Prerequisite: see the </text:span><text:span text:style-name="CrossRef"><text:reference-ref text:reference-format="text" text:ref-name="importprivatekey">ImportPrivateKey</text:reference-ref></text:span><text:span text:style-name="T46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7">CredentialDeploymentRequest </text:span><text:span text:style-name="T32">ClientSessionID</text:span><text:span text:style-name="T7">="_126992b6 … a8a6b484db8f"<text:line-break/> <text:s text:c="50"/></text:span><text:span text:style-name="T27"><text:s/></text:span><text:span text:style-name="T32">ID</text:span><text:span text:style-name="T8">="_0fa47ab3c00c … a67992b6ac61c"</text:span></text:p>
            <text:p text:style-name="P65"><text:span text:style-name="T27"><text:s text:c="52"/></text:span><text:span text:style-name="T32">IssuerURI</text:span><text:span text:style-name="T7">="https://ca.example.com/enroll" </text:span><text:span text:style-name="T4"> </text:span><text:span text:style-name="T37">…</text:span> <text:s/>&gt;</text:p>
            <text:p text:style-name="P65"><text:span text:style-name="T86"><text:line-break/>    &lt;</text:span><text:span text:style-name="T28">CertifiedPublicKey</text:span><text:span text:style-name="T86"> </text:span><text:span text:style-name="T33">ID</text:span><text:span text:style-name="T86">="Key.1" </text:span><text:span text:style-name="T33">MAC</text:span><text:span text:style-name="T86">="ngSgm4cYeJnFRuPgznqE ... H2BEElFWrM421w9SYAbY="&gt;<text:line-break/>  <text:s/>   <text:s text:c="2"/>&lt;</text:span><text:span text:style-name="T93">ds</text:span><text:span text:style-name="T86">:</text:span><text:span text:style-name="T28">X509Data</text:span><text:span text:style-name="T86">&gt;<text:line-break/>    <text:s text:c="2"/>    <text:s text:c="2"/>&lt;</text:span><text:span text:style-name="T93">ds</text:span><text:span text:style-name="T86">:</text:span><text:span text:style-name="T28">X509Certificate</text:span><text:span text:style-name="T86">&gt;MIIC2TCCAcGgAwIBAgS … NRT+VokJJsBecyALgeT0Dw==&lt;/</text:span><text:span text:style-name="T93">ds</text:span><text:span text:style-name="T86">:</text:span><text:span text:style-name="T28">X509Certificate</text:span><text:span text:style-name="T86">&gt;<text:line-break/>    <text:s text:c="4"/>&lt;</text:span><text:span text:style-name="T41">/</text:span><text:span text:style-name="T93">ds</text:span><text:span text:style-name="T86">:</text:span><text:span text:style-name="T28">X509Data</text:span><text:span text:style-name="T86">&gt;<text:line-break/> <text:s text:c="7"/>&lt;</text:span><text:span text:style-name="T28">PrivateKey </text:span><text:span text:style-name="T33">MAC</text:span><text:span text:style-name="T86">="umZCjxSl1znTlQX … CrcqcGkIvInFdUMRlje7Ki="&gt;c2lvbj0iMSwgdmVy4wPD94bW</text:span></text:p>
            <text:p text:style-name="Standard"><text:span text:style-name="T86"><text:s text:c="121"/>VyZSIiBlbmH ... <text:s/>uczpkcB4bWx <text:s text:c="3"/><text:line-break/> <text:s text:c="120"/>My5vcd3dy53&lt;/</text:span><text:span text:style-name="T28">PrivateKey</text:span><text:span text:style-name="T86">&gt;</text:span></text:p>
            <text:p text:style-name="Standard"><text:span text:style-name="T86"><text:s text:c="3"/> &lt;/</text:span><text:span text:style-name="T28">CertifiedPublicKey</text:span><text:span text:style-name="T86">&gt;<text:line-break/> </text:span></text:p>
            <text:p text:style-name="P69"><text:span text:style-name="T85">&lt;/</text:span><text:span text:style-name="T30">CredentialDeploymentRequest</text:span><text:span text:style-name="T85">&gt;</text:span></text:p>
          </table:table-cell>
        </table:table-row>
      </table:table>
      <text:p text:style-name="Text_20_body"/>
      <text:p text:style-name="Text_20_body"><text:span text:style-name="T44">For details on how to map keys and sessions, see </text:span><text:span text:style-name="CrossRef"><text:span text:style-name="T59"><text:reference-ref text:reference-format="text" text:ref-name="setCertificatePath">setCertificatePath</text:reference-ref></text:span></text:span><text:span text:style-name="T44">.</text:span></text:p>
      <text:h text:style-name="P111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1">Name</text:p>
          </table:table-cell>
          <table:table-cell table:style-name="Table48.A1" office:value-type="string">
            <text:p text:style-name="P11">Type</text:p>
          </table:table-cell>
          <table:table-cell table:style-name="Table48.C1" office:value-type="string">
            <text:p text:style-name="P11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1">Name</text:p>
          </table:table-cell>
          <table:table-cell table:style-name="Table49.A1" office:value-type="string">
            <text:p text:style-name="P11">Type</text:p>
          </table:table-cell>
          <table:table-cell table:style-name="Table49.C1" office:value-type="string">
            <text:p text:style-name="P11">Comment</text:p>
          </table:table-cell>
        </table:table-row>
        <table:table-row table:style-name="Table49.2">
          <table:table-cell table:style-name="Table49.A2" office:value-type="string">
            <text:p text:style-name="P14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4">VendorName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4">VendorDescription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4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65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4">X509Certificate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P66"><text:span text:style-name="T62">DER-encoded </text:span><text:span text:style-name="CrossRef"><text:reference-ref text:reference-format="text" text:ref-name="X.509">X.509</text:reference-ref></text:span><text:span text:style-name="T62"> certificate object</text:span> <text:span text:style-name="T1">repeated</text:span> as defined by</text:p>
            <text:p text:style-name="P86">DeviceCertPathLength</text:p>
          </table:table-cell>
        </table:table-row>
        <table:table-row table:style-name="Table49.2">
          <table:table-cell table:style-name="Table49.A2" office:value-type="string">
            <text:p text:style-name="P14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69">Algorithm</text:span> objects</text:p>
          </table:table-cell>
        </table:table-row>
        <table:table-row table:style-name="Table49.2">
          <table:table-cell table:style-name="Table49.A2" office:value-type="string">
            <text:p text:style-name="P14">Algorithm...</text:p>
          </table:table-cell>
          <table:table-cell table:style-name="Table4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49.C2" office:value-type="string">
            <text:p text:style-name="Standard">Algorithm URI<text:span text:style-name="T44"> </text:span><text:span text:style-name="T42">repeated </text:span><text:span text:style-name="T45">as defined by</text:span><text:span text:style-name="T59"> </text:span><text:span text:style-name="T69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4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4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65">RSAKeySizes</text:span></text:p>
          </table:table-cell>
        </table:table-row>
        <table:table-row table:style-name="Table49.2">
          <table:table-cell table:style-name="Table49.A2" office:value-type="string">
            <text:p text:style-name="P14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0">Maximum size of </text:span><text:span text:style-name="CrossRef"><text:span text:style-name="T40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4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4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70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6">Note that </text:span><text:span text:style-name="T69">X509Certificate</text:span><text:span text:style-name="T46"> objects MUST form an </text:span><text:span text:style-name="T43">ordered</text:span><text:span text:style-name="T44"> certificate </text:span><text:span text:style-name="T46">path so that the </text:span><text:span text:style-name="T43">first</text:span><text:span text:style-name="T46"> object contains the actual SKS </text:span><text:span text:style-name="CrossRef"><text:reference-ref text:reference-format="text" text:ref-name="devcert">Device Certificate</text:reference-ref></text:span><text:span text:style-name="T46">.</text:span></text:p>
      <text:p text:style-name="Text_20_body">The<text:span text:style-name="T80"> certificate path</text:span> MUST NOT contain any “holes” but does not have to be complete (include all CAs).</text:p>
      <text:p text:style-name="Text_20_body"><text:span text:style-name="T68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0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algo.support">Algorithm Support</text:reference-ref></text:span>.</text:p>
      <text:h text:style-name="P111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1">Name</text:p>
          </table:table-cell>
          <table:table-cell table:style-name="Table44.A1" office:value-type="string">
            <text:p text:style-name="P11">Type</text:p>
          </table:table-cell>
          <table:table-cell table:style-name="Table44.C1" office:value-type="string">
            <text:p text:style-name="P11">Comment</text:p>
          </table:table-cell>
        </table:table-row>
        <table:table-row table:style-name="Table44.2">
          <table:table-cell table:style-name="Table44.A2" office:value-type="string">
            <text:p text:style-name="P14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1">Name</text:p>
          </table:table-cell>
          <table:table-cell table:style-name="Table46.A1" office:value-type="string">
            <text:p text:style-name="P11">Type</text:p>
          </table:table-cell>
          <table:table-cell table:style-name="Table46.C1" office:value-type="string">
            <text:p text:style-name="P11">Comment</text:p>
          </table:table-cell>
        </table:table-row>
        <table:table-row table:style-name="Table46.2">
          <table:table-cell table:style-name="Table46.A2" office:value-type="string">
            <text:p text:style-name="P14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Output enumeration handle</text:p>
          </table:table-cell>
        </table:table-row>
        <table:table-row table:style-name="Table46.2">
          <table:table-cell table:style-name="Table46.C2" table:number-columns-spanned="3" office:value-type="string">
            <text:p text:style-name="P15"><text:span text:style-name="T53">The following elements MUST only be emitted if</text:span><text:span text:style-name="T54"> </text:span>KeyHandle<text:span text:style-name="T51"> &lt;&gt; 0xFFFFFFFF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4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Handle to the associated provisioning session object</text:p>
          </table:table-cell>
        </table:table-row>
        <table:table-row table:style-name="Table46.2">
          <table:table-cell table:style-name="Table46.A2" office:value-type="string">
            <text:p text:style-name="P14">ID</text:p>
          </table:table-cell>
          <table:table-cell table:style-name="Table46.A2" office:value-type="string">
            <text:p text:style-name="P10">id</text:p>
          </table:table-cell>
          <table:table-cell table:style-name="Table46.C2" table:number-rows-spanned="3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KeyUsage</text:p>
          </table:table-cell>
          <table:table-cell table:style-name="Table46.A2" office:value-type="string">
            <text:p text:style-name="P3">byte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FriendlyName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PathLength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office:value-type="string">
            <text:p text:style-name="Standard"><text:span text:style-name="T49">‪‫‬‭‪‏‪‏</text:span>‎See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X509Certificate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4">Algorithms</text:p>
          </table:table-cell>
          <table:table-cell table:style-name="Table46.A2" office:value-type="string">
            <text:p text:style-name="P3">byte</text:p>
          </table:table-cell>
          <table:table-cell table:style-name="Table46.C2" table:number-rows-spanned="2" office:value-type="string">
            <text:p text:style-name="P69"><text:span text:style-name="T65">‎See </text:span><text:span text:style-name="CrossRef"><text:reference-ref text:reference-format="text" text:ref-name="setpiggybacked">setSymmetricKey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4">EndorsedAlgorithm...</text:p>
          </table:table-cell>
          <table:table-cell table:style-name="Table46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P38"/>
      <text:p text:style-name="P38"><text:span text:style-name="T70">enumerateKeys</text:span> is used for enumerating keys both for open and closed provisioning sessions. <text:s/>If the provisioning session is still <text:span text:style-name="T1">open</text:span> <text:span text:style-name="T69">PathLength</text:span> MUST be set to zero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69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p text:style-name="P38">The input <text:span text:style-name="T69">KeyHandle</text:span><text:span text:style-name="T46"> is initially set to 0xFFFFFFFF to start an enumeration round.</text:span></text:p>
      <text:p text:style-name="P38"><text:span text:style-name="T46">Succeeding calls should use the output </text:span><text:span text:style-name="T69">KeyHandle</text:span><text:span text:style-name="T46"> as input to the next call.</text:span></text:p>
      <text:p text:style-name="P38"><text:span text:style-name="T46">When </text:span><text:span text:style-name="T68">enumerateKeys</text:span><text:span text:style-name="T44"> returns with a </text:span><text:span text:style-name="T68">KeyHandle</text:span><text:span text:style-name="T44"> = 0xFFFFFFFF there are no more key objects to read.</text:span></text:p>
      <text:h text:style-name="Heading_20_2" text:outline-level="2"/>
      <text:h text:style-name="P111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1">Name</text:p>
          </table:table-cell>
          <table:table-cell table:style-name="Table38.A1" office:value-type="string">
            <text:p text:style-name="P11">Type</text:p>
          </table:table-cell>
          <table:table-cell table:style-name="Table38.C1" office:value-type="string">
            <text:p text:style-name="P11">Comment</text:p>
          </table:table-cell>
        </table:table-row>
        <table:table-row table:style-name="Table38.2">
          <table:table-cell table:style-name="Table38.A2" office:value-type="string">
            <text:p text:style-name="P14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4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4">MAC</text:p>
          </table:table-cell>
          <table:table-cell table:style-name="Table38.A2" office:value-type="string">
            <text:p text:style-name="P3">byte<text:span text:style-name="T5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1">Name</text:p>
          </table:table-cell>
          <table:table-cell table:style-name="Table41.A1" office:value-type="string">
            <text:p text:style-name="P11">Type</text:p>
          </table:table-cell>
          <table:table-cell table:style-name="Table41.C1" office:value-type="string">
            <text:p text:style-name="P11">Comment</text:p>
          </table:table-cell>
        </table:table-row>
        <table:table-row table:style-name="Table41.2">
          <table:table-cell table:style-name="Table41.A2" office:value-type="string">
            <text:p text:style-name="P14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DeleteKey</text:span><text:span text:style-name="T62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/text:p>
      <text:p text:style-name="P29"/>
      <text:p text:style-name="Text_20_body"><text:span text:style-name="T62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2">.</text:span></text:p>
      <text:h text:style-name="P111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1">Name</text:p>
          </table:table-cell>
          <table:table-cell table:style-name="Table42.A1" office:value-type="string">
            <text:p text:style-name="P11">Type</text:p>
          </table:table-cell>
          <table:table-cell table:style-name="Table42.C1" office:value-type="string">
            <text:p text:style-name="P11">Comment</text:p>
          </table:table-cell>
        </table:table-row>
        <table:table-row table:style-name="Table42.2">
          <table:table-cell table:style-name="Table42.A2" office:value-type="string">
            <text:p text:style-name="P14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4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59"><text:reference-ref text:reference-format="text" text:ref-name="eecert">End-Entity Certificate</text:reference-ref></text:span></text:span><text:span text:style-name="CrossRef"><text:span text:style-name="T59"> </text:span></text:span></text:p>
          </table:table-cell>
        </table:table-row>
        <table:table-row table:style-name="Table42.2">
          <table:table-cell table:style-name="Table42.A2" office:value-type="string">
            <text:p text:style-name="P14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4">MAC</text:p>
          </table:table-cell>
          <table:table-cell table:style-name="Table42.A2" office:value-type="string">
            <text:p text:style-name="P3">byte<text:span text:style-name="T5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1">Name</text:p>
          </table:table-cell>
          <table:table-cell table:style-name="Table43.A1" office:value-type="string">
            <text:p text:style-name="P11">Type</text:p>
          </table:table-cell>
          <table:table-cell table:style-name="Table43.C1" office:value-type="string">
            <text:p text:style-name="P11">Comment</text:p>
          </table:table-cell>
        </table:table-row>
        <table:table-row table:style-name="Table43.2">
          <table:table-cell table:style-name="Table43.A2" office:value-type="string">
            <text:p text:style-name="P14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65">postProvisioningUpdateKey</text:span><text:span text:style-name="T62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2"> where </text:span><text:span text:style-name="T2">Data</text:span><text:span text:style-name="T62"> is arranged as follows:</text:span></text:p>
      <text:p text:style-name="Text_20_body"><text:span text:style-name="T62"><text:tab/></text:span><text:span text:style-name="T2">Data</text:span><text:span text:style-name="T62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59"><text:reference-ref text:reference-format="text" text:ref-name="eecert">End-Entity Certificate</text:reference-ref></text:span></text:span></text:p>
      <text:p text:style-name="P29"/>
      <text:p text:style-name="P37"><text:span text:style-name="T101">The new (update) key MUST be fully provisioned before this method is called. <text:s/>In addition, the new key MUST NOT be PIN‑protected since it supposed to </text:span><text:span text:style-name="T1">inherit</text:span><text:span text:style-name="T101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62">The </text:span><text:span text:style-name="T69">KeyHandle</text:span><text:span text:style-name="T62"> of the updated key MUST after a successful update be set equal to </text:span><text:span text:style-name="T69">KeyHandleOriginal</text:span><text:span text:style-name="T62">.</text:span></text:p>
      <text:p text:style-name="P62"/>
      <text:h text:style-name="P111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1">Name</text:p>
          </table:table-cell>
          <table:table-cell table:style-name="Table29.A1" office:value-type="string">
            <text:p text:style-name="P11">Type</text:p>
          </table:table-cell>
          <table:table-cell table:style-name="Table29.C1" office:value-type="string">
            <text:p text:style-name="P11">Comment</text:p>
          </table:table-cell>
        </table:table-row>
        <table:table-row table:style-name="Table29.2">
          <table:table-cell table:style-name="Table29.A2" office:value-type="string">
            <text:p text:style-name="P14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4">SignatureAlgorithm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Standard"><text:span text:style-name="T46">Algorithm</text:span><text:span text:style-name="T47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48">‎</text:span></text:p>
          </table:table-cell>
        </table:table-row>
        <table:table-row table:style-name="Table29.2">
          <table:table-cell table:style-name="Table29.A2" office:value-type="string">
            <text:p text:style-name="P14">PIN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4">HashedData</text:p>
          </table:table-cell>
          <table:table-cell table:style-name="Table29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1">Name</text:p>
          </table:table-cell>
          <table:table-cell table:style-name="Table35.A1" office:value-type="string">
            <text:p text:style-name="P11">Type</text:p>
          </table:table-cell>
          <table:table-cell table:style-name="Table35.C1" office:value-type="string">
            <text:p text:style-name="P11">Comment</text:p>
          </table:table-cell>
        </table:table-row>
        <table:table-row table:style-name="Table35.2">
          <table:table-cell table:style-name="Table35.A2" office:value-type="string">
            <text:p text:style-name="P14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4">Result</text:p>
          </table:table-cell>
          <table:table-cell table:style-name="Table35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65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11" text:outline-level="2"><text:reference-mark-start text:name="getkeyprotectiondata"/>getKeyProtectionInfo<text:reference-mark-end text:name="getkeyprotectiondata"/> (101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1">Name</text:p>
          </table:table-cell>
          <table:table-cell table:style-name="Table55.A1" office:value-type="string">
            <text:p text:style-name="P11">Type</text:p>
          </table:table-cell>
          <table:table-cell table:style-name="Table55.C1" office:value-type="string">
            <text:p text:style-name="P11">Comment</text:p>
          </table:table-cell>
        </table:table-row>
        <table:table-row table:style-name="Table55.2">
          <table:table-cell table:style-name="Table55.A2" office:value-type="string">
            <text:p text:style-name="P14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1">Name</text:p>
          </table:table-cell>
          <table:table-cell table:style-name="Table56.A1" office:value-type="string">
            <text:p text:style-name="P11">Type</text:p>
          </table:table-cell>
          <table:table-cell table:style-name="Table56.C1" office:value-type="string">
            <text:p text:style-name="P11">Comment</text:p>
          </table:table-cell>
        </table:table-row>
        <table:table-row table:style-name="Table56.2">
          <table:table-cell table:style-name="Table56.A2" office:value-type="string">
            <text:p text:style-name="P14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4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4">PUKRetryLimi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opy of </text:span><text:span text:style-name="T69">RetryLimit</text:span> defined by <text:span text:style-name="CrossRef"><text:span text:style-name="T40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4">PUK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4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4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RetryLimi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PINErrorCoun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40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4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9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4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4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70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4">The following table illustrates how the </text:span><text:span text:style-name="T68">ProtectionStatus</text:span><text:span text:style-name="T44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1">Bit</text:p>
          </table:table-cell>
          <table:table-cell table:style-name="Table57.B1" office:value-type="string">
            <text:p text:style-name="P11">Comment</text:p>
          </table:table-cell>
        </table:table-row>
        <table:table-row table:style-name="Table57.2">
          <table:table-cell table:style-name="Table57.A2" office:value-type="float" office:value="0">
            <text:p text:style-name="P79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9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9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9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9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2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1">Name</text:p>
          </table:table-cell>
          <table:table-cell table:style-name="Table58.A1" office:value-type="string">
            <text:p text:style-name="P11">Type</text:p>
          </table:table-cell>
          <table:table-cell table:style-name="Table58.C1" office:value-type="string">
            <text:p text:style-name="P11">Comment</text:p>
          </table:table-cell>
        </table:table-row>
        <table:table-row table:style-name="Table58.2">
          <table:table-cell table:style-name="Table58.A2" office:value-type="string">
            <text:p text:style-name="P14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4">Index</text:p>
          </table:table-cell>
          <table:table-cell table:style-name="Table58.A2" office:value-type="string">
            <text:p text:style-name="P3">short</text:p>
          </table:table-cell>
          <table:table-cell table:style-name="Table58.C2" office:value-type="string">
            <text:p text:style-name="P2">Extension order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1">Name</text:p>
          </table:table-cell>
          <table:table-cell table:style-name="Table59.A1" office:value-type="string">
            <text:p text:style-name="P11">Type</text:p>
          </table:table-cell>
          <table:table-cell table:style-name="Table59.C1" office:value-type="string">
            <text:p text:style-name="P11">Comment</text:p>
          </table:table-cell>
        </table:table-row>
        <table:table-row table:style-name="Table59.2">
          <table:table-cell table:style-name="Table59.A2" office:value-type="string">
            <text:p text:style-name="P14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4">HasData</text:p>
          </table:table-cell>
          <table:table-cell table:style-name="Table59.A2" office:value-type="string">
            <text:p text:style-name="P3">bool</text:p>
          </table:table-cell>
          <table:table-cell table:style-name="Table59.C2" office:value-type="string">
            <text:p text:style-name="P2">True if there is an extension with order = <text:span text:style-name="T65">Index</text:span></text:p>
          </table:table-cell>
        </table:table-row>
        <table:table-row table:style-name="Table59.2">
          <table:table-cell table:style-name="Table59.C2" table:number-columns-spanned="3" office:value-type="string">
            <text:p text:style-name="P15"><text:span text:style-name="T53">The following elements MUST only be emitted if</text:span><text:span text:style-name="T54"> </text:span>HasData<text:span text:style-name="T51"> is true</text:span></text:p>
          </table:table-cell>
          <table:covered-table-cell/>
          <table:covered-table-cell/>
        </table:table-row>
        <table:table-row table:style-name="Table59.2">
          <table:table-cell table:style-name="Table59.A2" office:value-type="string">
            <text:p text:style-name="P14">Basic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4" office:value-type="string">
            <text:p text:style-name="P69"><text:span text:style-name="T62">Exact copies of the corresponding </text:span><text:span text:style-name="CrossRef"><text:reference-ref text:reference-format="text" text:ref-name="addextensiondata">addExtensionData</text:reference-ref></text:span><text:span text:style-name="T62"> parameters</text:span></text:p>
          </table:table-cell>
        </table:table-row>
        <table:table-row table:style-name="Table59.2">
          <table:table-cell table:style-name="Table59.A2" office:value-type="string">
            <text:p text:style-name="P14">Qualifier</text:p>
          </table:table-cell>
          <table:table-cell table:style-name="Table5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  <table:table-row table:style-name="Table59.7">
          <table:table-cell table:style-name="Table59.A2" office:value-type="string">
            <text:p text:style-name="P14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  <table:table-row table:style-name="Table59.2">
          <table:table-cell table:style-name="Table59.A2" office:value-type="string">
            <text:p text:style-name="P14">ExternalType</text:p>
          </table:table-cell>
          <table:table-cell table:style-name="Table59.A2" office:value-type="string">
            <text:p text:style-name="P3">byte<text:span text:style-name="T56">⁮[</text:span><text:span text:style-name="T58"> </text:span><text:span text:style-name="T56">]</text:span></text:p>
          </table:table-cell>
          <table:covered-table-cell/>
        </table:table-row>
      </table:table>
      <text:p text:style-name="P38"/>
      <text:p text:style-name="P38"><text:span text:style-name="T70">getExtensionObject</text:span> returns an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69">ExtensionData</text:span> will be a zero-length array.</text:p>
      <text:h text:style-name="P111" text:outline-level="2"><text:reference-mark-start text:name="deletekey"/>deleteKey<text:reference-mark-end text:name="deletekey"/> (103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1">Name</text:p>
          </table:table-cell>
          <table:table-cell table:style-name="Table60.A1" office:value-type="string">
            <text:p text:style-name="P11">Type</text:p>
          </table:table-cell>
          <table:table-cell table:style-name="Table60.C1" office:value-type="string">
            <text:p text:style-name="P11">Comment</text:p>
          </table:table-cell>
        </table:table-row>
        <table:table-row table:style-name="Table60.2">
          <table:table-cell table:style-name="Table60.A2" office:value-type="string">
            <text:p text:style-name="P14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4">OptionalAuthorization</text:p>
          </table:table-cell>
          <table:table-cell table:style-name="Table60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1">Name</text:p>
          </table:table-cell>
          <table:table-cell table:style-name="Table61.A1" office:value-type="string">
            <text:p text:style-name="P11">Type</text:p>
          </table:table-cell>
          <table:table-cell table:style-name="Table61.C1" office:value-type="string">
            <text:p text:style-name="P11">Comment</text:p>
          </table:table-cell>
        </table:table-row>
        <table:table-row table:style-name="Table61.2">
          <table:table-cell table:style-name="Table61.A2" office:value-type="string">
            <text:p text:style-name="P14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62">A conforming SKS MAY introduce physical presence methods like GPIO-based buttons, </text:span><text:span text:style-name="T2">circumventing</text:span><text:span text:style-name="T62"> key delete policy settings.</text:span></text:p>
      <text:h text:style-name="P111" text:outline-level="2"><text:reference-mark-start text:name="unlockey"/>unlockKey<text:reference-mark-end text:name="unlockey"/> (104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1">Name</text:p>
          </table:table-cell>
          <table:table-cell table:style-name="Table62.A1" office:value-type="string">
            <text:p text:style-name="P11">Type</text:p>
          </table:table-cell>
          <table:table-cell table:style-name="Table62.C1" office:value-type="string">
            <text:p text:style-name="P11">Comment</text:p>
          </table:table-cell>
        </table:table-row>
        <table:table-row table:style-name="Table62.2">
          <table:table-cell table:style-name="Table62.A2" office:value-type="string">
            <text:p text:style-name="P14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4">Authorization</text:p>
          </table:table-cell>
          <table:table-cell table:style-name="Table62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1">Name</text:p>
          </table:table-cell>
          <table:table-cell table:style-name="Table63.A1" office:value-type="string">
            <text:p text:style-name="P11">Type</text:p>
          </table:table-cell>
          <table:table-cell table:style-name="Table63.C1" office:value-type="string">
            <text:p text:style-name="P11">Comment</text:p>
          </table:table-cell>
        </table:table-row>
        <table:table-row table:style-name="Table63.2">
          <table:table-cell table:style-name="Table63.A2" office:value-type="string">
            <text:p text:style-name="P14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70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11" text:outline-level="2"><text:reference-mark-start text:name="exportkey"/>exportKey<text:reference-mark-end text:name="exportkey"/> (105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1">Name</text:p>
          </table:table-cell>
          <table:table-cell table:style-name="Table67.A1" office:value-type="string">
            <text:p text:style-name="P11">Type</text:p>
          </table:table-cell>
          <table:table-cell table:style-name="Table67.C1" office:value-type="string">
            <text:p text:style-name="P11">Comment</text:p>
          </table:table-cell>
        </table:table-row>
        <table:table-row table:style-name="Table67.2">
          <table:table-cell table:style-name="Table67.A2" office:value-type="string">
            <text:p text:style-name="P14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4">OptionalAuthorization</text:p>
          </table:table-cell>
          <table:table-cell table:style-name="Table67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1">Name</text:p>
          </table:table-cell>
          <table:table-cell table:style-name="Table68.A1" office:value-type="string">
            <text:p text:style-name="P11">Type</text:p>
          </table:table-cell>
          <table:table-cell table:style-name="Table68.C1" office:value-type="string">
            <text:p text:style-name="P11">Comment</text:p>
          </table:table-cell>
        </table:table-row>
        <table:table-row table:style-name="Table68.2">
          <table:table-cell table:style-name="Table68.A2" office:value-type="string">
            <text:p text:style-name="P14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4">RawKey</text:p>
          </table:table-cell>
          <table:table-cell table:style-name="Table68.A2" office:value-type="string">
            <text:p text:style-name="P3">byte<text:span text:style-name="T56">⁮[</text:span><text:span text:style-name="T58"> </text:span><text:span text:style-name="T5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8"/>
      <text:p text:style-name="P38"><text:span text:style-name="T70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0">exportKey</text:span><text:span text:style-name="T51"> MUST return </text:span><text:span text:style-name="CrossRef"><text:span text:style-name="T59"><text:reference-ref text:reference-format="text" text:ref-name="err.not.allowed">ERROR_NOT_ALLOWED</text:reference-ref></text:span></text:span><text:span text:style-name="T51"> status.</text:span></text:p>
      <text:h text:style-name="P107" text:outline-level="1">Session Security Mechanisms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65"><text:tab/>EncryptionKey</text:span> = <text:span text:style-name="CrossRef"><text:span text:style-name="T59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65">"Encryption Key"</text:span>)</text:p>
      <text:p text:style-name="Text_20_body"><text:span text:style-name="T65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52">MethodName</text:span><text:span text:style-name="T39"> ||</text:span> <text:span text:style-name="CrossRef"><text:reference-ref text:reference-format="text" text:ref-name="sess.key">SessionKey</text:reference-ref></text:span><text:span text:style-name="T39"> || </text:span><text:span text:style-name="CrossRef"><text:reference-ref text:reference-format="text" text:ref-name="mac.seq.cnt">MACSequenceCounter</text:reference-ref></text:span><text:span text:style-name="T39">, </text:span><text:span text:style-name="T52">Data</text:span><text:span text:style-name="T39">)</text:span></text:p>
      <text:p text:style-name="Text_20_body"><text:span text:style-name="T52">MethodName</text:span><text:span text:style-name="T39"> is the string literal of the target method like </text:span><text:span text:style-name="T65">"closeProvisioningSession"</text:span><text:span text:style-name="T39">, while </text:span><text:span text:style-name="T52">Data</text:span><text:span text:style-name="T50"> represents the arguments in declaration order unless otherwise noted.</text:span></text:p>
      <text:p text:style-name="Text_20_body"><text:span text:style-name="T50">After each MAC operation, </text:span><text:span text:style-name="CrossRef"><text:span text:style-name="T59"><text:reference-ref text:reference-format="text" text:ref-name="mac.seq.cnt">MACSequenceCounter</text:reference-ref></text:span></text:span><text:span text:style-name="T50"> MUST be incremented by one.</text:span></text:p>
      <text:p text:style-name="Text_20_body"><text:span text:style-name="T50">Argument data in MAC operations MUST only include the actual </text:span><text:span text:style-name="T52">content bytes</text:span><text:span text:style-name="T50"> and exclude length etc. <text:s/>See </text:span><text:span text:style-name="CrossRef"><text:span text:style-name="T59"><text:reference-ref text:reference-format="text" text:ref-name="datatypes">Data Types</text:reference-ref></text:span></text:span><text:span text:style-name="T50">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65"><text:tab/>Attestation</text:span> = <text:span text:style-name="CrossRef"><text:span text:style-name="T59"><text:reference-ref text:reference-format="text" text:ref-name="HMAC_SHA256">HMAC-SHA256</text:reference-ref></text:span></text:span> (<text:span text:style-name="T72">"</text:span><text:span text:style-name="T70">Device Attestation"</text:span><text:span text:style-name="T39"> ||</text:span> <text:span text:style-name="CrossRef"><text:reference-ref text:reference-format="text" text:ref-name="sess.key">SessionKey</text:reference-ref></text:span><text:span text:style-name="T39">, </text:span><text:span text:style-name="T52">Data</text:span><text:span text:style-name="T39">)</text:span></text:p>
      <text:p text:style-name="Text_20_body"><text:span text:style-name="T52">Data</text:span><text:span text:style-name="T50"> represents the data to be attested. <text:s/>Also see </text:span><text:span text:style-name="CrossRef"><text:span text:style-name="T59"><text:reference-ref text:reference-format="text" text:ref-name="sign.prov.sess.data">signProvisioningSessionData</text:reference-ref></text:span></text:span><text:span text:style-name="T50">.</text:span></text:p>
      <text:p text:style-name="P49"/>
      <text:h text:style-name="Heading_20_2" text:outline-level="2"><text:reference-mark-start text:name="ppmac"/><text:span text:style-name="T59">Post Provisioning MAC</text:span><text:reference-mark-end text:name="ppmac"/><text:span text:style-name="T59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65"><text:tab/>MAC</text:span> = <text:span text:style-name="CrossRef"><text:span text:style-name="T59"><text:reference-ref text:reference-format="text" text:ref-name="HMAC_SHA256">HMAC-SHA256</text:reference-ref></text:span></text:span> (<text:span text:style-name="T70">"Proof Of Issuance"</text:span><text:span text:style-name="T39"> ||</text:span> <text:span text:style-name="T1">OriginalSessionKey</text:span>, <text:span text:style-name="CrossRef"><text:span text:style-name="T59"><text:reference-ref text:reference-format="text" text:ref-name="eecert">End-Entity Certificate</text:reference-ref></text:span></text:span>)</text:p>
      <text:p text:style-name="Text_20_body"><text:span text:style-name="T52">OriginalSessionKey</text:span><text:span text:style-name="T50"> is the </text:span><text:span text:style-name="CrossRef"><text:span text:style-name="T59"><text:reference-ref text:reference-format="text" text:ref-name="sess.key">SessionKey</text:reference-ref></text:span></text:span><text:span text:style-name="T50"> of the </text:span><text:span text:style-name="T52">original</text:span><text:span text:style-name="T50"> provisioning session while </text:span><text:span text:style-name="CrossRef"><text:span text:style-name="T59"><text:reference-ref text:reference-format="text" text:ref-name="eecert">End-Entity Certificate</text:reference-ref></text:span></text:span><text:span text:style-name="T50"> points to the </text:span><text:span text:style-name="T52">target key</text:span><text:span text:style-name="T50">. <text:s/>Note that post provisioning operations require that the target key's </text:span><text:span text:style-name="CrossRef"><text:span text:style-name="T59"><text:reference-ref text:reference-format="text" text:ref-name="updatable.key">Updatable</text:reference-ref></text:span></text:span><text:span text:style-name="T50"> flag is set.</text:span></text:p>
      <text:p text:style-name="P50"/>
      <text:h text:style-name="P109" text:outline-level="1">Missing Methods</text:h>
      <text:p text:style-name="P50">Symmetric key encryption and hmac, asymmetric decryption, and some utility methods</text:p>
      <text:h text:style-name="P107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7"><text:span text:style-name="T65">ProvisioningHandle</text:span><text:span text:style-name="T54">, ...</text:span> = <text:span text:style-name="CrossRef"><text:reference-ref text:reference-format="text" text:ref-name="createProvisioningSession">createProvisioningSession</text:reference-ref></text:span> (…)</text:p>
      <text:p text:style-name="P88"><text:span text:style-name="T65">PUKPolicyHandle</text:span> = <text:span text:style-name="CrossRef"><text:reference-ref text:reference-format="text" text:ref-name="createPUKPolicy">createPUKPolicy</text:reference-ref></text:span> (<text:span text:style-name="T65">ProvisioningHandle</text:span><text:span text:style-name="T54">, ...)</text:span></text:p>
      <text:p text:style-name="P88"><text:span text:style-name="T65">PINPolicyHandle</text:span><text:span text:style-name="T54"> = </text:span><text:span text:style-name="CrossRef"><text:reference-ref text:reference-format="text" text:ref-name="createPINPolicy">createPINPolicy</text:reference-ref></text:span><text:span text:style-name="T54"> (</text:span><text:span text:style-name="T65">ProvisioningHandle</text:span><text:span text:style-name="T54">, , </text:span><text:span text:style-name="T65">PUKPolicyHandle</text:span><text:span text:style-name="T54">, ...)</text:span></text:p>
      <text:p text:style-name="P88"><text:span text:style-name="T65">KeyHandle</text:span><text:span text:style-name="T54">, ...</text:span> = <text:span text:style-name="CrossRef"><text:reference-ref text:reference-format="text" text:ref-name="createKeyPair">createKeyPair</text:reference-ref></text:span> (<text:span text:style-name="T65">ProvisioningHandle</text:span><text:span text:style-name="T54">, , </text:span><text:span text:style-name="T65">PINPolicyHandle</text:span><text:span text:style-name="T54">, …)</text:span></text:p>
      <text:p text:style-name="P89">External certification of the generated public key happens here...</text:p>
      <text:p text:style-name="P87"><text:span text:style-name="CrossRef"><text:reference-ref text:reference-format="text" text:ref-name="setCertificatePath">setCertificatePath</text:reference-ref></text:span><text:span text:style-name="T54"> (</text:span><text:span text:style-name="T65">ProvisioningHandle</text:span><text:span text:style-name="T54">, </text:span><text:span text:style-name="T65">KeyHandle</text:span><text:span text:style-name="T54">, ...)</text:span></text:p>
      <text:p text:style-name="P88"><text:span text:style-name="CrossRef"><text:reference-ref text:reference-format="text" text:ref-name="closeProvisioningSession">closeProvisioningSession</text:reference-ref></text:span><text:span text:style-name="T54"> (</text:span><text:span text:style-name="T65">ProvisioningHandle</text:span><text:span text:style-name="T54">, ...)</text:span></text:p>
      <text:p text:style-name="Text_20_body"><text:span text:style-name="T54"><text:line-break/>Note that </text:span><text:span text:style-name="T65">Handle</text:span><text:span text:style-name="T54"> variables are only used by local middleware, while (not shown) variables like </text:span><text:span text:style-name="T65">SessionKey</text:span><text:span text:style-name="T54">, </text:span><text:span text:style-name="T65">MAC</text:span><text:span text:style-name="T54">, </text:span><text:span text:style-name="T65">ID</text:span><text:span text:style-name="T54">, etc. are primarily used in the communication between an issuer and the SKS.</text:span></text:p>
      <text:p text:style-name="P47">If keys are to be created entirely locally, this requires local software emulation of an issuer.</text:p>
      <text:h text:style-name="P107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86">&lt;</text:span><text:span text:style-name="T28">CredentialDiscoveryRequest</text:span><text:span text:style-name="T10">  </text:span><text:span text:style-name="T87">…</text:span><text:span text:style-name="T86"> <text:s/>&gt;<text:line-break/></text:span></text:p>
            <text:p text:style-name="P65"><text:span text:style-name="T86">    &lt;</text:span><text:span text:style-name="T28">LookupSpecifier</text:span><text:span text:style-name="T86"> </text:span><text:span text:style-name="T33">ID</text:span><text:span text:style-name="T86">="Lookup.1" </text:span><text:span text:style-name="T33">Email</text:span><text:span text:style-name="T86">=</text:span>"john.doe@example.com"<text:span text:style-name="T86"> </text:span><text:span text:style-name="T33">Nonce</text:span><text:span text:style-name="T86">="nSgmg4cznqE ... WrH2421w9SYA="&gt;<text:line-break/>        &lt;</text:span><text:span text:style-name="T93">ds</text:span><text:span text:style-name="T86">:</text:span><text:span text:style-name="T28">Signature</text:span><text:span text:style-name="T86">&gt;<text:line-break/>            &lt;</text:span><text:span text:style-name="T93">ds</text:span><text:span text:style-name="T86">:</text:span><text:span text:style-name="T28">SignedInfo</text:span><text:span text:style-name="T86">&gt;<text:line-break/>                &lt;</text:span><text:span text:style-name="T93">ds</text:span><text:span text:style-name="T86">:</text:span><text:span text:style-name="T28">CanonicalizationMethod</text:span><text:span text:style-name="T86"> </text:span><text:span text:style-name="T33">Algorithm</text:span><text:span text:style-name="T86">="http://www.w3.org/2001/10/xml-exc-c14n#"/&gt;<text:line-break/>                &lt;</text:span><text:span text:style-name="T93">ds</text:span><text:span text:style-name="T86">:</text:span><text:span text:style-name="T28">SignatureMethod</text:span><text:span text:style-name="T86"> </text:span><text:span text:style-name="T33">Algorithm</text:span><text:span text:style-name="T86">="http://www.w3.org/2001/04/xmldsig-more#rsa-sha256"/&gt;<text:line-break/>                &lt;</text:span><text:span text:style-name="T93">ds</text:span><text:span text:style-name="T86">:</text:span><text:span text:style-name="T28">Reference</text:span><text:span text:style-name="T86"> </text:span><text:span text:style-name="T33">URI</text:span><text:span text:style-name="T86">="#Lookup.1"&gt;<text:line-break/>                    &lt;</text:span><text:span text:style-name="T93">ds</text:span><text:span text:style-name="T86">:</text:span><text:span text:style-name="T28">Transforms</text:span><text:span text:style-name="T86">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0/09/xmldsig#enveloped-signature"/&gt;<text:line-break/>                        &lt;</text:span><text:span text:style-name="T93">ds</text:span><text:span text:style-name="T86">:</text:span><text:span text:style-name="T28">Transform</text:span><text:span text:style-name="T86"> </text:span><text:span text:style-name="T33">Algorithm</text:span><text:span text:style-name="T86">="http://www.w3.org/2001/10/xml-exc-c14n#"/&gt;<text:line-break/>                    &lt;/</text:span><text:span text:style-name="T93">ds</text:span><text:span text:style-name="T86">:</text:span><text:span text:style-name="T28">Transforms</text:span><text:span text:style-name="T86">&gt;<text:line-break/>                    &lt;</text:span><text:span text:style-name="T93">ds</text:span><text:span text:style-name="T86">:</text:span><text:span text:style-name="T28">DigestMethod</text:span><text:span text:style-name="T86"> </text:span><text:span text:style-name="T33">Algorithm</text:span><text:span text:style-name="T86">="http://www.w3.org/2001/04/xmlenc#sha256"/&gt;<text:line-break/>                    &lt;</text:span><text:span text:style-name="T93">ds</text:span><text:span text:style-name="T86">:</text:span><text:span text:style-name="T28">DigestValue</text:span><text:span text:style-name="T86">&gt;JBfoi8iBKRyWxXYlTTU1cdyybMTyJr+WDW+qCJdxoGE=&lt;/</text:span><text:span text:style-name="T93">ds</text:span><text:span text:style-name="T86">:</text:span><text:span text:style-name="T28">DigestValue</text:span><text:span text:style-name="T86">&gt;<text:line-break/>                &lt;/</text:span><text:span text:style-name="T93">ds</text:span><text:span text:style-name="T86">:</text:span><text:span text:style-name="T28">Reference</text:span><text:span text:style-name="T86">&gt;<text:line-break/>            &lt;/</text:span><text:span text:style-name="T93">ds</text:span><text:span text:style-name="T86">:</text:span><text:span text:style-name="T28">SignedInfo</text:span><text:span text:style-name="T86">&gt;<text:line-break/>            &lt;</text:span><text:span text:style-name="T93">ds</text:span><text:span text:style-name="T86">:</text:span><text:span text:style-name="T28">SignatureValue</text:span><text:span text:style-name="T86">&gt;mSMaH6wChPQRDT... JKrW3n/dL7seGbg==&lt;/</text:span><text:span text:style-name="T93">ds</text:span><text:span text:style-name="T86">:</text:span><text:span text:style-name="T28">SignatureValue</text:span><text:span text:style-name="T86">&gt;<text:line-break/>            &lt;</text:span><text:span text:style-name="T93">ds</text:span><text:span text:style-name="T86">:</text:span><text:span text:style-name="T28">KeyInfo</text:span><text:span text:style-name="T86">&gt;<text:line-break/>                &lt;</text:span><text:span text:style-name="T93">ds</text:span><text:span text:style-name="T86">:</text:span><text:span text:style-name="T28">X509Data</text:span><text:span text:style-name="T86">&gt;<text:line-break/>                    &lt;</text:span><text:span text:style-name="T93">ds</text:span><text:span text:style-name="T86">:</text:span><text:span text:style-name="T28">X509IssuerSerial</text:span><text:span text:style-name="T86">&gt;<text:line-break/>                        &lt;</text:span><text:span text:style-name="T93">ds</text:span><text:span text:style-name="T86">:</text:span><text:span text:style-name="T28">X509IssuerName</text:span><text:span text:style-name="T86">&gt;CN=Root CA,O=example.com,C=us&lt;/</text:span><text:span text:style-name="T93">ds</text:span><text:span text:style-name="T86">:</text:span><text:span text:style-name="T28">X509IssuerName</text:span><text:span text:style-name="T86">&gt;<text:line-break/>                        &lt;</text:span><text:span text:style-name="T93">ds</text:span><text:span text:style-name="T86">:</text:span><text:span text:style-name="T28">X509SerialNumber</text:span><text:span text:style-name="T86">&gt;2&lt;/</text:span><text:span text:style-name="T93">ds</text:span><text:span text:style-name="T86">:</text:span><text:span text:style-name="T28">X509SerialNumber</text:span><text:span text:style-name="T86">&gt;<text:line-break/>                    &lt;/</text:span><text:span text:style-name="T93">ds</text:span><text:span text:style-name="T86">:</text:span><text:span text:style-name="T28">X509IssuerSerial</text:span><text:span text:style-name="T86">&gt;<text:line-break/>                    </text:span><text:span text:style-name="T102">&lt;!-- The Issuer's Certificate: --&gt;</text:span><text:span text:style-name="T86"><text:line-break/>                    &lt;</text:span><text:span text:style-name="T93">ds</text:span><text:span text:style-name="T86">:</text:span><text:span text:style-name="T28">X509Certificate</text:span><text:span text:style-name="T86">&gt;MIIDbzCCAlegAw … gtzO/rITZcbKHyCZvQ==&lt;/</text:span><text:span text:style-name="T93">ds</text:span><text:span text:style-name="T86">:</text:span><text:span text:style-name="T28">X509Certificate</text:span><text:span text:style-name="T86">&gt;<text:line-break/>                &lt;/</text:span><text:span text:style-name="T93">ds</text:span><text:span text:style-name="T86">:</text:span><text:span text:style-name="T28">X509Data</text:span><text:span text:style-name="T86">&gt;<text:line-break/>            &lt;/</text:span><text:span text:style-name="T93">ds</text:span><text:span text:style-name="T86">:</text:span><text:span text:style-name="T28">KeyInfo</text:span><text:span text:style-name="T86">&gt;<text:line-break/>        &lt;/</text:span><text:span text:style-name="T93">ds</text:span><text:span text:style-name="T86">:</text:span><text:span text:style-name="T28">Signature</text:span><text:span text:style-name="T86">&gt;<text:line-break/>    &lt;/</text:span><text:span text:style-name="T28">LookupSpecifier</text:span><text:span text:style-name="T86">&gt;<text:line-break/></text:span></text:p>
            <text:p text:style-name="Standard"><text:span text:style-name="T86">&lt;/</text:span><text:span text:style-name="T28">CredentialDiscoveryRequest</text:span><text:span text:style-name="T86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379937647" text:style-name="L2">
        <text:list-item>
          <text:p text:style-name="P115">Verify that the <text:span text:style-name="T70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15">Verify that the freshness <text:span text:style-name="T65">Nonce</text:span> matches <text:span text:style-name="CrossRef"><text:reference-ref text:reference-format="text" text:ref-name="SHA256">SHA256</text:reference-ref></text:span> (<text:span text:style-name="T65">ClientSessionID</text:span> || <text:span text:style-name="T65">ServerSessionID</text:span> || I<text:span text:style-name="T65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15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15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65">X509Certificate</text:span> element which (together with the <text:span text:style-name="T70">Signature</text:span><text:span text:style-name="T51">),</text:span><text:span text:style-name="T54"> serv</text:span>es as an <text:span text:style-name="T1">Issuer Filter</text:span></text:p>
        </text:list-item>
        <text:list-item>
          <text:p text:style-name="P115">Collect the keys from step #4 that also feature the e-mail addresss <text:span text:style-name="T100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7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an issuer-supplied public key. <text:s/>It is pretty obvious that a malicious middleware could replace this key with one it has the private key to and the SKS wouldn't notice the difference. <text:s/>This is where the attestation signature comes in because it is computationally infeasible creating a matching signature since the the public key is a part of the signed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issuer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96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07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4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0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7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0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4b, WebPKI.org, 2010-04-02<text:tab/>Page <text:page-number text:select-page="current">9</text:page-number> of <text:page-count>5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3-31T18:35:34</meta:creation-date>
    <meta:editing-cycles>12</meta:editing-cycles>
    <meta:editing-duration>PT02H33M48S</meta:editing-duration>
    <dc:title>Secure Key Store - API and Architecture</dc:title>
    <dc:date>2010-04-02T08:32:05</dc:date>
    <dc:creator>Anders Rundgren</dc:creator>
    <meta:document-statistic meta:table-count="77" meta:image-count="0" meta:object-count="4" meta:page-count="51" meta:paragraph-count="1649" meta:word-count="10225" meta:character-count="76634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